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ira Sans1" svg:font-family="'Fira San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Fira Sans" svg:font-family="'Fira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ira Sans2" svg:font-family="'Fira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7a86b8"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2" style:family="table">
      <style:table-properties style:width="6.25in" fo:margin-left="0in" fo:margin-top="0in" fo:margin-bottom="0in" fo:break-before="auto" fo:break-after="auto" table:align="left"/>
    </style:style>
    <style:style style:name="Table2.A" style:family="table-column">
      <style:table-column-properties style:column-width="3.9479in"/>
    </style:style>
    <style:style style:name="Table2.B" style:family="table-column">
      <style:table-column-properties style:column-width="2.3014in"/>
    </style:style>
    <style:style style:name="Table2.1" style:family="table-row">
      <style:table-row-properties fo:keep-together="auto"/>
    </style:style>
    <style:style style:name="Table2.A1" style:family="table-cell">
      <style:table-cell-properties style:vertical-align="" fo:background-color="#7a86b8"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3" style:family="table">
      <style:table-properties style:width="6.25in" fo:margin-left="0in" fo:margin-top="0in" fo:margin-bottom="0in" table:align="left"/>
    </style:style>
    <style:style style:name="Table3.A" style:family="table-column">
      <style:table-column-properties style:column-width="3.9479in"/>
    </style:style>
    <style:style style:name="Table3.B" style:family="table-column">
      <style:table-column-properties style:column-width="2.3014in"/>
    </style:style>
    <style:style style:name="Table3.1" style:family="table-row">
      <style:table-row-properties fo:keep-together="auto"/>
    </style:style>
    <style:style style:name="Table3.A1" style:family="table-cell">
      <style:table-cell-properties style:vertical-align="" fo:background-color="#7a86b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4" style:family="table">
      <style:table-properties style:width="6.25in" fo:margin-left="0in" fo:margin-top="0in" fo:margin-bottom="0in" table:align="left"/>
    </style:style>
    <style:style style:name="Table4.A" style:family="table-column">
      <style:table-column-properties style:column-width="3.9479in"/>
    </style:style>
    <style:style style:name="Table4.B" style:family="table-column">
      <style:table-column-properties style:column-width="2.3014in"/>
    </style:style>
    <style:style style:name="Table4.1" style:family="table-row">
      <style:table-row-properties fo:keep-together="auto"/>
    </style:style>
    <style:style style:name="Table4.A1" style:family="table-cell">
      <style:table-cell-properties style:vertical-align="" fo:background-color="#7a86b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5" style:family="table">
      <style:table-properties style:width="6.25in" fo:margin-left="0in" fo:margin-top="0in" fo:margin-bottom="0in" table:align="left"/>
    </style:style>
    <style:style style:name="Table5.A" style:family="table-column">
      <style:table-column-properties style:column-width="3.9479in"/>
    </style:style>
    <style:style style:name="Table5.B" style:family="table-column">
      <style:table-column-properties style:column-width="2.3014in"/>
    </style:style>
    <style:style style:name="Table5.1" style:family="table-row">
      <style:table-row-properties fo:keep-together="auto"/>
    </style:style>
    <style:style style:name="Table5.A1" style:family="table-cell">
      <style:table-cell-properties style:vertical-align="" fo:background-color="#7a86b8"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6" style:family="table">
      <style:table-properties style:width="6.2708in" fo:margin-left="0in" fo:margin-top="0in" fo:margin-bottom="0in" table:align="left"/>
    </style:style>
    <style:style style:name="Table6.A" style:family="table-column">
      <style:table-column-properties style:column-width="2.8958in"/>
    </style:style>
    <style:style style:name="Table6.B" style:family="table-column">
      <style:table-column-properties style:column-width="1.9583in"/>
    </style:style>
    <style:style style:name="Table6.C" style:family="table-column">
      <style:table-column-properties style:column-width="1.4167in"/>
    </style:style>
    <style:style style:name="Table6.1" style:family="table-row">
      <style:table-row-properties fo:keep-together="auto"/>
    </style:style>
    <style:style style:name="Table6.A1" style:family="table-cell">
      <style:table-cell-properties style:vertical-align="" fo:background-color="#7a86b8"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0f0f0" fo:padding="0.0694in" fo:border="1pt solid #b7b7b7">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0f0f0" fo:padding="0.0694in" fo:border="0.5pt solid #999999">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0f0f0" fo:padding="0.0694in" fo:border="0.5pt solid #999999">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0f0f0" fo:padding="0.0694in" fo:border="0.5pt solid #999999">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0f0f0" fo:padding="0.0694in" fo:border="0.5pt solid #999999">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0f0f0" fo:padding="0.0694in" fo:border="0.5pt solid #999999">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0f0f0" fo:padding="0.0694in" fo:border="0.5pt solid #999999">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0f0f0" fo:padding="0.0694in" fo:border="0.5pt solid #999999">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0f0f0" fo:padding="0.0694in" fo:border="0.5pt solid #999999">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0f0f0" fo:padding="0.0694in" fo:border="0.5pt solid #999999">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0f0f0" fo:padding="0.0694in" fo:border="0.5pt solid #999999">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0f0f0" fo:padding="0.0694in" fo:border="0.5pt solid #999999">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0f0f0" fo:padding="0.0694in" fo:border="0.5pt solid #999999">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0f0f0" fo:padding="0.0694in" fo:border="0.5pt solid #999999">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0f0f0" fo:padding="0.0694in" fo:border="0.5pt solid #999999">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0f0f0" fo:padding="0.0694in" fo:border="0.5pt solid #999999">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0f0f0" fo:padding="0.0694in" fo:border="0.5pt solid #999999">
        <style:background-image/>
      </style:table-cell-properties>
    </style:style>
    <style:style style:name="Table24" style:family="table">
      <style:table-properties style:width="6.25in" fo:margin-left="0in" fo:margin-top="0in" fo:margin-bottom="0in" table:align="left"/>
    </style:style>
    <style:style style:name="Table24.A" style:family="table-column">
      <style:table-column-properties style:column-width="0.8125in"/>
    </style:style>
    <style:style style:name="Table24.B" style:family="table-column">
      <style:table-column-properties style:column-width="1.375in"/>
    </style:style>
    <style:style style:name="Table24.C" style:family="table-column">
      <style:table-column-properties style:column-width="4.0625in"/>
    </style:style>
    <style:style style:name="Table24.1" style:family="table-row">
      <style:table-row-properties fo:keep-together="auto"/>
    </style:style>
    <style:style style:name="Table24.A1" style:family="table-cell">
      <style:table-cell-properties style:vertical-align="" fo:background-color="#7a86b8" fo:padding="0.0694in" fo:border="0.5pt solid #999999">
        <style:background-image/>
      </style:table-cell-properties>
    </style:style>
    <style:style style:name="Table24.A2" style:family="table-cell">
      <style:table-cell-properties style:vertical-align="" fo:padding="0.0694in" fo:border="0.5pt solid #999999"/>
    </style:style>
    <style:style style:name="Table24.B2" style:family="table-cell">
      <style:table-cell-properties style:vertical-align="" fo:padding="0.0694in" fo:border="0.5pt solid #999999"/>
    </style:style>
    <style:style style:name="Table24.C2" style:family="table-cell">
      <style:table-cell-properties style:vertical-align="" fo:padding="0.0694in" fo:border="0.5pt solid #999999"/>
    </style:style>
    <style:style style:name="Table24.A3" style:family="table-cell">
      <style:table-cell-properties style:vertical-align="" fo:padding="0.0694in" fo:border="0.5pt solid #999999"/>
    </style:style>
    <style:style style:name="Table24.B3" style:family="table-cell">
      <style:table-cell-properties style:vertical-align="" fo:padding="0.0694in" fo:border="0.5pt solid #999999"/>
    </style:style>
    <style:style style:name="Table24.C3" style:family="table-cell">
      <style:table-cell-properties style:vertical-align="" fo:padding="0.0694in" fo:border="0.5pt solid #999999"/>
    </style:style>
    <style:style style:name="Table24.A4" style:family="table-cell">
      <style:table-cell-properties style:vertical-align="" fo:padding="0.0694in" fo:border="0.5pt solid #999999"/>
    </style:style>
    <style:style style:name="Table24.B4" style:family="table-cell">
      <style:table-cell-properties style:vertical-align="" fo:padding="0.0694in" fo:border="0.5pt solid #999999"/>
    </style:style>
    <style:style style:name="Table24.C4" style:family="table-cell">
      <style:table-cell-properties style:vertical-align="" fo:padding="0.0694in" fo:border="0.5pt solid #999999"/>
    </style:style>
    <style:style style:name="Table24.A5" style:family="table-cell">
      <style:table-cell-properties style:vertical-align="" fo:padding="0.0694in" fo:border="0.5pt solid #999999"/>
    </style:style>
    <style:style style:name="Table24.B5" style:family="table-cell">
      <style:table-cell-properties style:vertical-align="" fo:padding="0.0694in" fo:border="0.5pt solid #999999"/>
    </style:style>
    <style:style style:name="Table24.C5" style:family="table-cell">
      <style:table-cell-properties style:vertical-align="" fo:padding="0.0694in" fo:border="0.5pt solid #999999"/>
    </style:style>
    <style:style style:name="Table24.A6" style:family="table-cell">
      <style:table-cell-properties style:vertical-align="" fo:padding="0.0694in" fo:border="0.5pt solid #999999"/>
    </style:style>
    <style:style style:name="Table24.B6" style:family="table-cell">
      <style:table-cell-properties style:vertical-align="" fo:padding="0.0694in" fo:border="0.5pt solid #999999"/>
    </style:style>
    <style:style style:name="Table24.C6" style:family="table-cell">
      <style:table-cell-properties style:vertical-align="" fo:padding="0.0694in" fo:border="0.5pt solid #999999"/>
    </style:style>
    <style:style style:name="Table24.A7" style:family="table-cell">
      <style:table-cell-properties style:vertical-align="" fo:padding="0.0694in" fo:border="0.5pt solid #999999"/>
    </style:style>
    <style:style style:name="Table24.B7" style:family="table-cell">
      <style:table-cell-properties style:vertical-align="" fo:padding="0.0694in" fo:border="0.5pt solid #999999"/>
    </style:style>
    <style:style style:name="Table24.C7" style:family="table-cell">
      <style:table-cell-properties style:vertical-align="" fo:padding="0.0694in" fo:border="0.5pt solid #999999"/>
    </style:style>
    <style:style style:name="Table24.A8" style:family="table-cell">
      <style:table-cell-properties style:vertical-align="" fo:padding="0.0694in" fo:border="0.5pt solid #999999"/>
    </style:style>
    <style:style style:name="Table24.B8" style:family="table-cell">
      <style:table-cell-properties style:vertical-align="" fo:padding="0.0694in" fo:border="0.5pt solid #999999"/>
    </style:style>
    <style:style style:name="Table24.C8" style:family="table-cell">
      <style:table-cell-properties style:vertical-align="" fo:padding="0.0694in" fo:border="0.5pt solid #999999"/>
    </style:style>
    <style:style style:name="Table24.A9" style:family="table-cell">
      <style:table-cell-properties style:vertical-align="" fo:padding="0.0694in" fo:border="0.5pt solid #999999"/>
    </style:style>
    <style:style style:name="Table24.B9" style:family="table-cell">
      <style:table-cell-properties style:vertical-align="" fo:padding="0.0694in" fo:border="0.5pt solid #999999"/>
    </style:style>
    <style:style style:name="Table24.C9" style:family="table-cell">
      <style:table-cell-properties style:vertical-align="" fo:padding="0.0694in" fo:border="0.5pt solid #999999"/>
    </style:style>
    <style:style style:name="Table24.A10" style:family="table-cell">
      <style:table-cell-properties style:vertical-align="" fo:padding="0.0694in" fo:border="0.5pt solid #999999"/>
    </style:style>
    <style:style style:name="Table24.B10" style:family="table-cell">
      <style:table-cell-properties style:vertical-align="" fo:padding="0.0694in" fo:border="0.5pt solid #999999"/>
    </style:style>
    <style:style style:name="Table24.C10" style:family="table-cell">
      <style:table-cell-properties style:vertical-align="" fo:padding="0.0694in" fo:border="0.5pt solid #999999"/>
    </style:style>
    <style:style style:name="Table24.A11" style:family="table-cell">
      <style:table-cell-properties style:vertical-align="" fo:padding="0.0694in" fo:border="0.5pt solid #999999"/>
    </style:style>
    <style:style style:name="Table24.B11" style:family="table-cell">
      <style:table-cell-properties style:vertical-align="" fo:padding="0.0694in" fo:border="0.5pt solid #999999"/>
    </style:style>
    <style:style style:name="Table24.C11" style:family="table-cell">
      <style:table-cell-properties style:vertical-align="" fo:padding="0.0694in" fo:border="0.5pt solid #999999"/>
    </style:style>
    <style:style style:name="Table25" style:family="table">
      <style:table-properties style:width="6.2674in" fo:margin-left="0in" fo:margin-top="0in" fo:margin-bottom="0in" table:align="left"/>
    </style:style>
    <style:style style:name="Table25.A" style:family="table-column">
      <style:table-column-properties style:column-width="0.9056in"/>
    </style:style>
    <style:style style:name="Table25.B" style:family="table-column">
      <style:table-column-properties style:column-width="0.8875in"/>
    </style:style>
    <style:style style:name="Table25.C" style:family="table-column">
      <style:table-column-properties style:column-width="4.4743in"/>
    </style:style>
    <style:style style:name="Table25.1" style:family="table-row">
      <style:table-row-properties style:min-row-height="0.3229in" fo:keep-together="auto"/>
    </style:style>
    <style:style style:name="Table25.A1" style:family="table-cell">
      <style:table-cell-properties style:vertical-align="" fo:background-color="#7a86b8" fo:padding="0.0694in" fo:border="0.5pt solid #999999">
        <style:background-image/>
      </style:table-cell-properties>
    </style:style>
    <style:style style:name="Table25.2" style:family="table-row">
      <style:table-row-properties style:min-row-height="0.441in" fo:keep-together="auto"/>
    </style:style>
    <style:style style:name="Table25.A2" style:family="table-cell">
      <style:table-cell-properties style:vertical-align="" fo:background-color="#ffffff" fo:padding="0.0694in" fo:border="0.5pt solid #333333">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0f0f0" fo:padding="0.0694in" fo:border="0.5pt solid #999999">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0f0f0" fo:padding="0.0694in" fo:border="0.5pt solid #999999">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0f0f0" fo:padding="0.0694in" fo:border="0.5pt solid #999999">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0f0f0" fo:padding="0.0694in" fo:border="0.5pt solid #999999">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0f0f0" fo:padding="0.0694in" fo:border="0.5pt solid #999999">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0f0f0" fo:padding="0.0694in" fo:border="0.5pt solid #999999">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0f0f0" fo:padding="0.0694in" fo:border="0.5pt solid #999999">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0f0f0" fo:padding="0.0694in" fo:border="0.5pt solid #999999">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0f0f0" fo:padding="0.0694in" fo:border="0.5pt solid #999999">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0f0f0" fo:padding="0.0694in" fo:border="0.5pt solid #999999">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0f0f0" fo:padding="0.0694in" fo:border="0.5pt solid #999999">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0f0f0" fo:padding="0.0694in" fo:border="0.5pt solid #999999">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0f0f0" fo:padding="0.0694in" fo:border="0.5pt solid #999999">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0f0f0" fo:padding="0.0694in" fo:border="0.5pt solid #999999">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0f0f0" fo:padding="0.0694in" fo:border="0.5pt solid #999999">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0f0f0" fo:padding="0.0694in" fo:border="0.5pt solid #999999">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0f0f0" fo:padding="0.0694in" fo:border="0.5pt solid #999999">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0f0f0" fo:padding="0.0694in" fo:border="0.5pt solid #999999">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0f0f0" fo:padding="0.0694in" fo:border="0.5pt solid #999999">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0f0f0" fo:padding="0.0694in" fo:border="0.5pt solid #999999">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0f0f0" fo:padding="0.0694in" fo:border="0.5pt solid #999999">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0f0f0" fo:padding="0.0694in" fo:border="0.5pt solid #999999">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0f0f0" fo:padding="0.0694in" fo:border="0.5pt solid #999999">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0f0f0" fo:padding="0.0694in" fo:border="0.5pt solid #999999">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0f0f0" fo:padding="0.0694in" fo:border="0.5pt solid #999999">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0f0f0" fo:padding="0.0694in" fo:border="0.5pt solid #b7b7b7">
        <style:background-image/>
      </style:table-cell-properties>
    </style:style>
    <style:style style:name="Table52" style:family="table">
      <style:table-properties style:width="6.2701in" fo:margin-left="0in" fo:margin-top="0in" fo:margin-bottom="0in" fo:break-before="auto" fo:break-after="auto"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0f0f0" fo:padding="0.0694in" fo:border="0.5pt solid #999999">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0f0f0" fo:padding="0.0694in" fo:border="0.5pt solid #999999">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0f0f0" fo:padding="0.0694in" fo:border="0.5pt solid #999999">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0f0f0" fo:padding="0.0694in" fo:border="0.5pt solid #999999">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0f0f0" fo:padding="0.0694in" fo:border="0.5pt solid #999999">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0f0f0" fo:padding="0.0694in" fo:border="0.5pt solid #999999">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0f0f0" fo:padding="0.0694in" fo:border="0.5pt solid #999999">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0f0f0" fo:padding="0.0694in" fo:border="0.5pt solid #999999">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0f0f0" fo:padding="0.0694in" fo:border="0.5pt solid #999999">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0f0f0" fo:padding="0.0694in" fo:border="0.5pt solid #999999">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0f0f0" fo:padding="0.0694in" fo:border="0.5pt solid #999999">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0f0f0" fo:padding="0.0694in" fo:border="0.5pt solid #b7b7b7">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0f0f0" fo:padding="0.0694in" fo:border="0.5pt solid #999999">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0f0f0" fo:padding="0.0694in" fo:border="0.5pt solid #999999">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0f0f0" fo:padding="0.0694in" fo:border="0.5pt solid #999999">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0f0f0" fo:padding="0.0694in" fo:border="0.5pt solid #999999">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0f0f0" fo:padding="0.0694in" fo:border="0.5pt solid #999999">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0f0f0" fo:padding="0.0694in" fo:border="0.5pt solid #999999">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0f0f0" fo:padding="0.0694in" fo:border="0.5pt solid #999999">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0f0f0" fo:padding="0.0694in" fo:border="0.5pt solid #999999">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0f0f0" fo:padding="0.0694in" fo:border="0.5pt solid #999999">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0f0f0" fo:padding="0.0694in" fo:border="0.5pt solid #999999">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0f0f0" fo:padding="0.0694in" fo:border="0.5pt solid #999999">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0f0f0" fo:padding="0.0694in" fo:border="0.5pt solid #999999">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0f0f0" fo:padding="0.0694in" fo:border="0.5pt solid #999999">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0f0f0" fo:padding="0.0694in" fo:border="0.5pt solid #999999">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0f0f0" fo:padding="0.0694in" fo:border="0.5pt solid #999999">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0f0f0" fo:padding="0.0694in" fo:border="0.5pt solid #999999">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0f0f0" fo:padding="0.0694in" fo:border="0.5pt solid #999999">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0f0f0" fo:padding="0.0694in" fo:border="0.5pt solid #999999">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0f0f0" fo:padding="0.0694in" fo:border="0.5pt solid #999999">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0f0f0" fo:padding="0.0694in" fo:border="0.5pt solid #999999">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0f0f0" fo:padding="0.0694in" fo:border="0.5pt solid #999999">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0f0f0" fo:padding="0.0694in" fo:border="0.5pt solid #999999">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0f0f0" fo:padding="0.0694in" fo:border="0.5pt solid #999999">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0f0f0" fo:padding="0.0694in" fo:border="0.5pt solid #999999">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0f0f0" fo:padding="0.0694in" fo:border="0.5pt solid #999999">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0f0f0" fo:padding="0.0694in" fo:border="0.5pt solid #999999">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0f0f0" fo:padding="0.0694in" fo:border="0.5pt solid #999999">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orphans="0" fo:widows="0"/>
    </style:style>
    <style:style style:name="P6" style:family="paragraph" style:parent-style-name="Standard">
      <style:text-properties fo:color="#444444" style:font-name="Consolas" fo:background-color="#f0f0f0" style:font-name-asian="Consolas1" style:font-name-complex="Consolas1"/>
    </style:style>
    <style:style style:name="P7" style:family="paragraph" style:parent-style-name="Standard">
      <style:paragraph-properties fo:text-align="end" style:justify-single-word="false"/>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2">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list-style-name="WWNum7">
      <style:paragraph-properties fo:margin-left="0.5in" fo:margin-right="0in" fo:text-indent="-0.25in" style:auto-text-indent="false"/>
    </style:style>
    <style:style style:name="P24" style:family="paragraph" style:parent-style-name="Heading_20_1">
      <style:paragraph-properties fo:orphans="0" fo:widows="0"/>
    </style:style>
    <style:style style:name="P25" style:family="paragraph" style:parent-style-name="Heading_20_1">
      <style:paragraph-properties fo:break-before="page"/>
    </style:style>
    <style:style style:name="P26" style:family="paragraph" style:parent-style-name="Heading_20_3">
      <style:paragraph-properties fo:orphans="0" fo:widows="0"/>
    </style:style>
    <style:style style:name="P27" style:family="paragraph" style:parent-style-name="Heading_20_4">
      <style:paragraph-properties fo:orphans="0" fo:widows="0"/>
    </style:style>
    <style:style style:name="P28" style:family="paragraph" style:parent-style-name="Heading_20_2">
      <style:paragraph-properties fo:orphans="0" fo:widows="0"/>
    </style:style>
    <style:style style:name="P29" style:family="paragraph" style:parent-style-name="Title" style:master-page-name="First_20_Page">
      <style:paragraph-properties fo:text-align="center" style:justify-single-word="false" style:page-number="1"/>
    </style:style>
    <style:style style:name="T1" style:family="text">
      <style:text-properties fo:color="#333333"/>
    </style:style>
    <style:style style:name="T2" style:family="text">
      <style:text-properties fo:font-variant="normal" fo:text-transform="none" fo:color="#000000" style:text-line-through-style="none" style:text-line-through-type="none" style:text-position="0% 100%" style:font-name="Fira Sans" fo:font-size="11pt" fo:font-style="normal" style:text-underline-style="none" fo:font-weight="bold" style:font-name-asian="Fira Sans2" style:font-size-asian="11pt" style:font-style-asian="normal" style:font-weight-asian="bold" style:font-name-complex="Fira Sans2" style:font-size-complex="11pt"/>
    </style:style>
    <style:style style:name="T3" style:family="text">
      <style:text-properties fo:font-variant="normal" fo:text-transform="none" fo:color="#000000" style:text-line-through-style="none" style:text-line-through-type="none" style:text-position="0% 100%" style:font-name="Fira Sans" fo:font-size="11pt" fo:font-style="normal" style:text-underline-style="none" fo:font-weight="normal" style:font-name-asian="Fira Sans2" style:font-size-asian="11pt" style:font-style-asian="normal" style:font-weight-asian="normal" style:font-name-complex="Fira Sans2"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 style:family="text">
      <style:text-properties fo:color="#f3f3f3"/>
    </style:style>
    <style:style style:name="T7" style:family="text">
      <style:text-properties style:text-underline-style="none"/>
    </style:style>
    <style:style style:name="T8" style:family="text">
      <style:text-properties fo:color="#1155cc" style:text-underline-style="solid" style:text-underline-width="auto" style:text-underline-color="font-color"/>
    </style:style>
    <style:style style:name="T9" style:family="text">
      <style:text-properties fo:font-style="italic" style:font-style-asian="italic"/>
    </style:style>
    <style:style style:name="T10" style:family="text">
      <style:text-properties fo:color="#1f7199" style:font-name="Consolas" fo:background-color="#f0f0f0" loext:char-shading-value="0" style:font-name-asian="Consolas1" style:font-name-complex="Consolas1"/>
    </style:style>
    <style:style style:name="T11" style:family="text">
      <style:text-properties fo:color="#444444" style:font-name="Consolas" fo:background-color="#f0f0f0" loext:char-shading-value="0" style:font-name-asian="Consolas1" style:font-name-complex="Consolas1"/>
    </style:style>
    <style:style style:name="T12" style:family="text">
      <style:text-properties fo:color="#444444" style:font-name="Consolas" fo:font-weight="bold" fo:background-color="#f0f0f0" loext:char-shading-value="0" style:font-name-asian="Consolas1" style:font-weight-asian="bold" style:font-name-complex="Consolas1"/>
    </style:style>
    <style:style style:name="T13" style:family="text">
      <style:text-properties fo:color="#444444" style:font-name="Consolas" fo:font-size="10.5pt" fo:background-color="#f0f0f0" loext:char-shading-value="0" style:font-name-asian="Consolas1" style:font-size-asian="10.5pt" style:font-name-complex="Consolas1" style:font-size-complex="10.5pt"/>
    </style:style>
    <style:style style:name="T14" style:family="text">
      <style:text-properties fo:color="#444444" style:font-name="Consolas" fo:font-size="10.5pt" fo:font-weight="bold" fo:background-color="#f0f0f0" loext:char-shading-value="0" style:font-name-asian="Consolas1" style:font-size-asian="10.5pt" style:font-weight-asian="bold" style:font-name-complex="Consolas1" style:font-size-complex="10.5pt"/>
    </style:style>
    <style:style style:name="T15" style:family="text">
      <style:text-properties fo:color="#444444" style:font-name="Consolas" fo:font-size="12pt" fo:font-weight="bold" fo:background-color="#f0f0f0" loext:char-shading-value="0" style:font-name-asian="Consolas1" style:font-size-asian="12pt" style:font-weight-asian="bold" style:font-name-complex="Consolas1" style:font-size-complex="12pt"/>
    </style:style>
    <style:style style:name="T16" style:family="text">
      <style:text-properties fo:color="#444444" style:font-name="Consolas" fo:font-size="12pt" fo:background-color="#f0f0f0" loext:char-shading-value="0" style:font-name-asian="Consolas1" style:font-size-asian="12pt" style:font-name-complex="Consolas1" style:font-size-complex="12pt"/>
    </style:style>
    <style:style style:name="T17" style:family="text">
      <style:text-properties fo:color="#880000" style:font-name="Consolas" fo:background-color="#f0f0f0" loext:char-shading-value="0" style:font-name-asian="Consolas1" style:font-name-complex="Consolas1"/>
    </style:style>
    <style:style style:name="T18" style:family="text">
      <style:text-properties fo:color="#880000" style:font-name="Consolas" fo:font-size="10.5pt" fo:background-color="#f0f0f0" loext:char-shading-value="0" style:font-name-asian="Consolas1" style:font-size-asian="10.5pt" style:font-name-complex="Consolas1" style:font-size-complex="10.5pt"/>
    </style:style>
    <style:style style:name="T19" style:family="text">
      <style:text-properties fo:color="#880000" style:font-name="Consolas" fo:font-size="10.5pt" fo:font-weight="bold" fo:background-color="#f0f0f0" loext:char-shading-value="0" style:font-name-asian="Consolas1" style:font-size-asian="10.5pt" style:font-weight-asian="bold" style:font-name-complex="Consolas1" style:font-size-complex="10.5pt"/>
    </style:style>
    <style:style style:name="T20" style:family="text">
      <style:text-properties fo:color="#880000" style:font-name="Consolas" fo:font-weight="bold" fo:background-color="#f0f0f0" loext:char-shading-value="0" style:font-name-asian="Consolas1" style:font-weight-asian="bold" style:font-name-complex="Consolas1"/>
    </style:style>
    <style:style style:name="T21" style:family="text">
      <style:text-properties fo:color="#888888" style:font-name="Consolas" fo:background-color="#f0f0f0" loext:char-shading-value="0" style:font-name-asian="Consolas1" style:font-name-complex="Consolas1"/>
    </style:style>
    <style:style style:name="T22" style:family="text">
      <style:text-properties fo:color="#888888" style:font-name="Consolas" fo:font-size="10.5pt" fo:background-color="#f0f0f0" loext:char-shading-value="0" style:font-name-asian="Consolas1" style:font-size-asian="10.5pt" style:font-name-complex="Consolas1" style:font-size-complex="10.5pt"/>
    </style:style>
    <style:style style:name="T23" style:family="text">
      <style:text-properties fo:color="#888888" style:font-name="Consolas" fo:font-weight="bold" fo:background-color="#f0f0f0" loext:char-shading-value="0" style:font-name-asian="Consolas1" style:font-weight-asian="bold" style:font-name-complex="Consolas1"/>
    </style:style>
    <style:style style:name="T24" style:family="text">
      <style:text-properties fo:color="#888888" style:font-name="Consolas" fo:font-size="12pt" fo:background-color="#f0f0f0" loext:char-shading-value="0" style:font-name-asian="Consolas1" style:font-size-asian="12pt" style:font-name-complex="Consolas1" style:font-size-complex="12pt"/>
    </style:style>
    <style:style style:name="T25" style:family="text">
      <style:text-properties fo:color="#999999" style:font-name="Consolas" fo:background-color="#f8f8ff" loext:char-shading-value="0" style:font-name-asian="Consolas1" style:font-name-complex="Consolas1"/>
    </style:style>
    <style:style style:name="T26" style:family="text">
      <style:text-properties fo:color="#7a7e85" style:font-name="Courier New" style:font-name-asian="Courier New1" style:font-name-complex="Courier New1"/>
    </style:style>
    <style:style style:name="T27" style:family="text">
      <style:text-properties fo:font-weight="bold" style:font-weight-asian="bold"/>
    </style:style>
    <style:style style:name="T28" style:family="text">
      <style:text-properties fo:color="#242424" style:font-name="Consolas" fo:font-size="10.5pt" fo:background-color="#f5f5f5" loext:char-shading-value="0" style:font-name-asian="Consolas1" style:font-size-asian="10.5pt" style:font-name-complex="Consolas1" style:font-size-complex="10.5pt"/>
    </style:style>
    <style:style style:name="T29" style:family="text">
      <style:text-properties fo:color="#ffffff"/>
    </style:style>
    <style:style style:name="T30" style:family="text">
      <style:text-properties fo:font-size="12pt" fo:background-color="#f2f2f2" loext:char-shading-value="0" style:font-size-asian="12pt" style:font-size-complex="12pt"/>
    </style:style>
    <style:style style:name="T31" style:family="text">
      <style:text-properties fo:color="#bcbec4" style:font-name="Courier New" style:font-name-asian="Courier New1" style:font-name-complex="Courier New1"/>
    </style:style>
    <style:style style:name="T32" style:family="text">
      <style:text-properties fo:color="#007700" style:font-name="Consolas" fo:font-size="10.5pt" style:font-name-asian="Consolas1" style:font-size-asian="10.5pt" style:font-name-complex="Consolas1" style:font-size-complex="10.5pt" fo:background-color="#ffffff"/>
    </style:style>
    <style:style style:name="T33" style:family="text">
      <style:text-properties fo:color="#cf8e6d" style:font-name="Courier New" style:font-name-asian="Courier New1" style:font-name-complex="Courier New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7srwsxfd9obq"/>Tutoriel <text:span text:style-name="T1">de PHP pour débutant</text:span></text:p>
      <text:p text:style-name="Standard"/>
      <text:p text:style-name="Heading_20_1"><text:bookmark text:name="_b4lmof896ri9"/>Table de matièr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b4lmof896ri9" text:style-name="Index_20_Link" text:visited-style-name="Index_20_Link"><text:span text:style-name="T2">Table de matière<text:tab/>1</text:span></text:a></text:p>
          <text:p text:style-name="P8"><text:a xlink:type="simple" xlink:href="#_8hp0714wcppg" text:style-name="Index_20_Link" text:visited-style-name="Index_20_Link"><text:span text:style-name="T2">Avant propos<text:tab/>3</text:span></text:a></text:p>
          <text:p text:style-name="P10"><text:a xlink:type="simple" xlink:href="#_2tew1nf5lfw7" text:style-name="Index_20_Link" text:visited-style-name="Index_20_Link"><text:span text:style-name="T3">Versions<text:tab/>3</text:span></text:a></text:p>
          <text:p text:style-name="P10"><text:a xlink:type="simple" xlink:href="#_v9nufsj7v8th" text:style-name="Index_20_Link" text:visited-style-name="Index_20_Link"><text:span text:style-name="T3">Pré-requis<text:tab/>3</text:span></text:a></text:p>
          <text:p text:style-name="P10"><text:a xlink:type="simple" xlink:href="#_rarexlpu0mub" text:style-name="Index_20_Link" text:visited-style-name="Index_20_Link"><text:span text:style-name="T5">Sources<text:tab/>3</text:span></text:a></text:p>
          <text:p text:style-name="P8"><text:a xlink:type="simple" xlink:href="#_3q8shwpbhla7" text:style-name="Index_20_Link" text:visited-style-name="Index_20_Link"><text:span text:style-name="T2">Chapitre 1 : Qu’est ce que le PHP ?<text:tab/>3</text:span></text:a></text:p>
          <text:p text:style-name="P10"><text:a xlink:type="simple" xlink:href="#_dej3mv6z3iwz" text:style-name="Index_20_Link" text:visited-style-name="Index_20_Link"><text:span text:style-name="T3">Définition<text:tab/>3</text:span></text:a></text:p>
          <text:p text:style-name="P10"><text:a xlink:type="simple" xlink:href="#_euyc2bcs0q7d" text:style-name="Index_20_Link" text:visited-style-name="Index_20_Link"><text:span text:style-name="T3">Fonctionnement<text:tab/>3</text:span></text:a></text:p>
          <text:p text:style-name="P8"><text:a xlink:type="simple" xlink:href="#_rof2gp14fum0" text:style-name="Index_20_Link" text:visited-style-name="Index_20_Link"><text:span text:style-name="T2">Chapitre 2 : Environnement de travail<text:tab/>3</text:span></text:a></text:p>
          <text:p text:style-name="P10"><text:a xlink:type="simple" xlink:href="#_92buy7s4cfzv" text:style-name="Index_20_Link" text:visited-style-name="Index_20_Link"><text:span text:style-name="T3">Installation d’un environnement complet PHP<text:tab/>4</text:span></text:a></text:p>
          <text:p text:style-name="P11"><text:a xlink:type="simple" xlink:href="#_fja2fuqgghon" text:style-name="Index_20_Link" text:visited-style-name="Index_20_Link"><text:span text:style-name="T3">Windows<text:tab/>4</text:span></text:a></text:p>
          <text:p text:style-name="P11"><text:a xlink:type="simple" xlink:href="#_5uab1whldthw" text:style-name="Index_20_Link" text:visited-style-name="Index_20_Link"><text:span text:style-name="T3">Mac<text:tab/>4</text:span></text:a></text:p>
          <text:p text:style-name="P11"><text:a xlink:type="simple" xlink:href="#_jc8ei0iv4y7s" text:style-name="Index_20_Link" text:visited-style-name="Index_20_Link"><text:span text:style-name="T3">Linux<text:tab/>4</text:span></text:a></text:p>
          <text:p text:style-name="P10"><text:a xlink:type="simple" xlink:href="#_b9v8rgog52xp" text:style-name="Index_20_Link" text:visited-style-name="Index_20_Link"><text:span text:style-name="T3">Docker<text:tab/>4</text:span></text:a></text:p>
          <text:p text:style-name="P10"><text:a xlink:type="simple" xlink:href="#_cp2jp2qjk7qa" text:style-name="Index_20_Link" text:visited-style-name="Index_20_Link"><text:span text:style-name="T3">Autres façons<text:tab/>5</text:span></text:a></text:p>
          <text:p text:style-name="P8"><text:a xlink:type="simple" xlink:href="#_6c49bhiouxqd" text:style-name="Index_20_Link" text:visited-style-name="Index_20_Link"><text:span text:style-name="T2">Chapitre 3 : IDE<text:tab/>5</text:span></text:a></text:p>
          <text:p text:style-name="P8"><text:a xlink:type="simple" xlink:href="#_n0nwaisjtm9z" text:style-name="Index_20_Link" text:visited-style-name="Index_20_Link"><text:span text:style-name="T2">Chapitre 4 : PHP - Premier pas<text:tab/>5</text:span></text:a></text:p>
          <text:p text:style-name="P10"><text:a xlink:type="simple" xlink:href="#_djf1uxaeiynb" text:style-name="Index_20_Link" text:visited-style-name="Index_20_Link"><text:span text:style-name="T3">Mon premier script<text:tab/>5</text:span></text:a></text:p>
          <text:p text:style-name="P10"><text:a xlink:type="simple" xlink:href="#_839yiww7c802" text:style-name="Index_20_Link" text:visited-style-name="Index_20_Link"><text:span text:style-name="T3">Les variables<text:tab/>6</text:span></text:a></text:p>
          <text:p text:style-name="P11"><text:a xlink:type="simple" xlink:href="#_iz8btw2ccusy" text:style-name="Index_20_Link" text:visited-style-name="Index_20_Link"><text:span text:style-name="T5">Les tableaux<text:tab/>7</text:span></text:a></text:p>
          <text:p text:style-name="P11"><text:a xlink:type="simple" xlink:href="#_ssu2orjesre5" text:style-name="Index_20_Link" text:visited-style-name="Index_20_Link"><text:span text:style-name="T5">Les objets<text:tab/>8</text:span></text:a></text:p>
          <text:p text:style-name="P10"><text:a xlink:type="simple" xlink:href="#_7qsd6x3sl0nc" text:style-name="Index_20_Link" text:visited-style-name="Index_20_Link"><text:span text:style-name="T5">Les constantes<text:tab/>8</text:span></text:a></text:p>
          <text:p text:style-name="P10"><text:a xlink:type="simple" xlink:href="#_hh2qovbxpdr6" text:style-name="Index_20_Link" text:visited-style-name="Index_20_Link"><text:span text:style-name="T5">Echo<text:tab/>9</text:span></text:a></text:p>
          <text:p text:style-name="P10"><text:a xlink:type="simple" xlink:href="#_t8gpc2olhdm4" text:style-name="Index_20_Link" text:visited-style-name="Index_20_Link"><text:span text:style-name="T5">Quote ou double quote ?<text:tab/>9</text:span></text:a></text:p>
          <text:p text:style-name="P8"><text:a xlink:type="simple" xlink:href="#_ineie2rt6sab" text:style-name="Index_20_Link" text:visited-style-name="Index_20_Link"><text:span text:style-name="T4">Chapitre 5 : Les opérateurs<text:tab/>9</text:span></text:a></text:p>
          <text:p text:style-name="P10"><text:a xlink:type="simple" xlink:href="#_fwcve1twbqgc" text:style-name="Index_20_Link" text:visited-style-name="Index_20_Link"><text:span text:style-name="T5">Les opérateurs arithmétiques<text:tab/>10</text:span></text:a></text:p>
          <text:p text:style-name="P10"><text:a xlink:type="simple" xlink:href="#_ge3bgpren2x0" text:style-name="Index_20_Link" text:visited-style-name="Index_20_Link"><text:span text:style-name="T5">Opérateurs d'incrémentation et décrémentation<text:tab/>11</text:span></text:a></text:p>
          <text:p text:style-name="P10"><text:a xlink:type="simple" xlink:href="#_g7w7et6ndomu" text:style-name="Index_20_Link" text:visited-style-name="Index_20_Link"><text:span text:style-name="T5">Les opérateurs d'affectation<text:tab/>11</text:span></text:a></text:p>
          <text:p text:style-name="P11"><text:a xlink:type="simple" xlink:href="#_budzwp3s6fne" text:style-name="Index_20_Link" text:visited-style-name="Index_20_Link"><text:span text:style-name="T5">L’affectation par référence<text:tab/>11</text:span></text:a></text:p>
          <text:p text:style-name="P11"><text:a xlink:type="simple" xlink:href="#_qoovlmfwg1ah" text:style-name="Index_20_Link" text:visited-style-name="Index_20_Link"><text:span text:style-name="T5">Les combinaisons d’affectations avec les opérateurs<text:tab/>12</text:span></text:a></text:p>
          <text:p text:style-name="P10"><text:a xlink:type="simple" xlink:href="#_cu4b8xy9tbpe" text:style-name="Index_20_Link" text:visited-style-name="Index_20_Link"><text:span text:style-name="T5">Opérateurs de comparaison<text:tab/>12</text:span></text:a></text:p>
          <text:p text:style-name="P10"><text:a xlink:type="simple" xlink:href="#_smfapb3dz4no" text:style-name="Index_20_Link" text:visited-style-name="Index_20_Link"><text:span text:style-name="T5">Les opérateurs logiques<text:tab/>13</text:span></text:a></text:p>
          <text:p text:style-name="P8"><text:a xlink:type="simple" xlink:href="#_bvuidgbgqx3m" text:style-name="Index_20_Link" text:visited-style-name="Index_20_Link"><text:span text:style-name="T4">Chapitre 6 : Les structures de contrôles<text:tab/>13</text:span></text:a></text:p>
          <text:p text:style-name="P10"><text:a xlink:type="simple" xlink:href="#_z3clcvb3zuy5" text:style-name="Index_20_Link" text:visited-style-name="Index_20_Link"><text:span text:style-name="T5">If, else, elseif, else if<text:tab/>14</text:span></text:a></text:p>
          <text:p text:style-name="P11"><text:a xlink:type="simple" xlink:href="#_nw0glw7s0zc5" text:style-name="Index_20_Link" text:visited-style-name="Index_20_Link"><text:span text:style-name="T5">if<text:tab/>14</text:span></text:a></text:p>
          <text:p text:style-name="P11"><text:a xlink:type="simple" xlink:href="#_cefetiesiq3a" text:style-name="Index_20_Link" text:visited-style-name="Index_20_Link"><text:span text:style-name="T5">else<text:tab/>15</text:span></text:a></text:p>
          <text:p text:style-name="P11"><text:a xlink:type="simple" xlink:href="#_ml9p0pc7opzw" text:style-name="Index_20_Link" text:visited-style-name="Index_20_Link"><text:span text:style-name="T5">elseif/else if<text:tab/>16</text:span></text:a></text:p>
          <text:p text:style-name="P10"><text:a xlink:type="simple" xlink:href="#_52mtnnu4dwvl" text:style-name="Index_20_Link" text:visited-style-name="Index_20_Link"><text:span text:style-name="T5">La boucle while<text:tab/>16</text:span></text:a></text:p>
          <text:p text:style-name="P10"><text:a xlink:type="simple" xlink:href="#_p7k32mjpq7t9" text:style-name="Index_20_Link" text:visited-style-name="Index_20_Link"><text:span text:style-name="T5">La boucle do-while<text:tab/>17</text:span></text:a></text:p>
          <text:p text:style-name="P10"><text:a xlink:type="simple" xlink:href="#_d9h1c2d36qpo" text:style-name="Index_20_Link" text:visited-style-name="Index_20_Link"><text:span text:style-name="T5">La boucle for<text:tab/>18</text:span></text:a></text:p>
          <text:p text:style-name="P10"><text:a xlink:type="simple" xlink:href="#_qgr7ugomtadt" text:style-name="Index_20_Link" text:visited-style-name="Index_20_Link"><text:span text:style-name="T5">La boucle foreach<text:tab/>18</text:span></text:a></text:p>
          <text:p text:style-name="P10"><text:a xlink:type="simple" xlink:href="#_2ovcqex5xgkt" text:style-name="Index_20_Link" text:visited-style-name="Index_20_Link"><text:span text:style-name="T5">Switch<text:tab/>21</text:span></text:a></text:p>
          <text:p text:style-name="P10"><text:a xlink:type="simple" xlink:href="#_9w9xwqhn9lkq" text:style-name="Index_20_Link" text:visited-style-name="Index_20_Link"><text:span text:style-name="T5">Match<text:tab/>22</text:span></text:a></text:p>
          <text:p text:style-name="P10"><text:a xlink:type="simple" xlink:href="#_p24phrw5iyf9" text:style-name="Index_20_Link" text:visited-style-name="Index_20_Link"><text:span text:style-name="T5">Break<text:tab/>22</text:span></text:a></text:p>
          <text:p text:style-name="P10"><text:a xlink:type="simple" xlink:href="#_2jqvfi8jt7rz" text:style-name="Index_20_Link" text:visited-style-name="Index_20_Link"><text:span text:style-name="T5">Continue<text:tab/>23</text:span></text:a></text:p>
          <text:p text:style-name="P8"><text:a xlink:type="simple" xlink:href="#_swiwqqhkv1w2" text:style-name="Index_20_Link" text:visited-style-name="Index_20_Link"><text:span text:style-name="T4">Chapitre 7 : Les fonctions<text:tab/>24</text:span></text:a></text:p>
          <text:p text:style-name="P10"><text:a xlink:type="simple" xlink:href="#_dvq8gac9aisk" text:style-name="Index_20_Link" text:visited-style-name="Index_20_Link"><text:span text:style-name="T5">Définition de base<text:tab/>24</text:span></text:a></text:p>
          <text:p text:style-name="P10"><text:a xlink:type="simple" xlink:href="#_domndib7bjg0" text:style-name="Index_20_Link" text:visited-style-name="Index_20_Link"><text:span text:style-name="T5">Les arguments<text:tab/>27</text:span></text:a></text:p>
          <text:p text:style-name="P11"><text:a xlink:type="simple" xlink:href="#_nyo9p0xjl50a" text:style-name="Index_20_Link" text:visited-style-name="Index_20_Link"><text:span text:style-name="T5">Argument de référence<text:tab/>28</text:span></text:a></text:p>
          <text:p text:style-name="P11"><text:a xlink:type="simple" xlink:href="#_qeb7ci2reo7q" text:style-name="Index_20_Link" text:visited-style-name="Index_20_Link"><text:span text:style-name="T5">Valeur par défaut des arguments<text:tab/>28</text:span></text:a></text:p>
          <text:p text:style-name="P11"><text:soft-page-break/><text:a xlink:type="simple" xlink:href="#_tztmnffllt7p" text:style-name="Index_20_Link" text:visited-style-name="Index_20_Link"><text:span text:style-name="T5">Les arguments nommés<text:tab/>30</text:span></text:a></text:p>
          <text:p text:style-name="P11"><text:a xlink:type="simple" xlink:href="#_b5h3phs7uric" text:style-name="Index_20_Link" text:visited-style-name="Index_20_Link"><text:span text:style-name="T5">Typer les arguments<text:tab/>30</text:span></text:a></text:p>
          <text:p text:style-name="P10"><text:a xlink:type="simple" xlink:href="#_n0xv77ep962" text:style-name="Index_20_Link" text:visited-style-name="Index_20_Link"><text:span text:style-name="T5">Les valeurs de retour<text:tab/>31</text:span></text:a></text:p>
          <text:p text:style-name="P11"><text:a xlink:type="simple" xlink:href="#_5xnd31eomgy1" text:style-name="Index_20_Link" text:visited-style-name="Index_20_Link"><text:span text:style-name="T5">Typer les valeurs de retour<text:tab/>32</text:span></text:a></text:p>
          <text:p text:style-name="P10"><text:a xlink:type="simple" xlink:href="#_xbaig6l7r83f" text:style-name="Index_20_Link" text:visited-style-name="Index_20_Link"><text:span text:style-name="T5">Fonctions variables<text:tab/>32</text:span></text:a></text:p>
          <text:p text:style-name="P10"><text:a xlink:type="simple" xlink:href="#_5gpapfh1w0re" text:style-name="Index_20_Link" text:visited-style-name="Index_20_Link"><text:span text:style-name="T5">Fonctions anonymes<text:tab/>33</text:span></text:a></text:p>
          <text:p text:style-name="P8"><text:a xlink:type="simple" xlink:href="#_y8sthsxgitdo" text:style-name="Index_20_Link" text:visited-style-name="Index_20_Link"><text:span text:style-name="T4">Chapitre 8 : Initiation à la POO, les Classes et les objets<text:tab/>34</text:span></text:a></text:p>
          <text:p text:style-name="P10"><text:a xlink:type="simple" xlink:href="#_4tqt6s2jvzvy" text:style-name="Index_20_Link" text:visited-style-name="Index_20_Link"><text:span text:style-name="T5">Définition POO<text:tab/>34</text:span></text:a></text:p>
          <text:p text:style-name="P10"><text:a xlink:type="simple" xlink:href="#_89yqyowp3qrb" text:style-name="Index_20_Link" text:visited-style-name="Index_20_Link"><text:span text:style-name="T5">La syntaxe de base<text:tab/>34</text:span></text:a></text:p>
          <text:p text:style-name="P11"><text:a xlink:type="simple" xlink:href="#_z61nnfoiz3r4" text:style-name="Index_20_Link" text:visited-style-name="Index_20_Link"><text:span text:style-name="T5">Le mot clé new<text:tab/>35</text:span></text:a></text:p>
          <text:p text:style-name="P11"><text:a xlink:type="simple" xlink:href="#_22ntf5ikv4su" text:style-name="Index_20_Link" text:visited-style-name="Index_20_Link"><text:span text:style-name="T5">Le mot-clé extends<text:tab/>35</text:span></text:a></text:p>
          <text:p text:style-name="P11"><text:a xlink:type="simple" xlink:href="#_jst3opptpd91" text:style-name="Index_20_Link" text:visited-style-name="Index_20_Link"><text:span text:style-name="T5">Le mot clé :class<text:tab/>36</text:span></text:a></text:p>
          <text:p text:style-name="P10"><text:a xlink:type="simple" xlink:href="#_ngjhytuorkgi" text:style-name="Index_20_Link" text:visited-style-name="Index_20_Link"><text:span text:style-name="T5">Les propriétés<text:tab/>36</text:span></text:a></text:p>
          <text:p text:style-name="P11"><text:a xlink:type="simple" xlink:href="#_enc5m5p5mp5r" text:style-name="Index_20_Link" text:visited-style-name="Index_20_Link"><text:span text:style-name="T5">La visibilité des propriétés<text:tab/>37</text:span></text:a></text:p>
          <text:p text:style-name="P11"><text:a xlink:type="simple" xlink:href="#_846u7hpnrmvx" text:style-name="Index_20_Link" text:visited-style-name="Index_20_Link"><text:span text:style-name="T5">Le readOnly<text:tab/>38</text:span></text:a></text:p>
          <text:p text:style-name="P10"><text:a xlink:type="simple" xlink:href="#_7doy165sst4" text:style-name="Index_20_Link" text:visited-style-name="Index_20_Link"><text:span text:style-name="T5">Les constantes de classe<text:tab/>39</text:span></text:a></text:p>
          <text:p text:style-name="P10"><text:a xlink:type="simple" xlink:href="#_8m4p8hwo00bk" text:style-name="Index_20_Link" text:visited-style-name="Index_20_Link"><text:span text:style-name="T5">Constructeurs et destructeurs<text:tab/>39</text:span></text:a></text:p>
          <text:p text:style-name="P11"><text:a xlink:type="simple" xlink:href="#_tuguceh5d3tx" text:style-name="Index_20_Link" text:visited-style-name="Index_20_Link"><text:span text:style-name="T5">Le constructeur<text:tab/>39</text:span></text:a></text:p>
          <text:p text:style-name="P12"><text:a xlink:type="simple" xlink:href="#_eg2uj5fap1rt" text:style-name="Index_20_Link" text:visited-style-name="Index_20_Link"><text:span text:style-name="T5">Argument dans un constructeur<text:tab/>40</text:span></text:a></text:p>
          <text:p text:style-name="P11"><text:a xlink:type="simple" xlink:href="#_s4jf7v2haev4" text:style-name="Index_20_Link" text:visited-style-name="Index_20_Link"><text:span text:style-name="T5">Le destructeur<text:tab/>41</text:span></text:a></text:p>
          <text:p text:style-name="P10"><text:a xlink:type="simple" xlink:href="#_lh2mqt4ql8bc" text:style-name="Index_20_Link" text:visited-style-name="Index_20_Link"><text:span text:style-name="T5">L’héritage<text:tab/>41</text:span></text:a></text:p>
          <text:p text:style-name="P10"><text:a xlink:type="simple" xlink:href="#_4ihntbwtfkie" text:style-name="Index_20_Link" text:visited-style-name="Index_20_Link"><text:span text:style-name="T5">L'opérateur de résolution de portée (::)<text:tab/>42</text:span></text:a></text:p>
          <text:p text:style-name="P10"><text:a xlink:type="simple" xlink:href="#_9d1wwxyhu3yt" text:style-name="Index_20_Link" text:visited-style-name="Index_20_Link"><text:span text:style-name="T5">Le mot clé Static<text:tab/>43</text:span></text:a></text:p>
          <text:p text:style-name="P11"><text:a xlink:type="simple" xlink:href="#_g1j7lfvtzq6" text:style-name="Index_20_Link" text:visited-style-name="Index_20_Link"><text:span text:style-name="T5">Les méthodes statiques<text:tab/>43</text:span></text:a></text:p>
          <text:p text:style-name="P11"><text:a xlink:type="simple" xlink:href="#_4mu6q3joh4qy" text:style-name="Index_20_Link" text:visited-style-name="Index_20_Link"><text:span text:style-name="T5">Les propriétés statiques<text:tab/>44</text:span></text:a></text:p>
          <text:p text:style-name="P10"><text:a xlink:type="simple" xlink:href="#_6ufego4o9uoh" text:style-name="Index_20_Link" text:visited-style-name="Index_20_Link"><text:span text:style-name="T5">Abstraction de classes<text:tab/>45</text:span></text:a></text:p>
          <text:p text:style-name="P10"><text:a xlink:type="simple" xlink:href="#_1a4s901cdkmt" text:style-name="Index_20_Link" text:visited-style-name="Index_20_Link"><text:span text:style-name="T5">Interfaces<text:tab/>46</text:span></text:a></text:p>
          <text:p text:style-name="P10"><text:a xlink:type="simple" xlink:href="#_tiujvvudkv80" text:style-name="Index_20_Link" text:visited-style-name="Index_20_Link"><text:span text:style-name="T5">Les traits<text:tab/>47</text:span></text:a></text:p>
        </text:index-body>
      </text:table-of-content>
      <text:p text:style-name="Heading_20_1"><text:bookmark text:name="_sinnd5jdlzau"/></text:p>
      <text:p text:style-name="P25"><text:bookmark text:name="_8hp0714wcppg"/>Avant propos</text:p>
      <text:p text:style-name="Standard">Ce document est destiné au débutant qui souhaite se lancer dans l’apprentissage du PHP.</text:p>
      <text:p text:style-name="Standard"/>
      <text:p text:style-name="Standard">La version de PHP à l’écriture de ce document est la version 8.3.</text:p>
      <text:p text:style-name="Heading_20_2"><text:bookmark text:name="_2tew1nf5lfw7"/>Versions</text:p>
      <table:table table:name="Table1" table:style-name="Table1">
        <table:table-column table:style-name="Table1.A"/>
        <table:table-column table:style-name="Table1.B" table:number-columns-repeated="2"/>
        <table:table-row table:style-name="Table1.1">
          <table:table-cell table:style-name="Table1.A1" office:value-type="string">
            <text:p text:style-name="P14"><text:span text:style-name="T6">Version</text:span></text:p>
          </table:table-cell>
          <table:table-cell table:style-name="Table1.A1" office:value-type="string">
            <text:p text:style-name="P14"><text:span text:style-name="T6">Date</text:span></text:p>
          </table:table-cell>
          <table:table-cell table:style-name="Table1.A1" office:value-type="string">
            <text:p text:style-name="P14"><text:span text:style-name="T6">Commentaire</text:span></text:p>
          </table:table-cell>
        </table:table-row>
        <table:table-row table:style-name="Table1.1">
          <table:table-cell table:style-name="Table1.A2" office:value-type="string">
            <text:p text:style-name="P15">1.0</text:p>
          </table:table-cell>
          <table:table-cell table:style-name="Table1.B2" office:value-type="string">
            <text:p text:style-name="P15">01/11/2024</text:p>
          </table:table-cell>
          <table:table-cell table:style-name="Table1.C2" office:value-type="string">
            <text:p text:style-name="P15">Première version</text:p>
          </table:table-cell>
        </table:table-row>
      </table:table>
      <text:p text:style-name="Heading_20_2"><text:bookmark text:name="_v9nufsj7v8th"/>Pré-requis</text:p>
      <text:p text:style-name="Standard">Pour pouvoir apprécier ce tutoriel comme il se doit, il faudra répondre aux critères suivants : </text:p>
      <text:list xml:id="list3064930063" text:style-name="WWNum6">
        <text:list-item>
          <text:p text:style-name="P17">Connaître un minimum les algorithmes ou au moins savoir ce que c’est.</text:p>
        </text:list-item>
        <text:list-item>
          <text:p text:style-name="P17">Connaître le HTML dans les grands principes.</text:p>
        </text:list-item>
      </text:list>
      <text:p text:style-name="Heading_20_2"><text:bookmark text:name="_rarexlpu0mub"/>Sources</text:p>
      <text:p text:style-name="Standard">Ce document s'appuie fortement <text:s/>sur la <text:a xlink:type="simple" xlink:href="https://www.php.net/manual/en/" text:style-name="ListLabel_20_64" text:visited-style-name="ListLabel_20_64"><text:span text:style-name="T8">documentation officiel de PHP </text:span></text:a></text:p>
      <text:p text:style-name="Heading_20_1"><text:bookmark text:name="_3q8shwpbhla7"/>Chapitre 1 : Qu’est ce que le PHP ?</text:p>
      <text:p text:style-name="Heading_20_2"><text:bookmark text:name="_dej3mv6z3iwz"/>Définition</text:p>
      <text:p text:style-name="Standard">PHP, acronyme de PHP Hypertext Preprocessor, est un langage de script open source.</text:p>
      <text:p text:style-name="Heading_20_2"><text:bookmark text:name="_euyc2bcs0q7d"/>Fonctionnement</text:p>
      <text:p text:style-name="Standard">Dans le cas d’un site web, voici comment fonctionne PHP : <text:line-break/>Un visiteur consulte une page web, son navigateur envoie une requête HTTP au serveur correspondant. Le serveur détermine via l’extension du script que c’est un fichier php (.php) et appelle l'interprète PHP qui va traiter et générer le code finale de la page. Une fois terminé, le contenu est renvoyé au serveur qui le renvoie au visiteur.</text:p>
      <text:p text:style-name="Standard"/>
      <text:p text:style-name="Heading_20_1"><text:bookmark text:name="_rof2gp14fum0"/>Chapitre 2 : Environnement de travail</text:p>
      <text:p text:style-name="Standard">Toute personne qui veut se lancer dans le code à besoin d’un environnement de travail complet pour pouvoir développer sereinement.</text:p>
      <text:p text:style-name="Standard"/>
      <text:p text:style-name="Standard"><text:span text:style-name="T9">Cette partie du tutoriel vous présente quelques manières parmi tant d'autres d’installer son environnement de travail. </text:span></text:p>
      <text:p text:style-name="Heading_20_2"><text:bookmark text:name="_92buy7s4cfzv"/>Installation d’un environnement complet PHP</text:p>
      <text:p text:style-name="Heading_20_3"><text:bookmark text:name="_fja2fuqgghon"/>Windows</text:p>
      <text:p text:style-name="Standard">Wamp est un logiciel complet qui permet en une seule installation d’avoir un environnement complet c’est à dire PHP, serveur Apache et une base de données MYSQL.</text:p>
      <text:p text:style-name="Standard"/>
      <table:table table:name="Table2" table:style-name="Table2">
        <table:table-column table:style-name="Table2.A"/>
        <table:table-column table:style-name="Table2.B"/>
        <table:table-row table:style-name="Table2.1">
          <table:table-cell table:style-name="Table2.A1" office:value-type="string">
            <text:p text:style-name="P14"><text:span text:style-name="T6">URL</text:span></text:p>
          </table:table-cell>
          <table:table-cell table:style-name="Table2.A1" office:value-type="string">
            <text:p text:style-name="P14"><text:span text:style-name="T6">Commentaire</text:span></text:p>
          </table:table-cell>
        </table:table-row>
        <table:table-row table:style-name="Table2.1">
          <table:table-cell table:style-name="Table2.A2" office:value-type="string">
            <text:p text:style-name="Standard"><text:a xlink:type="simple" xlink:href="https://www.wampserver.com/" text:style-name="ListLabel_20_64" text:visited-style-name="ListLabel_20_64"><text:span text:style-name="T8">https://www.wampserver.com/</text:span></text:a></text:p>
          </table:table-cell>
          <table:table-cell table:style-name="Table2.B2" office:value-type="string">
            <text:p text:style-name="P15">Site officiel</text:p>
          </table:table-cell>
        </table:table-row>
        <table:table-row table:style-name="Table2.1">
          <table:table-cell table:style-name="Table2.A3" office:value-type="string">
            <text:p text:style-name="Standard"><text:a xlink:type="simple" xlink:href="https://wampserver.aviatechno.net/?lang=fr" text:style-name="ListLabel_20_64" text:visited-style-name="ListLabel_20_64"><text:span text:style-name="T8">https://wampserver.aviatechno.net/?lang=fr</text:span></text:a></text:p>
          </table:table-cell>
          <table:table-cell table:style-name="Table2.B3" office:value-type="string">
            <text:p text:style-name="P15">Aide installation + Addon</text:p>
          </table:table-cell>
        </table:table-row>
      </table:table>
      <text:p text:style-name="Heading_20_3"><text:bookmark text:name="_5uab1whldthw"/>Mac</text:p>
      <text:p text:style-name="Standard">Mamp est un logiciel complet qui permet en une seule installation d’avoir un environnement complet c’est à dire PHP, serveur Apache et une base de données MYSQL.</text:p>
      <text:p text:style-name="Standard"/>
      <table:table table:name="Table3" table:style-name="Table3">
        <table:table-column table:style-name="Table3.A"/>
        <table:table-column table:style-name="Table3.B"/>
        <table:table-row table:style-name="Table3.1">
          <table:table-cell table:style-name="Table3.A1" office:value-type="string">
            <text:p text:style-name="P3"><text:span text:style-name="T6">URL</text:span></text:p>
          </table:table-cell>
          <table:table-cell table:style-name="Table3.A1" office:value-type="string">
            <text:p text:style-name="P3"><text:span text:style-name="T6">Commentaire</text:span></text:p>
          </table:table-cell>
        </table:table-row>
        <table:table-row table:style-name="Table3.1">
          <table:table-cell table:style-name="Table3.A2" office:value-type="string">
            <text:p text:style-name="Standard"><text:a xlink:type="simple" xlink:href="https://www.mamp.info/en/mac/" text:style-name="ListLabel_20_64" text:visited-style-name="ListLabel_20_64"><text:span text:style-name="T8">https://www.mamp.info/en/mac/</text:span></text:a></text:p>
          </table:table-cell>
          <table:table-cell table:style-name="Table3.B2" office:value-type="string">
            <text:p text:style-name="P4">Site officiel</text:p>
          </table:table-cell>
        </table:table-row>
      </table:table>
      <text:p text:style-name="Heading_20_3"><text:bookmark text:name="_jc8ei0iv4y7s"/>Linux</text:p>
      <text:p text:style-name="Standard">Lamp est un logiciel complet qui permet en une seule installation d’avoir un environnement complet c’est à dire PHP, serveur Apache et une base de données MYSQL.</text:p>
      <text:p text:style-name="Standard"/>
      <table:table table:name="Table4" table:style-name="Table4">
        <table:table-column table:style-name="Table4.A"/>
        <table:table-column table:style-name="Table4.B"/>
        <table:table-row table:style-name="Table4.1">
          <table:table-cell table:style-name="Table4.A1" office:value-type="string">
            <text:p text:style-name="P3"><text:span text:style-name="T6">URL</text:span></text:p>
          </table:table-cell>
          <table:table-cell table:style-name="Table4.A1" office:value-type="string">
            <text:p text:style-name="P3"><text:span text:style-name="T6">Commentaire</text:span></text:p>
          </table:table-cell>
        </table:table-row>
        <table:table-row table:style-name="Table4.1">
          <table:table-cell table:style-name="Table4.A2" office:value-type="string">
            <text:p text:style-name="Standard"><text:a xlink:type="simple" xlink:href="https://doc.ubuntu-fr.org/lamp" text:style-name="ListLabel_20_64" text:visited-style-name="ListLabel_20_64"><text:span text:style-name="T8">https://doc.ubuntu-fr.org/lamp</text:span></text:a></text:p>
          </table:table-cell>
          <table:table-cell table:style-name="Table4.B2" office:value-type="string">
            <text:p text:style-name="P4">Site officiel</text:p>
          </table:table-cell>
        </table:table-row>
      </table:table>
      <text:p text:style-name="Heading_20_2"><text:bookmark text:name="_b9v8rgog52xp"/>Docker</text:p>
      <text:p text:style-name="Standard">Docker est une plateforme de containerisation qui permet de créer des environnements légers indépendants de façon plus ou moins simple.</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3"><text:span text:style-name="T6">URL</text:span></text:p>
          </table:table-cell>
          <table:table-cell table:style-name="Table5.A1" office:value-type="string">
            <text:p text:style-name="P3"><text:span text:style-name="T6">Commentaire</text:span></text:p>
          </table:table-cell>
        </table:table-row>
        <table:table-row table:style-name="Table5.1">
          <table:table-cell table:style-name="Table5.A2" office:value-type="string">
            <text:p text:style-name="Standard"><text:a xlink:type="simple" xlink:href="https://www.docker.com/" text:style-name="ListLabel_20_64" text:visited-style-name="ListLabel_20_64"><text:span text:style-name="T8">https://www.docker.com/</text:span></text:a></text:p>
          </table:table-cell>
          <table:table-cell table:style-name="Table5.B2" office:value-type="string">
            <text:p text:style-name="P4">Site officiel</text:p>
          </table:table-cell>
        </table:table-row>
      </table:table>
      <text:p text:style-name="Heading_20_2"><text:bookmark text:name="_cp2jp2qjk7qa"/>Autres façons</text:p>
      <text:p text:style-name="Standard">Il existe de multiples façons d’installer PHP et l'environnement qui gravite autour. </text:p>
      <text:p text:style-name="Standard">Retrouvez ces façons dans <text:a xlink:type="simple" xlink:href="https://www.php.net/manual/fr/install.php" text:style-name="ListLabel_20_64" text:visited-style-name="ListLabel_20_64"><text:span text:style-name="T8">la doc officiel de PHP</text:span></text:a></text:p>
      <text:p text:style-name="Heading_20_1"><text:bookmark text:name="_6c49bhiouxqd"/>Chapitre 3 : IDE</text:p>
      <text:p text:style-name="Standard">IDE ou encore Environnement de Développement Intégré est un logiciel qui permet d’aider au développement informatique.</text:p>
      <text:p text:style-name="Standard"/>
      <text:p text:style-name="Standard">Un IDE apporte en autres les fonctions suivantes :</text:p>
      <text:list xml:id="list1145646863" text:style-name="WWNum4">
        <text:list-item>
          <text:p text:style-name="P18">Coloration syntaxique, indentation</text:p>
        </text:list-item>
        <text:list-item>
          <text:p text:style-name="P18"><text:soft-page-break/>Autocomplétion du code</text:p>
        </text:list-item>
        <text:list-item>
          <text:p text:style-name="P18">Debugger</text:p>
        </text:list-item>
        <text:list-item>
          <text:p text:style-name="P18">Assistant de partage de code (git) etc…</text:p>
        </text:list-item>
      </text:list>
      <text:p text:style-name="Standard"/>
      <text:p text:style-name="Standard">Il n’existe pas un IDE meilleur qu’un autre, il est important de trouver celui qui vous convient le mieux et où vous serez le plus à l’aise.</text:p>
      <text:p text:style-name="Standard"/>
      <text:p text:style-name="Standard">Voici une liste non exhaustive d’IDE pour faire du PHP : </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6">IDE</text:span></text:p>
          </table:table-cell>
          <table:table-cell table:style-name="Table6.A1" office:value-type="string">
            <text:p text:style-name="P3"><text:span text:style-name="T6">OS</text:span></text:p>
          </table:table-cell>
          <table:table-cell table:style-name="Table6.A1" office:value-type="string">
            <text:p text:style-name="P3"><text:span text:style-name="T6">Prix</text:span></text:p>
          </table:table-cell>
        </table:table-row>
        <table:table-row table:style-name="Table6.1">
          <table:table-cell table:style-name="Table6.A2" office:value-type="string">
            <text:p text:style-name="P1"><text:a xlink:type="simple" xlink:href="https://code.visualstudio.com/" text:style-name="ListLabel_20_64" text:visited-style-name="ListLabel_20_64"><text:span text:style-name="T8">Visual Studio Code</text:span></text:a></text:p>
          </table:table-cell>
          <table:table-cell table:style-name="Table6.B2" office:value-type="string">
            <text:p text:style-name="P4">Windows / Mac / Linux</text:p>
          </table:table-cell>
          <table:table-cell table:style-name="Table6.C2" office:value-type="string">
            <text:p text:style-name="P4">Gratuit</text:p>
          </table:table-cell>
        </table:table-row>
        <table:table-row table:style-name="Table6.1">
          <table:table-cell table:style-name="Table6.A3" office:value-type="string">
            <text:p text:style-name="P1"><text:a xlink:type="simple" xlink:href="https://notepad-plus-plus.org/" text:style-name="ListLabel_20_64" text:visited-style-name="ListLabel_20_64"><text:span text:style-name="T8">Notepad++</text:span></text:a></text:p>
          </table:table-cell>
          <table:table-cell table:style-name="Table6.B3" office:value-type="string">
            <text:p text:style-name="P4">Windows</text:p>
          </table:table-cell>
          <table:table-cell table:style-name="Table6.C3" office:value-type="string">
            <text:p text:style-name="P4">Gratuit</text:p>
          </table:table-cell>
        </table:table-row>
        <table:table-row table:style-name="Table6.1">
          <table:table-cell table:style-name="Table6.A4" office:value-type="string">
            <text:p text:style-name="P1"><text:a xlink:type="simple" xlink:href="https://eclipse.dev/pdt/" text:style-name="ListLabel_20_64" text:visited-style-name="ListLabel_20_64"><text:span text:style-name="T8">Eclipse PDT</text:span></text:a></text:p>
          </table:table-cell>
          <table:table-cell table:style-name="Table6.B4" office:value-type="string">
            <text:p text:style-name="P4">Windows / Mac / Linux</text:p>
          </table:table-cell>
          <table:table-cell table:style-name="Table6.C4" office:value-type="string">
            <text:p text:style-name="P4">Gratuit</text:p>
          </table:table-cell>
        </table:table-row>
        <table:table-row table:style-name="Table6.1">
          <table:table-cell table:style-name="Table6.A5" office:value-type="string">
            <text:p text:style-name="P1"><text:a xlink:type="simple" xlink:href="https://www.jetbrains.com/fr-fr/phpstorm/" text:style-name="ListLabel_20_64" text:visited-style-name="ListLabel_20_64"><text:span text:style-name="T8">PHPStorm</text:span></text:a></text:p>
          </table:table-cell>
          <table:table-cell table:style-name="Table6.B5" office:value-type="string">
            <text:p text:style-name="P4">Windows / Mac / Linux</text:p>
          </table:table-cell>
          <table:table-cell table:style-name="Table6.C5" office:value-type="string">
            <text:p text:style-name="P4">Payant</text:p>
          </table:table-cell>
        </table:table-row>
        <table:table-row table:style-name="Table6.1">
          <table:table-cell table:style-name="Table6.A6" office:value-type="string">
            <text:p text:style-name="P1"><text:a xlink:type="simple" xlink:href="https://smultron.fr.softonic.com/mac" text:style-name="ListLabel_20_64" text:visited-style-name="ListLabel_20_64"><text:span text:style-name="T8">Smultron</text:span></text:a></text:p>
          </table:table-cell>
          <table:table-cell table:style-name="Table6.B6" office:value-type="string">
            <text:p text:style-name="P4">Mac</text:p>
          </table:table-cell>
          <table:table-cell table:style-name="Table6.C6" office:value-type="string">
            <text:p text:style-name="P4">Payant</text:p>
          </table:table-cell>
        </table:table-row>
      </table:table>
      <text:p text:style-name="Heading_20_1"><text:bookmark text:name="_n0nwaisjtm9z"/>Chapitre 4 : PHP - Premier pas</text:p>
      <text:p text:style-name="Heading_20_2"><text:bookmark text:name="_djf1uxaeiynb"/>Mon premier script</text:p>
      <text:p text:style-name="Standard">Nous avons maintenant un environnement qui fonctionne, un IDE pour travailler, tout ce qu’il faut pour se lancer dans l’apprentissage de PHP.</text:p>
      <text:p text:style-name="Standard"/>
      <text:p text:style-name="Standard">Un fichier PHP est tout simplement un fichier avec comme extension “.php” à la fin. C’est cette extension qui va dire à l’interpréteur que ce fichier contient du PHP. Pour que ce fichier soit correctement interprété, il faut le placer dans le dossier défini comme “virtual host” dans votre environnement. Par exemple sur wamp, c’est le dossier “www” qui est à l’adresse suivante (installation par défaut) : C:\wamp64\www. Pour plus de lisibilité, créer un dossier que l’on appellera tuto dans notre exemple dans le dossier www.</text:p>
      <text:p text:style-name="Standard"/>
      <text:p text:style-name="Standard">Ouvrez votre IDE, et créez un fichier que vous allez appeler index.php. <text:s/>Pourquoi ce nom précisément ? Car ce nom précis indique à l’interpréteur de l'interpréter par défaut si on pointe vers la racine de votre dossier tuto.</text:p>
      <text:p text:style-name="Standard"/>
      <text:p text:style-name="Standard">Un script PHP commence toujours par la balise <text:span text:style-name="T10">&lt;?php</text:span> et se termine par <text:span text:style-name="T10">?&gt;</text:span> dans le cas d’un script dans une page HTML. Si votre fichier contient que du PHP alors il n’y à pas besoin de balise de fermeture.</text:p>
      <text:p text:style-name="Standard"/>
      <text:p text:style-name="Standard">Voici un exemple de fichier index.php</text:p>
      <text:p text:style-name="Standard"/>
      <table:table table:name="Table7" table:style-name="Table7">
        <table:table-column table:style-name="Table7.A"/>
        <table:table-row table:style-name="Table7.1">
          <table:table-cell table:style-name="Table7.A1" office:value-type="string">
            <text:p text:style-name="P16"><text:span text:style-name="T10">&lt;?php</text:span><text:span text:style-name="T11"> <text:line-break/></text:span><text:span text:style-name="T12">echo</text:span><text:span text:style-name="T11"> </text:span><text:span text:style-name="T17">'hello world'</text:span><text:span text:style-name="T11">;<text:line-break/></text:span><text:span text:style-name="T21">// Pas de balise de fermeture</text:span></text:p>
          </table:table-cell>
        </table:table-row>
      </table:table>
      <text:p text:style-name="P13"/>
      <text:p text:style-name="Standard">Remarquer que l’instruction <text:span text:style-name="T12">echo</text:span><text:span text:style-name="T11"> </text:span><text:span text:style-name="T17">'hello world'</text:span><text:span text:style-name="T11">;</text:span> finit par un ; (point virgule). C’est une norme de PHP, toutes les instructions de votre script doivent se terminer par un ; sans cela votre script ne pourra pas s'exécuter.</text:p>
      <text:p text:style-name="P13"/>
      <text:p text:style-name="P13">Si vous allez sur l’url : <text:a xlink:type="simple" xlink:href="http://localhost/tuto" text:style-name="ListLabel_20_64" text:visited-style-name="ListLabel_20_64"><text:span text:style-name="T8">http://localhost/tuto</text:span></text:a> <text:s/>vous aurez alors un “Hello word”.</text:p>
      <text:p text:style-name="P13">Félicitation vous avez fait votre premier script PHP</text:p>
      <text:p text:style-name="P28"><text:bookmark text:name="_839yiww7c802"/>Les variables</text:p>
      <text:p text:style-name="Standard">Une variable permet de stocker une donnée, elle comment toujours un $ et ne doit pas posséder d’espace ou d’accent</text:p>
      <text:p text:style-name="Standard"/>
      <table:table table:name="Table8" table:style-name="Table8">
        <table:table-column table:style-name="Table8.A"/>
        <table:table-row table:style-name="Table8.1">
          <table:table-cell table:style-name="Table8.A1" office:value-type="string">
            <text:p text:style-name="P16"><text:span text:style-name="T11">$maVariable = </text:span><text:span text:style-name="T17">'Une variable'</text:span><text:span text:style-name="T11">; </text:span><text:span text:style-name="T21">// Ceci est une variable</text:span></text:p>
          </table:table-cell>
        </table:table-row>
      </table:table>
      <text:p text:style-name="Standard"/>
      <text:p text:style-name="Standard">PHP étant un langage typé dynamiquement, le type va être défini au moment de l'exécution du script. On verra plus tard qu’il est possible de typer statiquement certains aspects du langage en utilisant les déclarations de type.</text:p>
      <text:p text:style-name="Standard"/>
      <text:p text:style-name="Standard">Il existe de nombreux types qui sont : </text:p>
      <text:list xml:id="list1111483438" text:style-name="WWNum5">
        <text:list-item>
          <text:p text:style-name="P19"><text:span text:style-name="T27">null </text:span>: valeur par défaut de toutes variables non définies</text:p>
        </text:list-item>
        <text:list-item>
          <text:p text:style-name="P19"><text:span text:style-name="T27">bool</text:span> : ne possède que 2 valeurs true ou false, on parle de valeur de vérité</text:p>
        </text:list-item>
        <text:list-item>
          <text:p text:style-name="P19"><text:span text:style-name="T27">int </text:span>: <text:s/>nombre entier</text:p>
        </text:list-item>
        <text:list-item>
          <text:p text:style-name="P19"><text:span text:style-name="T27">float</text:span> : nombre à virgule flottante</text:p>
        </text:list-item>
        <text:list-item>
          <text:p text:style-name="P19"><text:span text:style-name="T27">string</text:span> : chaine de caractère défini entre les caractères ‘ ’ (quote)</text:p>
        </text:list-item>
        <text:list-item>
          <text:p text:style-name="P19"><text:span text:style-name="T27">array </text:span>: tableau de données</text:p>
        </text:list-item>
        <text:list-item>
          <text:p text:style-name="P19"><text:span text:style-name="T27">object </text:span>: objet PHP</text:p>
        </text:list-item>
        <text:list-item>
          <text:p text:style-name="P19"><text:span text:style-name="T27">callable </text:span>: fonction de rappel</text:p>
        </text:list-item>
        <text:list-item>
          <text:p text:style-name="P19"><text:span text:style-name="T27">ressource </text:span>: variable spéciale, contenant une référence vers une ressource externe</text:p>
        </text:list-item>
      </text:list>
      <text:p text:style-name="Standard"/>
      <text:p text:style-name="Standard">Exemple de type</text:p>
      <text:p text:style-name="Standard"/>
      <table:table table:name="Table9" table:style-name="Table9">
        <table:table-column table:style-name="Table9.A"/>
        <table:table-row table:style-name="Table9.1">
          <table:table-cell table:style-name="Table9.A1" office:value-type="string">
            <text:p text:style-name="P16"><text:span text:style-name="T11">$var = </text:span><text:span text:style-name="T12">null</text:span><text:span text:style-name="T11">; <text:s text:c="3"/></text:span><text:span text:style-name="T21">// Type null</text:span><text:span text:style-name="T11"><text:line-break/>$var = </text:span><text:span text:style-name="T12">true</text:span><text:span text:style-name="T11">; <text:s text:c="3"/></text:span><text:span text:style-name="T21">// Type Boolean</text:span><text:span text:style-name="T11"><text:line-break/>$var = </text:span><text:span text:style-name="T17">10</text:span><text:span text:style-name="T11">; <text:s text:c="5"/></text:span><text:span text:style-name="T21">// Type int</text:span><text:span text:style-name="T11"><text:line-break/>$var = </text:span><text:span text:style-name="T17">10.5</text:span><text:span text:style-name="T11">; <text:s text:c="3"/></text:span><text:span text:style-name="T21">// Type float</text:span><text:span text:style-name="T11"><text:line-break/>$var = </text:span><text:span text:style-name="T17">'chaine'</text:span><text:span text:style-name="T11">; <text:s text:c="7"/></text:span><text:span text:style-name="T21">// Type string</text:span><text:span text:style-name="T11"><text:line-break/>$var = []; <text:s text:c="13"/></text:span><text:span text:style-name="T21">// Type array</text:span><text:span text:style-name="T11"><text:line-break/>$var = </text:span><text:span text:style-name="T12">new</text:span><text:span text:style-name="T11"> Objet(); <text:s text:c="4"/></text:span><text:span text:style-name="T21">// Type object</text:span></text:p>
          </table:table-cell>
        </table:table-row>
      </table:table>
      <text:p text:style-name="Heading_20_3"><text:bookmark text:name="_iz8btw2ccusy"/>Les tableaux</text:p>
      <text:p text:style-name="Standard"><text:soft-page-break/>Le type array ou tableau est en gros une carte ordonnée sous la forme de clef =&gt; valeur. </text:p>
      <text:p text:style-name="Standard"/>
      <table:table table:name="Table10" table:style-name="Table10">
        <table:table-column table:style-name="Table10.A"/>
        <table:table-row table:style-name="Table10.1">
          <table:table-cell table:style-name="Table10.A1" office:value-type="string">
            <text:p text:style-name="P16"><text:span text:style-name="T13">$array = [<text:line-break/> <text:s text:c="3"/></text:span><text:span text:style-name="T18">'pomme'</text:span><text:span text:style-name="T13">, </text:span><text:span text:style-name="T18">'banane'</text:span><text:span text:style-name="T13">, </text:span><text:span text:style-name="T18">'raisin'</text:span><text:span text:style-name="T13"><text:line-break/>];<text:line-break/>var_dump($array);<text:line-break/></text:span><text:span text:style-name="T22">/* <text:s/>le résultat affiché est <text:line-break/>array(3) {<text:line-break/> <text:s/>[0]=&gt; string(5) "pomme"<text:line-break/> <text:s/>[1]=&gt; string(7) "banane"<text:line-break/> <text:s/>[2]=&gt; string(6) "raisin"<text:line-break/>} */</text:span></text:p>
          </table:table-cell>
        </table:table-row>
      </table:table>
      <text:p text:style-name="Standard"/>
      <text:p text:style-name="Standard">Un tableau peut être considéré comme un tableau, une liste, une table de hachage, un dictionnaire, une collection, une pile, une file d'attente et probablement plus. On peut avoir, comme valeur d'un tableau, d'autres tableaux, multidimensionnels ou non. </text:p>
      <text:p text:style-name="Standard"/>
      <text:p text:style-name="Standard">Voici un exemple de tableau à 2 dimensions avec 2 syntaxes différentes</text:p>
      <text:p text:style-name="Standard"/>
      <table:table table:name="Table11" table:style-name="Table11">
        <table:table-column table:style-name="Table11.A"/>
        <table:table-row table:style-name="Table11.1">
          <table:table-cell table:style-name="Table11.A1" office:value-type="string">
            <text:p text:style-name="P16"><text:span text:style-name="T11">$array = [<text:line-break/> <text:s text:c="3"/></text:span><text:span text:style-name="T17">'user_1'</text:span><text:span text:style-name="T11"> =&gt; [<text:line-break/> <text:s text:c="7"/></text:span><text:span text:style-name="T17">'nom'</text:span><text:span text:style-name="T11"> =&gt; </text:span><text:span text:style-name="T17">'Doe'</text:span><text:span text:style-name="T11">,<text:line-break/> <text:s text:c="7"/></text:span><text:span text:style-name="T17">'Prenom'</text:span><text:span text:style-name="T11"> =&gt; </text:span><text:span text:style-name="T17">'John'</text:span><text:span text:style-name="T11"><text:line-break/> <text:s text:c="7"/>],<text:line-break/> <text:s text:c="3"/></text:span><text:span text:style-name="T17">'user_2'</text:span><text:span text:style-name="T11"> =&gt; [<text:line-break/> <text:s text:c="7"/></text:span><text:span text:style-name="T17">'nom'</text:span><text:span text:style-name="T11"> =&gt; </text:span><text:span text:style-name="T17">'Macfly'</text:span><text:span text:style-name="T11">,<text:line-break/> <text:s text:c="7"/></text:span><text:span text:style-name="T17">'Prenom'</text:span><text:span text:style-name="T11"> =&gt; </text:span><text:span text:style-name="T17">'Marty'</text:span><text:span text:style-name="T11"><text:line-break/> <text:s text:c="7"/>],<text:line-break/> <text:s text:c="3"/>];<text:line-break/><text:line-break/>$array = </text:span><text:span text:style-name="T12">array</text:span><text:span text:style-name="T11">(<text:line-break/> <text:s text:c="3"/></text:span><text:span text:style-name="T17">'user_1'</text:span><text:span text:style-name="T11"> =&gt; </text:span><text:span text:style-name="T12">array</text:span><text:span text:style-name="T11">(<text:line-break/> <text:s text:c="7"/></text:span><text:span text:style-name="T17">'nom'</text:span><text:span text:style-name="T11"> =&gt; </text:span><text:span text:style-name="T17">'Doe'</text:span><text:span text:style-name="T11">,<text:line-break/> <text:s text:c="7"/></text:span><text:span text:style-name="T17">'Prenom'</text:span><text:span text:style-name="T11"> =&gt; </text:span><text:span text:style-name="T17">'John'</text:span><text:span text:style-name="T11"><text:line-break/> <text:s text:c="7"/>),<text:line-break/> <text:s text:c="3"/></text:span><text:span text:style-name="T17">'user_2'</text:span><text:span text:style-name="T11"> =&gt; </text:span><text:span text:style-name="T12">array</text:span><text:span text:style-name="T11">(<text:line-break/> <text:s text:c="7"/></text:span><text:span text:style-name="T17">'nom'</text:span><text:span text:style-name="T11"> =&gt; </text:span><text:span text:style-name="T17">'Macfly'</text:span><text:span text:style-name="T11">,<text:line-break/> <text:s text:c="7"/></text:span><text:span text:style-name="T17">'Prenom'</text:span><text:span text:style-name="T11"> =&gt; </text:span><text:span text:style-name="T17">'Marty'</text:span><text:span text:style-name="T11"><text:line-break/> <text:s text:c="7"/>),<text:line-break/> <text:s text:c="3"/>);</text:span></text:p>
          </table:table-cell>
        </table:table-row>
      </table:table>
      <text:p text:style-name="Standard"/>
      <text:p text:style-name="Standard">Il existe 2 méthodes pour créer un tableau, la syntaxe dite classique en utilisant la structure de langage <text:span text:style-name="T12">array</text:span><text:span text:style-name="T11">()</text:span> ou la syntaxe courte qui est []</text:p>
      <text:p text:style-name="Heading_20_3"><text:bookmark text:name="_ssu2orjesre5"/>Les objets</text:p>
      <text:p text:style-name="Standard">Les objets sont un type bien particulier auquel nous reviendrons plus tard dans ce tutoriel.<text:a xlink:type="simple" xlink:href="#_y8sthsxgitdo" text:style-name="ListLabel_20_64" text:visited-style-name="ListLabel_20_64"><text:span text:style-name="T8"> (Voir Initiation à la POO)</text:span></text:a></text:p>
      <text:p text:style-name="Heading_20_2"><text:bookmark text:name="_7qsd6x3sl0nc"/>Les constantes</text:p>
      <text:p text:style-name="Standard">Une constante est un identifiant (un nom) qui représente une valeur simple. Comme son nom le suggère, cette valeur ne peut jamais être modifiée durant l'exécution du script. Par convention, les constantes sont toujours en majuscule.</text:p>
      <text:p text:style-name="Standard"/>
      <text:p text:style-name="Standard">Exemple de constantes</text:p>
      <text:p text:style-name="Standard"/>
      <table:table table:name="Table12" table:style-name="Table12">
        <table:table-column table:style-name="Table12.A"/>
        <table:table-row table:style-name="Table12.1">
          <table:table-cell table:style-name="Table12.A1" office:value-type="string">
            <text:p text:style-name="P16"><text:span text:style-name="T21">// Noms valides</text:span><text:span text:style-name="T11"><text:line-break/>define(</text:span><text:span text:style-name="T17">"FOO"</text:span><text:span text:style-name="T11">, <text:s text:c="4"/></text:span><text:span text:style-name="T17">"une valeur"</text:span><text:span text:style-name="T11">);<text:line-break/>define(</text:span><text:span text:style-name="T17">"FOO2"</text:span><text:span text:style-name="T11">, <text:s text:c="3"/></text:span><text:span text:style-name="T17">"Une autre"</text:span><text:span text:style-name="T11">);<text:line-break/>define(</text:span><text:span text:style-name="T17">"FOO_BAR"</text:span><text:span text:style-name="T11">, </text:span><text:span text:style-name="T17">"Autre valeur"</text:span><text:span text:style-name="T11">);<text:line-break/><text:line-break/></text:span><text:span text:style-name="T21">// Noms invalides</text:span><text:span text:style-name="T11"><text:line-break/>define(</text:span><text:span text:style-name="T17">"2FOO"</text:span><text:span text:style-name="T11">, <text:s text:c="3"/></text:span><text:span text:style-name="T17">"Marche pas"</text:span><text:span text:style-name="T11">);</text:span></text:p>
          </table:table-cell>
        </table:table-row>
      </table:table>
      <text:p text:style-name="Standard"/>
      <text:p text:style-name="Standard">Exemple de constante dans une classe</text:p>
      <text:p text:style-name="Standard"/>
      <table:table table:name="Table13" table:style-name="Table13">
        <table:table-column table:style-name="Table13.A"/>
        <table:table-row table:style-name="Table13.1">
          <table:table-cell table:style-name="Table13.A1" office:value-type="string">
            <text:p text:style-name="P16"><text:span text:style-name="T12">class</text:span><text:span text:style-name="T11"> </text:span><text:span text:style-name="T20">MaClass</text:span><text:span text:style-name="T11"><text:line-break/>{<text:line-break/><text:line-break/> <text:s text:c="2"/></text:span><text:span text:style-name="T21">/**<text:line-break/> <text:s text:c="3"/>* Ma constante<text:line-break/> <text:s text:c="3"/>* </text:span><text:span text:style-name="T23">@var</text:span><text:span text:style-name="T21"> int<text:line-break/> <text:s text:c="3"/>*/</text:span><text:span text:style-name="T11"><text:line-break/> <text:s text:c="2"/></text:span><text:span text:style-name="T12">public</text:span><text:span text:style-name="T11"> </text:span><text:span text:style-name="T12">const</text:span><text:span text:style-name="T11"> MA_CONSTANTE = </text:span><text:span text:style-name="T17">12</text:span><text:span text:style-name="T11">;<text:line-break/><text:line-break/>}</text:span></text:p>
          </table:table-cell>
        </table:table-row>
      </table:table>
      <text:p text:style-name="Standard"/>
      <text:p text:style-name="Heading_20_2"><text:bookmark text:name="_hh2qovbxpdr6"/>Echo</text:p>
      <text:p text:style-name="Standard">Echo est une instruction qui permet d’afficher la valeur d’une variable, cela permet par exemple d’afficher un texte, un résultat de valeur dans vos script PHP.</text:p>
      <text:p text:style-name="Standard"/>
      <table:table table:name="Table14" table:style-name="Table14">
        <table:table-column table:style-name="Table14.A"/>
        <table:table-row table:style-name="Table14.1">
          <table:table-cell table:style-name="Table14.A1" office:value-type="string">
            <text:p text:style-name="P16"><text:span text:style-name="T12">echo</text:span><text:span text:style-name="T11"> </text:span><text:span text:style-name="T17">'&lt;p&gt;Je suis un texte&lt;/p&gt;'</text:span><text:span text:style-name="T11">; <text:s text:c="4"/></text:span><text:span text:style-name="T21">// Affichera "je suis un texte" dans votre navigateur</text:span></text:p>
          </table:table-cell>
        </table:table-row>
      </table:table>
      <text:p text:style-name="Standard"/>
      <text:p text:style-name="Standard">Dans du HTML il existe une syntaxe raccourcie qui est la suivante : </text:p>
      <text:p text:style-name="Standard"/>
      <table:table table:name="Table15" table:style-name="Table15">
        <table:table-column table:style-name="Table15.A"/>
        <table:table-row table:style-name="Table15.1">
          <table:table-cell table:style-name="Table15.A1" office:value-type="string">
            <text:p text:style-name="P16"><text:span text:style-name="T11">&lt;</text:span><text:span text:style-name="T12">p</text:span><text:span text:style-name="T11">&gt;J'ai </text:span><text:span text:style-name="T10">&lt;?</text:span><text:span text:style-name="T11">=$nb</text:span><text:span text:style-name="T10">?&gt;</text:span><text:span text:style-name="T11"> pommes.&lt;/</text:span><text:span text:style-name="T12">p</text:span><text:span text:style-name="T11">&gt;</text:span></text:p>
          </table:table-cell>
        </table:table-row>
      </table:table>
      <text:p text:style-name="Heading_20_2"><text:bookmark text:name="_t8gpc2olhdm4"/>Quote ou double quote ?</text:p>
      <text:p text:style-name="Standard">Comme vous avez dû le remarquer, lorsque l’on déclare une variable de type string on encapsule la chaîne de caractère entre 2 quotes (ou apostrophes ‘), il est aussi possible d’utiliser le caractère double quote ( ou guillemet “”). </text:p>
      <text:p text:style-name="Standard"/>
      <table:table table:name="Table16" table:style-name="Table16">
        <table:table-column table:style-name="Table16.A"/>
        <table:table-row table:style-name="Table16.1">
          <table:table-cell table:style-name="Table16.A1" office:value-type="string">
            <text:p text:style-name="P16"><text:span text:style-name="T11">$var = </text:span><text:span text:style-name="T17">'ma chaine'</text:span><text:span text:style-name="T11">; </text:span><text:span text:style-name="T21">// on utilise les '</text:span><text:span text:style-name="T11"><text:line-break/>$var = </text:span><text:span text:style-name="T17">"ma chaine"</text:span><text:span text:style-name="T11">; </text:span><text:span text:style-name="T21">// fonctionne aussi avec les "</text:span><text:span text:style-name="T11"><text:line-break/><text:line-break/></text:span><text:span text:style-name="T21">// Ce que l'on peut faire du coup</text:span><text:span text:style-name="T11"><text:line-break/>$nb = </text:span><text:span text:style-name="T17">2</text:span><text:span text:style-name="T11">;<text:line-break/></text:span><text:span text:style-name="T21">//Ceci affichera directement : J'ai 2 pommes.</text:span><text:span text:style-name="T11"><text:line-break/></text:span><text:span text:style-name="T12">echo</text:span><text:span text:style-name="T11"> </text:span><text:span text:style-name="T17">"J'ai $nb pommes."</text:span><text:span text:style-name="T11">;<text:line-break/><text:line-break/></text:span><text:span text:style-name="T21">// Avec des simples quote, il faut échapper le ' de j'ai et utiliser l'opérateur de concaténation "." pour afficher la variable $nb</text:span><text:span text:style-name="T11"><text:line-break/></text:span><text:span text:style-name="T12">echo</text:span><text:span text:style-name="T11"> </text:span><text:span text:style-name="T17">'J\'ai '</text:span><text:span text:style-name="T11">.$nb.</text:span><text:span text:style-name="T17">' pommes.'</text:span><text:span text:style-name="T11">;</text:span></text:p>
          </table:table-cell>
        </table:table-row>
      </table:table>
      <text:p text:style-name="Standard"/>
      <text:p text:style-name="Standard">Mais alors quelle est la meilleure syntaxe à utiliser ? Et bien PHP recommande d’utiliser la simple quote car cela permet de pouvoir afficher correctement les caractères d’échappement.</text:p>
      <text:p text:style-name="Heading_20_1"><text:bookmark text:name="_ineie2rt6sab"/>Chapitre 5 : Les opérateurs</text:p>
      <text:p text:style-name="Standard">Un opérateur est quelque chose qui prend une ou plusieurs valeurs et qui produit une autre valeur.</text:p>
      <text:p text:style-name="Heading_20_2"><text:bookmark text:name="_fwcve1twbqgc"/>Les opérateurs arithmétiques</text:p>
      <text:p text:style-name="Standard">Les opérateurs arithmétiques sont tout simplement les opérateurs pour réaliser des calculs simples comme à l’école.</text:p>
      <text:p text:style-name="Standard"/>
      <text:p text:style-name="Standard">Voici un exemple d’opérateurs arithmétiques : </text:p>
      <text:p text:style-name="Standard"/>
      <table:table table:name="Table17" table:style-name="Table17">
        <table:table-column table:style-name="Table17.A"/>
        <table:table-row table:style-name="Table17.1">
          <table:table-cell table:style-name="Table17.A1" office:value-type="string">
            <text:p text:style-name="P16"><text:span text:style-name="T11">$var = </text:span><text:span text:style-name="T17">1</text:span><text:span text:style-name="T11">;<text:line-break/>$var = $var +</text:span><text:span text:style-name="T17">1</text:span><text:span text:style-name="T11">; </text:span><text:span text:style-name="T21">// Addition</text:span><text:span text:style-name="T11"><text:line-break/></text:span><text:span text:style-name="T12">echo</text:span><text:span text:style-name="T11"> $var; </text:span><text:span text:style-name="T21">// Affichera 2</text:span><text:span text:style-name="T11"><text:line-break/><text:line-break/>$var = $var </text:span><text:span text:style-name="T17">-1</text:span><text:span text:style-name="T11">; </text:span><text:span text:style-name="T21">// Soustraction</text:span><text:span text:style-name="T11"><text:line-break/></text:span><text:span text:style-name="T12">echo</text:span><text:span text:style-name="T11"> $var; </text:span><text:span text:style-name="T21">// Affichera 1 (2-1)</text:span><text:span text:style-name="T11"><text:line-break/><text:line-break/>$var = </text:span><text:span text:style-name="T17">5</text:span><text:span text:style-name="T11">*</text:span><text:span text:style-name="T17">2</text:span><text:span text:style-name="T11">; </text:span><text:span text:style-name="T21">// Multiplication</text:span><text:span text:style-name="T11"><text:line-break/></text:span><text:span text:style-name="T12">echo</text:span><text:span text:style-name="T11"> $var; </text:span><text:span text:style-name="T21">// Affichera 10</text:span><text:span text:style-name="T11"><text:line-break/><text:line-break/>$var = </text:span><text:span text:style-name="T17">100</text:span><text:span text:style-name="T11">/</text:span><text:span text:style-name="T17">10</text:span><text:span text:style-name="T11">; </text:span><text:span text:style-name="T21">// Division</text:span><text:span text:style-name="T11"><text:line-break/></text:span><text:span text:style-name="T12">echo</text:span><text:span text:style-name="T11"> $var; </text:span><text:span text:style-name="T21">// Affichera 10</text:span><text:span text:style-name="T11"><text:line-break/><text:line-break/>$var = </text:span><text:span text:style-name="T17">10</text:span><text:span text:style-name="T11">+</text:span><text:span text:style-name="T17">1</text:span><text:span text:style-name="T11">*</text:span><text:span text:style-name="T17">2</text:span><text:span text:style-name="T11">;<text:line-break/></text:span><text:span text:style-name="T12">echo</text:span><text:span text:style-name="T11"> $var; </text:span><text:span text:style-name="T21">// Affichera 12 car la multiplication est prioritaire</text:span><text:span text:style-name="T11"><text:line-break/><text:line-break/>$var = (</text:span><text:span text:style-name="T17">10</text:span><text:span text:style-name="T11">+</text:span><text:span text:style-name="T17">1</text:span><text:span text:style-name="T11">)*</text:span><text:span text:style-name="T17">2</text:span><text:span text:style-name="T11">;<text:line-break/></text:span><text:span text:style-name="T12">echo</text:span><text:span text:style-name="T11"> $var; </text:span><text:span text:style-name="T21">// Affichera 22 car 10+1 est entre parenthèses</text:span><text:span text:style-name="T11"><text:line-break/><text:line-break/>$var = </text:span><text:span text:style-name="T17">2</text:span><text:span text:style-name="T11">**</text:span><text:span text:style-name="T17">2</text:span><text:span text:style-name="T11">; </text:span><text:span text:style-name="T21">// Exposant, équivalant à 2 puissance 2</text:span><text:span text:style-name="T11"><text:line-break/></text:span><text:span text:style-name="T12">echo</text:span><text:span text:style-name="T11"> $var; </text:span><text:span text:style-name="T21">// Affichera 4</text:span></text:p>
          </table:table-cell>
        </table:table-row>
      </table:table>
      <text:p text:style-name="Standard"/>
      <text:p text:style-name="Standard">Attention, les règles de priorités mathématiques sont prises en compte.</text:p>
      <text:p text:style-name="Standard"/>
      <text:p text:style-name="Standard">L’opérateur modulo est un peu plus complexe, et s’écrit avec la syntaxe suivante <text:span text:style-name="T11">e1 % e2</text:span> . Il génère le reste donné par l’expression suivante, où e1 est le premier opérande et e2 est le second : e1 - (e1 / e2) * e2, où les deux opérandes sont de types intégraux.</text:p>
      <text:p text:style-name="Standard"/>
      <text:p text:style-name="Standard">Le résultat de l'opération modulo % a le même signe que le premier opérande, ainsi le résultat de $a % $b aura le signe de $a.</text:p>
      <text:p text:style-name="Standard"/>
      <text:p text:style-name="Standard">Le résultat d’un modulo sera toujours converti en int, même si le résultat final est un float.</text:p>
      <text:p text:style-name="Standard"><text:soft-page-break/></text:p>
      <text:p text:style-name="Standard">Ce qui donne niveau code</text:p>
      <table:table table:name="Table18" table:style-name="Table18">
        <table:table-column table:style-name="Table18.A"/>
        <table:table-row table:style-name="Table18.1">
          <table:table-cell table:style-name="Table18.A1" office:value-type="string">
            <text:p text:style-name="P16"><text:span text:style-name="T12">echo</text:span><text:span text:style-name="T11"> (</text:span><text:span text:style-name="T17">5</text:span><text:span text:style-name="T11"> % </text:span><text:span text:style-name="T17">3</text:span><text:span text:style-name="T11">); <text:s text:c="10"/></text:span><text:span text:style-name="T21">// affiche 2</text:span><text:span text:style-name="T11"><text:line-break/></text:span><text:span text:style-name="T12">echo</text:span><text:span text:style-name="T11"> (</text:span><text:span text:style-name="T17">5</text:span><text:span text:style-name="T11"> % </text:span><text:span text:style-name="T17">-3</text:span><text:span text:style-name="T11">); <text:s text:c="9"/></text:span><text:span text:style-name="T21">// affiche 2</text:span><text:span text:style-name="T11"><text:line-break/></text:span><text:span text:style-name="T12">echo</text:span><text:span text:style-name="T11"> (</text:span><text:span text:style-name="T17">-5</text:span><text:span text:style-name="T11"> % </text:span><text:span text:style-name="T17">3</text:span><text:span text:style-name="T11">); <text:s text:c="9"/></text:span><text:span text:style-name="T21">// affiche -2</text:span><text:span text:style-name="T11"><text:line-break/></text:span><text:span text:style-name="T12">echo</text:span><text:span text:style-name="T11"> (</text:span><text:span text:style-name="T17">-5</text:span><text:span text:style-name="T11"> % </text:span><text:span text:style-name="T17">-3</text:span><text:span text:style-name="T11">); <text:s text:c="8"/></text:span><text:span text:style-name="T21">// affiche -2</text:span></text:p>
          </table:table-cell>
        </table:table-row>
      </table:table>
      <text:p text:style-name="Heading_20_2"><text:bookmark text:name="_ge3bgpren2x0"/>Opérateurs d'incrémentation et décrémentation</text:p>
      <text:p text:style-name="Standard">Ces opérateurs permettent d'ajouter ou soustraire 1 à une valeur, attention au placement de l’opérateur “++” et “--” qui va influencer la valeur de la variable dans le code.</text:p>
      <text:p text:style-name="Standard"/>
      <table:table table:name="Table19" table:style-name="Table19">
        <table:table-column table:style-name="Table19.A"/>
        <table:table-row table:style-name="Table19.1">
          <table:table-cell table:style-name="Table19.A1" office:value-type="string">
            <text:p text:style-name="P16"><text:span text:style-name="T11">$a = </text:span><text:span text:style-name="T17">5</text:span><text:span text:style-name="T11">; <text:s text:c="4"/></text:span><text:span text:style-name="T21">// Post-incrément</text:span><text:span text:style-name="T11"><text:line-break/></text:span><text:span text:style-name="T12">echo</text:span><text:span text:style-name="T11"> $a++; <text:s/></text:span><text:span text:style-name="T21">// Affiche 5</text:span><text:span text:style-name="T11"><text:line-break/></text:span><text:span text:style-name="T12">echo</text:span><text:span text:style-name="T11"> $a; <text:s text:c="3"/></text:span><text:span text:style-name="T21">// Affiche 6</text:span><text:span text:style-name="T11"><text:line-break/>$a = </text:span><text:span text:style-name="T17">5</text:span><text:span text:style-name="T11">; <text:s text:c="4"/></text:span><text:span text:style-name="T21">// Pre-incrément</text:span><text:span text:style-name="T11"><text:line-break/></text:span><text:span text:style-name="T12">echo</text:span><text:span text:style-name="T11"> ++$a; <text:s/></text:span><text:span text:style-name="T21">// Affiche 6;</text:span><text:span text:style-name="T11"><text:line-break/></text:span><text:span text:style-name="T12">echo</text:span><text:span text:style-name="T11"> $a; <text:s text:c="3"/></text:span><text:span text:style-name="T21">// Affiche 6;</text:span><text:span text:style-name="T11"><text:line-break/>$a = </text:span><text:span text:style-name="T17">5</text:span><text:span text:style-name="T11">; <text:s text:c="4"/></text:span><text:span text:style-name="T21">// Post-décrément</text:span><text:span text:style-name="T11"><text:line-break/></text:span><text:span text:style-name="T12">echo</text:span><text:span text:style-name="T11"> $a--; <text:s/></text:span><text:span text:style-name="T21">// Affiche 5</text:span><text:span text:style-name="T11"><text:line-break/></text:span><text:span text:style-name="T12">echo</text:span><text:span text:style-name="T11"> $a; <text:s text:c="3"/></text:span><text:span text:style-name="T21">// Affiche 4</text:span><text:span text:style-name="T11"><text:line-break/>$a = </text:span><text:span text:style-name="T17">5</text:span><text:span text:style-name="T11">; <text:s text:c="4"/></text:span><text:span text:style-name="T21">// Pre-décrément:</text:span><text:span text:style-name="T11"><text:line-break/></text:span><text:span text:style-name="T12">echo</text:span><text:span text:style-name="T11"> --$a; <text:s/></text:span><text:span text:style-name="T21">// Affiche 4</text:span><text:span text:style-name="T11"><text:line-break/></text:span><text:span text:style-name="T12">echo</text:span><text:span text:style-name="T11"> $a; <text:s text:c="3"/></text:span><text:span text:style-name="T21">// Affiche 4</text:span></text:p>
          </table:table-cell>
        </table:table-row>
      </table:table>
      <text:p text:style-name="Heading_20_2"><text:bookmark text:name="_g7w7et6ndomu"/>Les opérateurs d'affectation</text:p>
      <text:p text:style-name="Standard">Les opérateurs d’affectations permette d’affecter une valeur à une variable</text:p>
      <text:p text:style-name="Standard">Le plus courant est le “=” mais il en existe d’autres.</text:p>
      <text:p text:style-name="Standard"/>
      <table:table table:name="Table20" table:style-name="Table20">
        <table:table-column table:style-name="Table20.A"/>
        <table:table-row table:style-name="Table20.1">
          <table:table-cell table:style-name="Table20.A1" office:value-type="string">
            <text:p text:style-name="P16"><text:span text:style-name="T11">$var = </text:span><text:span text:style-name="T17">5</text:span><text:span text:style-name="T11">; </text:span><text:span text:style-name="T21">// On affecte 5 à $var</text:span><text:span text:style-name="T11"><text:line-break/>$var += </text:span><text:span text:style-name="T17">5</text:span><text:span text:style-name="T11">; </text:span><text:span text:style-name="T21">// $var vaut maintenant 10 (5+5)</text:span><text:span text:style-name="T11"><text:line-break/><text:line-break/>$var = </text:span><text:span text:style-name="T17">"Hello"</text:span><text:span text:style-name="T11">; </text:span><text:span text:style-name="T21">// On affecte la chaîne de caractère hello à $var</text:span><text:span text:style-name="T11"><text:line-break/>$var .= </text:span><text:span text:style-name="T17">" World"</text:span><text:span text:style-name="T11">; </text:span><text:span text:style-name="T21">// $var affiche maintenant "Hello world"</text:span></text:p>
          </table:table-cell>
        </table:table-row>
      </table:table>
      <text:p text:style-name="Heading_20_3"><text:bookmark text:name="_budzwp3s6fne"/>L’affectation par référence</text:p>
      <text:p text:style-name="Standard">Par défaut lorsque l’on écrit le bout de code suivant</text:p>
      <table:table table:name="Table21" table:style-name="Table21">
        <table:table-column table:style-name="Table21.A"/>
        <table:table-row table:style-name="Table21.1">
          <table:table-cell table:style-name="Table21.A1" office:value-type="string">
            <text:p text:style-name="P16"><text:span text:style-name="T11">$a = </text:span><text:span text:style-name="T17">5</text:span><text:span text:style-name="T11">;<text:line-break/>$b = $a; </text:span><text:span text:style-name="T21">// $b est une copie de $a</text:span><text:span text:style-name="T11"><text:line-break/>$b++;<text:line-break/></text:span><text:span text:style-name="T12">echo</text:span><text:span text:style-name="T11"> $a; </text:span><text:span text:style-name="T21">// Affiche 5</text:span><text:span text:style-name="T11"><text:line-break/></text:span><text:span text:style-name="T12">echo</text:span><text:span text:style-name="T11"> $b; </text:span><text:span text:style-name="T21">// Affiche 6</text:span></text:p>
          </table:table-cell>
        </table:table-row>
      </table:table>
      <text:p text:style-name="Standard">En gros $b est une copie de $a et est indépendant de $a. </text:p>
      <text:p text:style-name="Standard">Il est parfois nécessaire que $a et $b pointe vers le même conteneur de données, dans ce cas on parle alors de référence.</text:p>
      <text:p text:style-name="Standard"/>
      <text:p text:style-name="Standard">Reprenons notre code et ajoutons juste un &amp; à la variable $a.</text:p>
      <text:p text:style-name="Standard"/>
      <table:table table:name="Table22" table:style-name="Table22">
        <table:table-column table:style-name="Table22.A"/>
        <table:table-row table:style-name="Table22.1">
          <table:table-cell table:style-name="Table22.A1" office:value-type="string">
            <text:p text:style-name="P16"><text:span text:style-name="T11">$a = </text:span><text:span text:style-name="T17">5</text:span><text:span text:style-name="T11">;<text:line-break/>$b = &amp;$a; </text:span><text:span text:style-name="T21">// On définit $b comme référence de $a</text:span><text:span text:style-name="T11"><text:line-break/>$b++;<text:line-break/></text:span><text:span text:style-name="T12">echo</text:span><text:span text:style-name="T11"> $a; </text:span><text:span text:style-name="T21">// Affiche 6 et non 5 comme avant</text:span><text:span text:style-name="T11"><text:line-break/></text:span><text:span text:style-name="T12">echo</text:span><text:span text:style-name="T11"> $b; </text:span><text:span text:style-name="T21">// Affiche 6</text:span></text:p>
          </table:table-cell>
        </table:table-row>
      </table:table>
      <text:p text:style-name="Standard"/>
      <text:p text:style-name="Standard">Que s'est-il passé ? Avec l’opérateur &amp; $b est devenu une référence de $a, ce n’est donc pas une copie puisque $a et $b pointe vers le même conteneur de données. Lorsque l’on modifie $b alors $a est aussi modifié.</text:p>
      <text:p text:style-name="Heading_20_3"><text:bookmark text:name="_qoovlmfwg1ah"/>Les combinaisons d’affectations avec les opérateurs</text:p>
      <text:p text:style-name="Standard">Il est possible de combiners les affectations avec tous les opérateurs disponibles</text:p>
      <text:p text:style-name="Standard"/>
      <table:table table:name="Table23" table:style-name="Table23">
        <table:table-column table:style-name="Table23.A"/>
        <table:table-row table:style-name="Table23.1">
          <table:table-cell table:style-name="Table23.A1" office:value-type="string">
            <text:p text:style-name="P16"><text:span text:style-name="T11">$a += $b;<text:tab/></text:span><text:span text:style-name="T21">// équivalent à $a = $a + $b addition</text:span><text:span text:style-name="T11"><text:line-break/>$a -= $b;<text:tab/></text:span><text:span text:style-name="T21">// équivalent à $a = $a - $b soustraction</text:span><text:span text:style-name="T11"><text:line-break/>$a *= $b;<text:tab/></text:span><text:span text:style-name="T21">// équivalent à $a = $a * $b multiplication</text:span><text:span text:style-name="T11"><text:line-break/>$a /= $b;<text:tab/></text:span><text:span text:style-name="T21">// équivalent à $a = $a / $b division</text:span><text:span text:style-name="T11"><text:line-break/>$a %= $b;<text:tab/></text:span><text:span text:style-name="T21">// équivalent à $a = $a % $b modulo</text:span><text:span text:style-name="T11"><text:line-break/>$a **= $b;<text:tab/></text:span><text:span text:style-name="T21">// équivalent à $a = $a ** $b exponentiation</text:span><text:span text:style-name="T11"><text:line-break/>$a &amp;= $b<text:tab/></text:span><text:span text:style-name="T21">// équivalent à $a = $a &amp; $b opérateur And</text:span><text:span text:style-name="T11"><text:line-break/>$a |= $b<text:tab/></text:span><text:span text:style-name="T21">// équivalent à $a = $a | $b opérateur Or</text:span><text:span text:style-name="T11"><text:line-break/>$a ^= $b<text:tab/></text:span><text:span text:style-name="T21">// équivalent à $a = $a ^ $b opérateur Xor</text:span><text:span text:style-name="T11"><text:line-break/>$a &lt;&lt;= $b<text:tab/></text:span><text:span text:style-name="T21">// équivalent à $a = $a &lt;&lt; $b décalage à gauche</text:span><text:span text:style-name="T11"><text:line-break/>$a &gt;&gt;= $b<text:tab/></text:span><text:span text:style-name="T21">// équivalent à $a = $a &gt;&gt; $b décalage à droite</text:span><text:span text:style-name="T11"><text:line-break/>$a .= $b<text:tab/></text:span><text:span text:style-name="T21">// équivalent à $a = $a . $b concaténation d'une chaîne de caractères</text:span><text:span text:style-name="T11"><text:line-break/>$a ??= $b<text:tab/></text:span><text:span text:style-name="T21">// équivalent à $a = $a ?? $b opérateur de coalescence nul</text:span></text:p>
          </table:table-cell>
        </table:table-row>
      </table:table>
      <text:p text:style-name="Heading_20_2"><text:bookmark text:name="_cu4b8xy9tbpe"/>Opérateurs de comparaison</text:p>
      <text:p text:style-name="Standard">Les opérateurs de comparaisons permettent de comparer 2 valeurs.</text:p>
      <text:p text:style-name="Standard">Voici la liste des opérateurs de comparaisons</text:p>
      <text:p text:style-name="Standard"/>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text:span text:style-name="T29">Exemple</text:span></text:p>
          </table:table-cell>
          <table:table-cell table:style-name="Table24.A1" office:value-type="string">
            <text:p text:style-name="P2"><text:span text:style-name="T29">Nom</text:span></text:p>
          </table:table-cell>
          <table:table-cell table:style-name="Table24.A1" office:value-type="string">
            <text:p text:style-name="P2"><text:span text:style-name="T29">Résultat</text:span></text:p>
          </table:table-cell>
        </table:table-row>
        <table:table-row table:style-name="Table24.1">
          <table:table-cell table:style-name="Table24.A2" office:value-type="string">
            <text:p text:style-name="P1">$a == $b</text:p>
          </table:table-cell>
          <table:table-cell table:style-name="Table24.B2" office:value-type="string">
            <text:p text:style-name="P1">Égal</text:p>
          </table:table-cell>
          <table:table-cell table:style-name="Table24.C2" office:value-type="string">
            <text:p text:style-name="P1">true si $a est égal à $b après le transtypage.</text:p>
          </table:table-cell>
        </table:table-row>
        <table:table-row table:style-name="Table24.1">
          <table:table-cell table:style-name="Table24.A3" office:value-type="string">
            <text:p text:style-name="P1">$a === $b</text:p>
          </table:table-cell>
          <table:table-cell table:style-name="Table24.B3" office:value-type="string">
            <text:p text:style-name="P1">Identique</text:p>
          </table:table-cell>
          <table:table-cell table:style-name="Table24.C3" office:value-type="string">
            <text:p text:style-name="P1">true si $a est égal à $b et qu'ils sont de même type.</text:p>
          </table:table-cell>
        </table:table-row>
        <table:table-row table:style-name="Table24.1">
          <table:table-cell table:style-name="Table24.A4" office:value-type="string">
            <text:p text:style-name="P1">$a != $b</text:p>
          </table:table-cell>
          <table:table-cell table:style-name="Table24.B4" office:value-type="string">
            <text:p text:style-name="P1">Différent</text:p>
          </table:table-cell>
          <table:table-cell table:style-name="Table24.C4" office:value-type="string">
            <text:p text:style-name="P1">true si $a est différent de $b après le transtypage.</text:p>
          </table:table-cell>
        </table:table-row>
        <table:table-row table:style-name="Table24.1">
          <table:table-cell table:style-name="Table24.A5" office:value-type="string">
            <text:p text:style-name="P1">$a &lt;&gt; $b</text:p>
          </table:table-cell>
          <table:table-cell table:style-name="Table24.B5" office:value-type="string">
            <text:p text:style-name="P1">Différent</text:p>
          </table:table-cell>
          <table:table-cell table:style-name="Table24.C5" office:value-type="string">
            <text:p text:style-name="P1">true si $a est différent de $b après le transtypage.</text:p>
          </table:table-cell>
        </table:table-row>
        <table:table-row table:style-name="Table24.1">
          <table:table-cell table:style-name="Table24.A6" office:value-type="string">
            <text:p text:style-name="P1">$a !== $b</text:p>
          </table:table-cell>
          <table:table-cell table:style-name="Table24.B6" office:value-type="string">
            <text:p text:style-name="P1">Différent</text:p>
          </table:table-cell>
          <table:table-cell table:style-name="Table24.C6" office:value-type="string">
            <text:p text:style-name="P1">true si $a est différent de $b ou bien s'ils ne sont pas du même type.</text:p>
          </table:table-cell>
        </table:table-row>
        <table:table-row table:style-name="Table24.1">
          <table:table-cell table:style-name="Table24.A7" office:value-type="string">
            <text:p text:style-name="P1">$a &lt; $b</text:p>
          </table:table-cell>
          <table:table-cell table:style-name="Table24.B7" office:value-type="string">
            <text:p text:style-name="P1">Plus petit que</text:p>
          </table:table-cell>
          <table:table-cell table:style-name="Table24.C7" office:value-type="string">
            <text:p text:style-name="P1">true si $a est strictement plus petit que $b.</text:p>
          </table:table-cell>
        </table:table-row>
        <table:table-row table:style-name="Table24.1">
          <table:table-cell table:style-name="Table24.A8" office:value-type="string">
            <text:p text:style-name="P1">$a &gt; $b</text:p>
          </table:table-cell>
          <table:table-cell table:style-name="Table24.B8" office:value-type="string">
            <text:p text:style-name="P1">Plus grand</text:p>
          </table:table-cell>
          <table:table-cell table:style-name="Table24.C8" office:value-type="string">
            <text:p text:style-name="P1">true si $a est strictement plus grand que $b.</text:p>
          </table:table-cell>
        </table:table-row>
        <table:table-row table:style-name="Table24.1">
          <table:table-cell table:style-name="Table24.A9" office:value-type="string">
            <text:p text:style-name="P1">$a &lt;= $b</text:p>
          </table:table-cell>
          <table:table-cell table:style-name="Table24.B9" office:value-type="string">
            <text:p text:style-name="P1">Inférieur ou égal</text:p>
          </table:table-cell>
          <table:table-cell table:style-name="Table24.C9" office:value-type="string">
            <text:p text:style-name="P1">true si $a est plus petit ou égal à $b.</text:p>
          </table:table-cell>
        </table:table-row>
        <table:table-row table:style-name="Table24.1">
          <table:table-cell table:style-name="Table24.A10" office:value-type="string">
            <text:p text:style-name="P1">$a &gt;= $b</text:p>
          </table:table-cell>
          <table:table-cell table:style-name="Table24.B10" office:value-type="string">
            <text:p text:style-name="P1">Supérieur ou égal</text:p>
          </table:table-cell>
          <table:table-cell table:style-name="Table24.C10" office:value-type="string">
            <text:p text:style-name="P1">true si $a est plus grand ou égal à $b.</text:p>
          </table:table-cell>
        </table:table-row>
        <table:table-row table:style-name="Table24.1">
          <table:table-cell table:style-name="Table24.A11" office:value-type="string">
            <text:p text:style-name="P1">$a &lt;=&gt; $b</text:p>
          </table:table-cell>
          <table:table-cell table:style-name="Table24.B11" office:value-type="string">
            <text:p text:style-name="P1">Combiné</text:p>
          </table:table-cell>
          <table:table-cell table:style-name="Table24.C11" office:value-type="string">
            <text:p text:style-name="P1">Un entier inférieur, égal ou supérieur à zéro lorsque $a est inférieur, égal, ou supérieur à $b respectivement.</text:p>
          </table:table-cell>
        </table:table-row>
      </table:table>
      <text:p text:style-name="Heading_20_2"><text:bookmark text:name="_smfapb3dz4no"/>Les opérateurs logiques</text:p>
      <text:p text:style-name="Standard">Les opérateurs logiques permettent de vérifier si plusieurs conditions sont vrai</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text:span text:style-name="T29">Exemple</text:span></text:p>
          </table:table-cell>
          <table:table-cell table:style-name="Table25.A1" office:value-type="string">
            <text:p text:style-name="P2"><text:span text:style-name="T29">Nom</text:span></text:p>
          </table:table-cell>
          <table:table-cell table:style-name="Table25.A1" office:value-type="string">
            <text:p text:style-name="P2"><text:span text:style-name="T29">Résultat</text:span></text:p>
          </table:table-cell>
        </table:table-row>
        <table:table-row table:style-name="Table25.2">
          <table:table-cell table:style-name="Table25.A2" office:value-type="string">
            <text:p text:style-name="P1">$a and $b</text:p>
          </table:table-cell>
          <table:table-cell table:style-name="Table25.A2" office:value-type="string">
            <text:p text:style-name="P1">And (Et)</text:p>
          </table:table-cell>
          <table:table-cell table:style-name="Table25.A2" office:value-type="string">
            <text:p text:style-name="P1">true si $a ET $b valent true.</text:p>
          </table:table-cell>
        </table:table-row>
        <table:table-row table:style-name="Table25.2">
          <table:table-cell table:style-name="Table25.A2" office:value-type="string">
            <text:p text:style-name="P1">$a or $b</text:p>
          </table:table-cell>
          <table:table-cell table:style-name="Table25.A2" office:value-type="string">
            <text:p text:style-name="P1">Or (Ou)</text:p>
          </table:table-cell>
          <table:table-cell table:style-name="Table25.A2" office:value-type="string">
            <text:p text:style-name="P1">true si $a OU $b valent true.</text:p>
          </table:table-cell>
        </table:table-row>
        <table:table-row table:style-name="Table25.2">
          <table:table-cell table:style-name="Table25.A2" office:value-type="string">
            <text:p text:style-name="P1">$a xor $b</text:p>
          </table:table-cell>
          <table:table-cell table:style-name="Table25.A2" office:value-type="string">
            <text:p text:style-name="P1">XOR</text:p>
          </table:table-cell>
          <table:table-cell table:style-name="Table25.A2" office:value-type="string">
            <text:p text:style-name="P1">true si $a OU $b est true, mais pas les deux en même temps.</text:p>
          </table:table-cell>
        </table:table-row>
        <table:table-row table:style-name="Table25.2">
          <table:table-cell table:style-name="Table25.A2" office:value-type="string">
            <text:p text:style-name="P1">! $a</text:p>
          </table:table-cell>
          <table:table-cell table:style-name="Table25.A2" office:value-type="string">
            <text:p text:style-name="P1">Not (Non)</text:p>
          </table:table-cell>
          <table:table-cell table:style-name="Table25.A2" office:value-type="string">
            <text:p text:style-name="P1">true si $a n'est pas true.</text:p>
          </table:table-cell>
        </table:table-row>
        <table:table-row table:style-name="Table25.2">
          <table:table-cell table:style-name="Table25.A2" office:value-type="string">
            <text:p text:style-name="P1">$a &amp;&amp; $b</text:p>
          </table:table-cell>
          <table:table-cell table:style-name="Table25.A2" office:value-type="string">
            <text:p text:style-name="P1">And (Et)</text:p>
          </table:table-cell>
          <table:table-cell table:style-name="Table25.A2" office:value-type="string">
            <text:p text:style-name="P1">true si $a ET $b sont true.</text:p>
          </table:table-cell>
        </table:table-row>
        <table:table-row table:style-name="Table25.2">
          <table:table-cell table:style-name="Table25.A2" office:value-type="string">
            <text:p text:style-name="P1">$a || $b</text:p>
          </table:table-cell>
          <table:table-cell table:style-name="Table25.A2" office:value-type="string">
            <text:p text:style-name="P1">Or (Ou)</text:p>
          </table:table-cell>
          <table:table-cell table:style-name="Table25.A2" office:value-type="string">
            <text:p text:style-name="P1">true si $a OU $b est true.</text:p>
          </table:table-cell>
        </table:table-row>
      </table:table>
      <text:p text:style-name="Standard"/>
      <text:p text:style-name="Heading_20_1"><text:bookmark text:name="_bvuidgbgqx3m"/>Chapitre 6 : Les structures de contrôles</text:p>
      <text:p text:style-name="Standard"><text:soft-page-break/>Une structure de contrôle est un ensemble d'instructions qui permet de contrôler l'exécution du code. Il en existe essentiellement deux types :</text:p>
      <text:list xml:id="list1949460265" text:style-name="WWNum3">
        <text:list-item>
          <text:p text:style-name="P20">Les structures de contrôle conditionnelles qui permettent d'exécuter certaines parties du code si une condition spécifique est remplie.</text:p>
        </text:list-item>
        <text:list-item>
          <text:p text:style-name="P20">Les structures de contrôle de boucle qui permettent d'exécuter en boucle certaines parties du code (généralement jusqu'à ce qu'une condition soit remplie).</text:p>
        </text:list-item>
      </text:list>
      <text:p text:style-name="Standard"/>
      <text:p text:style-name="Standard">Nous allons passer en revue l’ensemble des structures de contrôles de PHP.</text:p>
      <text:p text:style-name="Heading_20_2"><text:bookmark text:name="_z3clcvb3zuy5"/>If, else, elseif, else if</text:p>
      <text:p text:style-name="Heading_20_3"><text:bookmark text:name="_nw0glw7s0zc5"/>if</text:p>
      <text:p text:style-name="Standard">Le if est l’une des instructions les plus importantes de PHP, et on peut la résumer ainsi.</text:p>
      <text:p text:style-name="Standard"/>
      <table:table table:name="Table26" table:style-name="Table26">
        <table:table-column table:style-name="Table26.A"/>
        <table:table-row table:style-name="Table26.1">
          <table:table-cell table:style-name="Table26.A1" office:value-type="string">
            <text:p text:style-name="P16"><text:span text:style-name="T15">if</text:span><text:span text:style-name="T16"> (expression)<text:line-break/> <text:s/></text:span><text:span text:style-name="T15">commandes</text:span></text:p>
          </table:table-cell>
        </table:table-row>
      </table:table>
      <text:p text:style-name="Standard"/>
      <text:p text:style-name="Standard">Comment cela fonctionnne ? Et bien PHP va convertir l’expression en une valeur boolean, si cette valeur est true, alors on exécute les commandes, c’est aussi simple que cela</text:p>
      <text:p text:style-name="Standard"/>
      <text:p text:style-name="Standard">Dans le code cela ce traduit de la manière suivante : </text:p>
      <text:p text:style-name="Standard"/>
      <table:table table:name="Table27" table:style-name="Table27">
        <table:table-column table:style-name="Table27.A"/>
        <table:table-row table:style-name="Table27.1">
          <table:table-cell table:style-name="Table27.A1" office:value-type="string">
            <text:p text:style-name="P16"><text:span text:style-name="T12">if</text:span><text:span text:style-name="T11"> ($a &gt; $b) {<text:line-break/> </text:span><text:span text:style-name="T12">echo</text:span><text:span text:style-name="T11"> </text:span><text:span text:style-name="T17">"a est plus grand que b"</text:span><text:span text:style-name="T11">;<text:line-break/> $b = $a;<text:line-break/>}</text:span></text:p>
          </table:table-cell>
        </table:table-row>
      </table:table>
      <text:p text:style-name="P13"/>
      <text:p text:style-name="P13">On peut ajouter autant d’instruction que l’on veut entre les {}, elles ne seront prisent en compte que si l’expression vaut true</text:p>
      <text:p text:style-name="P13"/>
      <text:p text:style-name="P13">Il est possible grâce au opérateurs logiques de réaliser plusieurs expression</text:p>
      <text:p text:style-name="P13"/>
      <table:table table:name="Table28" table:style-name="Table28">
        <table:table-column table:style-name="Table28.A"/>
        <table:table-row table:style-name="Table28.1">
          <table:table-cell table:style-name="Table28.A1" office:value-type="string">
            <text:p text:style-name="P16"><text:span text:style-name="T12">if</text:span><text:span text:style-name="T11">($a &gt; $b &amp;&amp; $a &gt; $c)<text:line-break/>{<text:line-break/> <text:s text:c="3"/></text:span><text:span text:style-name="T12">echo</text:span><text:span text:style-name="T11"> </text:span><text:span text:style-name="T17">"a est plus grand que b et c"</text:span><text:span text:style-name="T11">;<text:line-break/>}</text:span></text:p>
          </table:table-cell>
        </table:table-row>
      </table:table>
      <text:p text:style-name="P13"/>
      <text:p text:style-name="P13"/>
      <text:p text:style-name="P13">Dans le cas de conditions complexes, on peut aussi imbriquer les if les un dans les autres</text:p>
      <text:p text:style-name="P13"/>
      <table:table table:name="Table29" table:style-name="Table29">
        <table:table-column table:style-name="Table29.A"/>
        <table:table-row table:style-name="Table29.1">
          <table:table-cell table:style-name="Table29.A1" office:value-type="string">
            <text:p text:style-name="P16"><text:span text:style-name="T12">if</text:span><text:span text:style-name="T11">($a &gt; $b) {<text:line-break/> <text:s text:c="2"/></text:span><text:span text:style-name="T12">echo</text:span><text:span text:style-name="T11"> </text:span><text:span text:style-name="T17">"a est plus grand que b"</text:span><text:span text:style-name="T11">;<text:line-break/> <text:s text:c="2"/></text:span><text:span text:style-name="T12">if</text:span><text:span text:style-name="T11">($a &lt; $c) {<text:line-break/> <text:s text:c="6"/></text:span><text:span text:style-name="T12">echo</text:span><text:span text:style-name="T11"> </text:span><text:span text:style-name="T17">"mais a est plus petit que c"</text:span><text:span text:style-name="T11">;<text:line-break/> <text:s text:c="2"/>}<text:line-break/>}</text:span></text:p>
          </table:table-cell>
        </table:table-row>
      </table:table>
      <text:p text:style-name="P13"/>
      <text:p text:style-name="P13">Quand le if ne possède qu’une seule commande dans sa condition alors il est possible de l’écrire de la façon suivante : </text:p>
      <text:p text:style-name="P13"/>
      <table:table table:name="Table30" table:style-name="Table30">
        <table:table-column table:style-name="Table30.A"/>
        <table:table-row table:style-name="Table30.1">
          <table:table-cell table:style-name="Table30.A1" office:value-type="string">
            <text:p text:style-name="P16"><text:span text:style-name="T12">if</text:span><text:span text:style-name="T11"> ($a &gt; $b)<text:line-break/> </text:span><text:span text:style-name="T12">echo</text:span><text:span text:style-name="T11"> </text:span><text:span text:style-name="T17">"a est plus grand que b"</text:span><text:span text:style-name="T11">;</text:span></text:p>
          </table:table-cell>
        </table:table-row>
      </table:table>
      <text:p text:style-name="P26"><text:bookmark text:name="_cefetiesiq3a"/>else </text:p>
      <text:p text:style-name="Standard">Le else est la suite du if dans le cas ou vous voulez exécuter une instruction quand une condition n’est pas remplie</text:p>
      <text:p text:style-name="Standard"/>
      <table:table table:name="Table31" table:style-name="Table31">
        <table:table-column table:style-name="Table31.A"/>
        <table:table-row table:style-name="Table31.1">
          <table:table-cell table:style-name="Table31.A1" office:value-type="string">
            <text:p text:style-name="P16"><text:span text:style-name="T12">if</text:span><text:span text:style-name="T11"> ($a &gt; $b) {<text:line-break/> </text:span><text:span text:style-name="T12">echo</text:span><text:span text:style-name="T11"> </text:span><text:span text:style-name="T17">"a est plus grand que b"</text:span><text:span text:style-name="T11">;<text:line-break/>} </text:span><text:span text:style-name="T12">else</text:span><text:span text:style-name="T11"> {<text:line-break/> </text:span><text:span text:style-name="T12">echo</text:span><text:span text:style-name="T11"> </text:span><text:span text:style-name="T17">"a est plus petit que b"</text:span><text:span text:style-name="T11">;<text:line-break/>}<text:line-break/></text:span><text:span text:style-name="T10">?&gt;</text:span></text:p>
          </table:table-cell>
        </table:table-row>
      </table:table>
      <text:p text:style-name="P13"/>
      <text:p text:style-name="P13">Il est tout à fait possible d’imbriquer les if et else ensemble mais attention dans ce cas, le else sera toujours associé avec le if le plus proche même si l’indentation vous indique le contraire</text:p>
      <text:p text:style-name="P13"/>
      <table:table table:name="Table32" table:style-name="Table32">
        <table:table-column table:style-name="Table32.A"/>
        <table:table-row table:style-name="Table32.1">
          <table:table-cell table:style-name="Table32.A1" office:value-type="string">
            <text:p text:style-name="P16"><text:span text:style-name="T11">$a = </text:span><text:span text:style-name="T12">false</text:span><text:span text:style-name="T11">;<text:line-break/>$b = </text:span><text:span text:style-name="T12">true</text:span><text:span text:style-name="T11">;<text:line-break/></text:span><text:span text:style-name="T12">if</text:span><text:span text:style-name="T11"> ($a)<text:line-break/> <text:s text:c="3"/></text:span><text:span text:style-name="T12">if</text:span><text:span text:style-name="T11"> ($b)<text:line-break/> <text:s text:c="7"/></text:span><text:span text:style-name="T12">echo</text:span><text:span text:style-name="T11"> </text:span><text:span text:style-name="T17">"b"</text:span><text:span text:style-name="T11">;<text:line-break/></text:span><text:span text:style-name="T12">else</text:span><text:span text:style-name="T11"><text:line-break/> <text:s text:c="3"/></text:span><text:span text:style-name="T12">echo</text:span><text:span text:style-name="T11"> </text:span><text:span text:style-name="T17">"c"</text:span><text:span text:style-name="T11">;<text:line-break/></text:span><text:span text:style-name="T21">// Dans ce cas le code n'affiche rien</text:span></text:p>
          </table:table-cell>
        </table:table-row>
      </table:table>
      <text:p text:style-name="P13"/>
      <text:p text:style-name="P13">Il existe une écriture simplifié du if else qui est l’opérateur ternaire, que l’on peut écrire sous la forme</text:p>
      <text:p text:style-name="P13"/>
      <table:table table:name="Table33" table:style-name="Table33">
        <table:table-column table:style-name="Table33.A"/>
        <table:table-row table:style-name="Table33.1">
          <table:table-cell table:style-name="Table33.A1" office:value-type="string">
            <text:p text:style-name="P16"><text:span text:style-name="T11">(</text:span><text:span text:style-name="T12">condition</text:span><text:span text:style-name="T11"> ? 'commande true' : 'commande false')</text:span></text:p>
          </table:table-cell>
        </table:table-row>
      </table:table>
      <text:p text:style-name="P13"/>
      <text:p text:style-name="P13">reprenons le if else vu précédemment et simplifions le </text:p>
      <text:p text:style-name="P13"/>
      <table:table table:name="Table34" table:style-name="Table34">
        <table:table-column table:style-name="Table34.A"/>
        <table:table-row table:style-name="Table34.1">
          <table:table-cell table:style-name="Table34.A1" office:value-type="string">
            <text:p text:style-name="P16"><text:span text:style-name="T11">$a = </text:span><text:span text:style-name="T17">5</text:span><text:span text:style-name="T11">;<text:line-break/>$b = </text:span><text:span text:style-name="T17">2</text:span><text:span text:style-name="T11">;<text:line-break/></text:span><text:span text:style-name="T21">// Version classique</text:span><text:span text:style-name="T11"><text:line-break/></text:span><text:span text:style-name="T12">if</text:span><text:span text:style-name="T11"> ($a &gt; $b) {<text:line-break/> </text:span><text:span text:style-name="T12">echo</text:span><text:span text:style-name="T11"> </text:span><text:span text:style-name="T17">"a est plus grand que b"</text:span><text:span text:style-name="T11">;<text:line-break/>} </text:span><text:span text:style-name="T12">else</text:span><text:span text:style-name="T11"> {<text:line-break/> </text:span><text:span text:style-name="T12">echo</text:span><text:span text:style-name="T11"> </text:span><text:span text:style-name="T17">"a est plus petit que b"</text:span><text:span text:style-name="T11">;<text:line-break/>}<text:line-break/></text:span><text:span text:style-name="T21">// La ternaire</text:span><text:span text:style-name="T11"><text:line-break/>$var = ($a &gt; $b) ? </text:span><text:span text:style-name="T17">"a est plus grand que b"</text:span><text:span text:style-name="T11"> : </text:span><text:span text:style-name="T17">"b est plus grand que a"</text:span><text:span text:style-name="T11">;<text:line-break/></text:span><text:span text:style-name="T12">echo</text:span><text:span text:style-name="T11"> $var; </text:span><text:span text:style-name="T21">// $var affiche a est plus grand que b</text:span></text:p>
          </table:table-cell>
        </table:table-row>
      </table:table>
      <text:p text:style-name="P13"/>
      <text:p text:style-name="P13">Dans le cas d’une ternaire, le résultat doit être soit être stocké dans une variable soit affiché via un echo avant la condition. </text:p>
      <text:p text:style-name="P13">Attention tout de même à ne pas abuser de cet opérateur en particulier dans le cas de condition complexe, cela peut nuire à la lisibilité du code et le rendre plus complexe que nécessaire. </text:p>
      <text:p text:style-name="P13">Un bon cas d'utilisation d’une ternaire est la vérification de l'existence d’une valeur dans une variable pour pouvoir utiliser cette <text:s/>valeur, ce qui donne : </text:p>
      <text:p text:style-name="P13"/>
      <table:table table:name="Table35" table:style-name="Table35">
        <table:table-column table:style-name="Table35.A"/>
        <table:table-row table:style-name="Table35.1">
          <table:table-cell table:style-name="Table35.A1" office:value-type="string">
            <text:p text:style-name="P16"><text:span text:style-name="T11">$a = </text:span><text:span text:style-name="T12">null</text:span><text:span text:style-name="T11">;<text:line-break/>$b = </text:span><text:span text:style-name="T17">2</text:span><text:span text:style-name="T11">;<text:line-break/><text:line-break/>$c = $a ? $a : $b;<text:line-break/></text:span><text:span text:style-name="T12">echo</text:span><text:span text:style-name="T11"> $c; </text:span><text:span text:style-name="T21">// C affiche 2 car $a est null</text:span><text:span text:style-name="T11"><text:line-break/><text:line-break/>$a = </text:span><text:span text:style-name="T17">1</text:span><text:span text:style-name="T11">;<text:line-break/>$b = </text:span><text:span text:style-name="T17">2</text:span><text:span text:style-name="T11">;<text:line-break/><text:line-break/>$c = $a ? $a : $b;<text:line-break/></text:span><text:span text:style-name="T12">echo</text:span><text:span text:style-name="T11"> $c; </text:span><text:span text:style-name="T21">// c affiche 1 car $a = 1</text:span></text:p>
          </table:table-cell>
        </table:table-row>
      </table:table>
      <text:p text:style-name="Heading_20_3"><text:bookmark text:name="_ml9p0pc7opzw"/>elseif/else if</text:p>
      <text:p text:style-name="Standard"><text:soft-page-break/>Le elseif ou encore else if est tout simplement une combinaison de if et de else. Cela permet de réaliser une nouvelle expression si la première expression dans le if n’est pas bonne.</text:p>
      <text:p text:style-name="Standard"/>
      <table:table table:name="Table36" table:style-name="Table36">
        <table:table-column table:style-name="Table36.A"/>
        <table:table-row table:style-name="Table36.1">
          <table:table-cell table:style-name="Table36.A1" office:value-type="string">
            <text:p text:style-name="P16"><text:span text:style-name="T12">if</text:span><text:span text:style-name="T11"> ($a &gt; $b) {<text:line-break/> <text:s text:c="2"/></text:span><text:span text:style-name="T12">echo</text:span><text:span text:style-name="T11"> </text:span><text:span text:style-name="T17">"a est plus grand que b"</text:span><text:span text:style-name="T11">;<text:line-break/>} </text:span><text:span text:style-name="T12">elseif</text:span><text:span text:style-name="T11"> ($a == $b) {<text:line-break/> <text:s text:c="2"/></text:span><text:span text:style-name="T12">echo</text:span><text:span text:style-name="T11"> </text:span><text:span text:style-name="T17">"a est égal à b"</text:span><text:span text:style-name="T11">;<text:line-break/>} </text:span><text:span text:style-name="T12">else</text:span><text:span text:style-name="T11"> {<text:line-break/> <text:s text:c="2"/></text:span><text:span text:style-name="T12">echo</text:span><text:span text:style-name="T11"> </text:span><text:span text:style-name="T17">"a est plus petit que b"</text:span><text:span text:style-name="T11">;<text:line-break/>}</text:span></text:p>
          </table:table-cell>
        </table:table-row>
      </table:table>
      <text:p text:style-name="P5"/>
      <text:p text:style-name="P5">Il est tout à fait possible d’avoir plusieurs elseif qui se suive.</text:p>
      <text:p text:style-name="P28"><text:bookmark text:name="_52mtnnu4dwvl"/>La boucle while</text:p>
      <text:p text:style-name="Standard">La boucle while est le moyen le plus simple de faire une boucle en PHP, tant que l’expression vaut true alors la boucle continue.</text:p>
      <text:p text:style-name="Standard"/>
      <table:table table:name="Table37" table:style-name="Table37">
        <table:table-column table:style-name="Table37.A"/>
        <table:table-row table:style-name="Table37.1">
          <table:table-cell table:style-name="Table37.A1" office:value-type="string">
            <text:p text:style-name="P16"><text:span text:style-name="T15">while</text:span><text:span text:style-name="T16"> (expression)<text:line-break/> <text:s text:c="3"/></text:span><text:span text:style-name="T15">commandes</text:span></text:p>
          </table:table-cell>
        </table:table-row>
      </table:table>
      <text:p text:style-name="Standard"/>
      <text:p text:style-name="Standard">Exemple de code</text:p>
      <text:p text:style-name="Standard"/>
      <table:table table:name="Table38" table:style-name="Table38">
        <table:table-column table:style-name="Table38.A"/>
        <table:table-row table:style-name="Table38.1">
          <table:table-cell table:style-name="Table38.A1" office:value-type="string">
            <text:p text:style-name="P16"><text:span text:style-name="T11">$i = </text:span><text:span text:style-name="T17">1</text:span><text:span text:style-name="T11">;<text:line-break/></text:span><text:span text:style-name="T12">while</text:span><text:span text:style-name="T11"> ($i &lt;= </text:span><text:span text:style-name="T17">10</text:span><text:span text:style-name="T11">) {<text:line-break/> <text:s text:c="2"/></text:span><text:span text:style-name="T12">echo</text:span><text:span text:style-name="T11"> $i++; <text:s/></text:span><text:span text:style-name="T21">/* La valeur affichée est $i avant l'incrémentation<text:line-break/> <text:s text:c="17"/>(post-incrémentation) <text:s/>*/</text:span><text:span text:style-name="T11"><text:line-break/>}</text:span></text:p>
          </table:table-cell>
        </table:table-row>
      </table:table>
      <text:p text:style-name="P13"/>
      <text:p text:style-name="P13">Dans cet exemple, tant que $i ne vaut pas 10 alors l’expression vaut true et la boucle continue.</text:p>
      <text:p text:style-name="P13">Il n’y à pas de limite au nombre de commandes que l’on peut mettre dans un while</text:p>
      <text:p text:style-name="P13"/>
      <text:p text:style-name="P13">Tout comme le if on peut écrire un while sans accolade de la façon suivante : <text:s/></text:p>
      <text:p text:style-name="P13"/>
      <table:table table:name="Table39" table:style-name="Table39">
        <table:table-column table:style-name="Table39.A"/>
        <table:table-row table:style-name="Table39.1">
          <table:table-cell table:style-name="Table39.A1" office:value-type="string">
            <text:p text:style-name="P16"><text:span text:style-name="T11">$i = </text:span><text:span text:style-name="T17">1</text:span><text:span text:style-name="T11">;<text:line-break/></text:span><text:span text:style-name="T12">while</text:span><text:span text:style-name="T11"> ($i &lt;= </text:span><text:span text:style-name="T17">10</text:span><text:span text:style-name="T11">):<text:line-break/> <text:s text:c="2"/></text:span><text:span text:style-name="T12">echo</text:span><text:span text:style-name="T11"> $i;<text:line-break/> <text:s text:c="2"/>$i++;<text:line-break/></text:span><text:span text:style-name="T12">endwhile</text:span><text:span text:style-name="T11">;</text:span></text:p>
          </table:table-cell>
        </table:table-row>
      </table:table>
      <text:p text:style-name="P13"/>
      <text:p text:style-name="P13">Cet exemple est exactement le même que précédemment mais avec une syntaxe légèrement différente. Noté dans ce cas de la présence du endwhile pour signifier à PHP la fin du block while.</text:p>
      <text:p text:style-name="P28"><text:bookmark text:name="_p7k32mjpq7t9"/>La boucle do-while</text:p>
      <text:p text:style-name="Standard">La boucle do-while est la même chose que la boucle while à la seule différence que l’expression est testé à la fin de l'itération et non au début, ce qui veut dire que la première boucle de l’itération sera toujours exécutée.</text:p>
      <text:p text:style-name="Standard"/>
      <table:table table:name="Table40" table:style-name="Table40">
        <table:table-column table:style-name="Table40.A"/>
        <table:table-row table:style-name="Table40.1">
          <table:table-cell table:style-name="Table40.A1" office:value-type="string">
            <text:p text:style-name="P16"><text:span text:style-name="T11">$i = </text:span><text:span text:style-name="T17">0</text:span><text:span text:style-name="T11">;<text:line-break/></text:span><text:span text:style-name="T12">do</text:span><text:span text:style-name="T11"> {<text:line-break/> <text:s text:c="2"/></text:span><text:span text:style-name="T12">echo</text:span><text:span text:style-name="T11"> $i;<text:line-break/>} </text:span><text:span text:style-name="T12">while</text:span><text:span text:style-name="T11"> ($i &gt; </text:span><text:span text:style-name="T17">0</text:span><text:span text:style-name="T11">);<text:line-break/></text:span><text:span text:style-name="T21">// Affiche 0</text:span></text:p>
          </table:table-cell>
        </table:table-row>
      </table:table>
      <text:p text:style-name="P28"><text:bookmark text:name="_d9h1c2d36qpo"/>La boucle for</text:p>
      <text:p text:style-name="Standard">La boucle for est la boucle la plus complexe en PHP car elle fonctionne en fonction de plusieurs instructions</text:p>
      <text:p text:style-name="Standard"/>
      <table:table table:name="Table41" table:style-name="Table41">
        <table:table-column table:style-name="Table41.A"/>
        <table:table-row table:style-name="Table41.1">
          <table:table-cell table:style-name="Table41.A1" office:value-type="string">
            <text:p text:style-name="P16"><text:span text:style-name="T15">for</text:span><text:span text:style-name="T16"> (expr1; expr2; expr3)<text:line-break/> <text:s text:c="3"/></text:span><text:span text:style-name="T15">commandes</text:span></text:p>
          </table:table-cell>
        </table:table-row>
      </table:table>
      <text:p text:style-name="Standard"/>
      <text:p text:style-name="Standard">La première expression (expr1) est exécutée, quoi qu'il arrive au début de la boucle.</text:p>
      <text:p text:style-name="Standard">Au début de chaque itération, l'expression expr2 est évaluée. Si l'évaluation vaut true, la boucle continue et les commandes sont exécutées. Si l'évaluation vaut false, l'exécution de la boucle s'arrête.</text:p>
      <text:p text:style-name="Standard">À la fin de chaque itération, l'expression expr3 est exécutée.</text:p>
      <text:p text:style-name="Standard"/>
      <text:p text:style-name="Standard">Voici ce que cela donne niveau code</text:p>
      <text:p text:style-name="Standard"/>
      <table:table table:name="Table42" table:style-name="Table42">
        <table:table-column table:style-name="Table42.A"/>
        <table:table-row table:style-name="Table42.1">
          <table:table-cell table:style-name="Table42.A1" office:value-type="string">
            <text:p text:style-name="P16"><text:span text:style-name="T12">for</text:span><text:span text:style-name="T11"> ($i = </text:span><text:span text:style-name="T17">1</text:span><text:span text:style-name="T11">; $i &lt;= </text:span><text:span text:style-name="T17">10</text:span><text:span text:style-name="T11">; $i++) {<text:line-break/> <text:s text:c="2"/></text:span><text:span text:style-name="T12">echo</text:span><text:span text:style-name="T11"> $i;<text:line-break/>}<text:line-break/></text:span><text:span text:style-name="T21">// Ce qui affichera 12345678910</text:span></text:p>
          </table:table-cell>
        </table:table-row>
      </table:table>
      <text:p text:style-name="P13"/>
      <text:p text:style-name="P13">On utilise essentiellement les boucles for quand on souhaite itéré un tableau php, voici un exemple de code</text:p>
      <text:p text:style-name="P13"/>
      <table:table table:name="Table43" table:style-name="Table43">
        <table:table-column table:style-name="Table43.A"/>
        <table:table-row table:style-name="Table43.1">
          <table:table-cell table:style-name="Table43.A1" office:value-type="string">
            <text:p text:style-name="P16"><text:span text:style-name="T11">$array = [<text:line-break/> <text:s text:c="3"/></text:span><text:span text:style-name="T17">'pomme'</text:span><text:span text:style-name="T11">, </text:span><text:span text:style-name="T17">'banane'</text:span><text:span text:style-name="T11">, </text:span><text:span text:style-name="T17">'raisin'</text:span><text:span text:style-name="T11"><text:line-break/>];<text:line-break/><text:line-break/></text:span><text:span text:style-name="T21">// On initialise $i et $size à la première itération pour éviter de devoir recalculer à chaque boucle la taille du tableau</text:span><text:span text:style-name="T11"><text:line-break/></text:span><text:span text:style-name="T12">for</text:span><text:span text:style-name="T11"> ($i = </text:span><text:span text:style-name="T17">0</text:span><text:span text:style-name="T11">, $size = count($array); $i &lt; $size; ++$i ) {<text:line-break/> <text:s text:c="3"/></text:span><text:span text:style-name="T12">echo</text:span><text:span text:style-name="T11"> $array[$i] . </text:span><text:span text:style-name="T17">' &lt;br /&gt;'</text:span><text:span text:style-name="T11">;<text:line-break/>}<text:line-break/></text:span><text:span text:style-name="T21">/* output <text:line-break/>pomme<text:line-break/>banane<text:line-break/>raisin<text:line-break/>*/</text:span></text:p>
          </table:table-cell>
        </table:table-row>
      </table:table>
      <text:p text:style-name="Heading_20_2"><text:bookmark text:name="_qgr7ugomtadt"/>La boucle foreach</text:p>
      <text:p text:style-name="Standard">La structure de langage foreach est la méthode la plus simple pour parcourir les tableaux PHP. Vous ne pouvez utiliser foreach que sur un tableau ou un objet initialisé.</text:p>
      <text:p text:style-name="Standard"/>
      <text:p text:style-name="Standard">Il existe 2 syntaxes qui sont : </text:p>
      <table:table table:name="Table44" table:style-name="Table44">
        <table:table-column table:style-name="Table44.A"/>
        <table:table-row table:style-name="Table44.1">
          <table:table-cell table:style-name="Table44.A1" office:value-type="string">
            <text:p text:style-name="P16"><text:span text:style-name="T15">foreach</text:span><text:span text:style-name="T16"> (iterable_expression </text:span><text:span text:style-name="T15">as</text:span><text:span text:style-name="T16"> $value){<text:line-break/> <text:s text:c="3"/></text:span><text:span text:style-name="T24">//commandes</text:span><text:span text:style-name="T16"><text:line-break/>}<text:line-break/></text:span><text:span text:style-name="T15">foreach</text:span><text:span text:style-name="T16"> (iterable_expression </text:span><text:span text:style-name="T15">as</text:span><text:span text:style-name="T16"> $key =&gt; $value){<text:line-break/> <text:s text:c="3"/></text:span><text:span text:style-name="T24">//commandes</text:span><text:span text:style-name="T16"><text:line-break/>}</text:span></text:p>
          </table:table-cell>
        </table:table-row>
      </table:table>
      <text:p text:style-name="Standard"/>
      <text:p text:style-name="Standard">La première forme passe en revue le tableau iterable_expression. À chaque itération, la valeur de l'élément courant est assignée à $value.</text:p>
      <text:p text:style-name="Standard">La seconde forme assignera en plus la clé de l'élément courant à la variable $key à chaque itération.</text:p>
      <text:p text:style-name="Standard">Vous pouvez modifier facilement les éléments d'un tableau en précédent $value d'un &amp;. Ceci assignera une référence au lieu de copier la valeur.</text:p>
      <text:p text:style-name="Standard"/>
      <text:p text:style-name="Standard">Exemple de code </text:p>
      <table:table table:name="Table45" table:style-name="Table45">
        <table:table-column table:style-name="Table45.A"/>
        <table:table-row table:style-name="Table45.1">
          <table:table-cell table:style-name="Table45.A1" office:value-type="string">
            <text:p text:style-name="P16"><text:span text:style-name="T11">$array = [<text:line-break/> <text:s text:c="3"/></text:span><text:span text:style-name="T17">'pomme'</text:span><text:span text:style-name="T11">, </text:span><text:span text:style-name="T17">'banane'</text:span><text:span text:style-name="T11">, </text:span><text:span text:style-name="T17">'raisin'</text:span><text:span text:style-name="T11"><text:line-break/>];<text:line-break/></text:span></text:p>
            <text:p text:style-name="P16"><text:span text:style-name="T11">// Foreach classique<text:line-break/></text:span><text:span text:style-name="T12">foreach</text:span><text:span text:style-name="T11">($array </text:span><text:span text:style-name="T12">as</text:span><text:span text:style-name="T11"> $valeur) {<text:line-break/> <text:s text:c="3"/></text:span><text:span text:style-name="T12">echo</text:span><text:span text:style-name="T11"> $valeur . </text:span><text:span text:style-name="T17">' &lt;br /&gt;'</text:span><text:span text:style-name="T11">;<text:line-break/>}<text:line-break/></text:span><text:span text:style-name="T21">/* output <text:line-break/>pomme<text:line-break/>banane<text:line-break/>raisin<text:line-break/>*/</text:span><text:span text:style-name="T11"><text:line-break/></text:span></text:p>
            <text:p text:style-name="P16"><text:span text:style-name="T11">// Foreach avec clé =&gt; valeur<text:line-break/></text:span><text:span text:style-name="T12">foreach</text:span><text:span text:style-name="T11">($array </text:span><text:span text:style-name="T12">as</text:span><text:span text:style-name="T11"> $key =&gt; $valeur) {<text:line-break/> <text:s text:c="3"/></text:span><text:span text:style-name="T12">echo</text:span><text:span text:style-name="T11"> $key . </text:span><text:span text:style-name="T17">' =&gt; '</text:span><text:span text:style-name="T11"> . $valeur . </text:span><text:span text:style-name="T17">' &lt;br /&gt;'</text:span><text:span text:style-name="T11">;<text:line-break/>}<text:line-break/></text:span><text:span text:style-name="T21">/* output <text:line-break/>0 =&gt; pomme<text:line-break/>1 =&gt; banane<text:line-break/>2 =&gt; raisin<text:line-break/>*/</text:span></text:p>
          </table:table-cell>
        </table:table-row>
      </table:table>
      <text:p text:style-name="Standard"><text:soft-page-break/></text:p>
      <text:p text:style-name="Standard">Exemple de code en modifiant la valeur d’un tableau par la référence</text:p>
      <text:p text:style-name="Standard"/>
      <table:table table:name="Table46" table:style-name="Table46">
        <table:table-column table:style-name="Table46.A"/>
        <table:table-row table:style-name="Table46.1">
          <table:table-cell table:style-name="Table46.A1" office:value-type="string">
            <text:p text:style-name="P16"><text:span text:style-name="T11">$array = [<text:line-break/> <text:s text:c="3"/></text:span><text:span text:style-name="T17">'pomme'</text:span><text:span text:style-name="T11">, </text:span><text:span text:style-name="T17">'banane'</text:span><text:span text:style-name="T11">, </text:span><text:span text:style-name="T17">'poire'</text:span><text:span text:style-name="T11"><text:line-break/>];<text:line-break/><text:line-break/></text:span><text:span text:style-name="T21">// On modifie la référence d'une ligne du tableau</text:span><text:span text:style-name="T11"><text:line-break/></text:span><text:span text:style-name="T12">foreach</text:span><text:span text:style-name="T11">($array </text:span><text:span text:style-name="T12">as</text:span><text:span text:style-name="T11"> &amp;$valeur) {<text:line-break/> <text:s text:c="3"/>$valeur .= </text:span><text:span text:style-name="T17">" mûre"</text:span><text:span text:style-name="T11">;<text:line-break/>}<text:line-break/><text:line-break/>var_dump($array);<text:line-break/></text:span><text:span text:style-name="T21">/*<text:line-break/>array(3) {<text:line-break/> <text:s/>[0]=&gt; string(11) "pomme mûre"<text:line-break/> <text:s/>[1]=&gt; string(12) "banane mûre"<text:line-break/> <text:s/>[2]=&gt; string(11) "poire mûre"<text:line-break/>}<text:line-break/>*/</text:span></text:p>
          </table:table-cell>
        </table:table-row>
      </table:table>
      <text:p text:style-name="Standard"/>
      <text:p text:style-name="Standard">Exemple de code en imbriquant les foreach pour parcourir les tableaux à multidimension</text:p>
      <text:p text:style-name="Standard"/>
      <table:table table:name="Table47" table:style-name="Table47">
        <table:table-column table:style-name="Table47.A"/>
        <table:table-row table:style-name="Table47.1">
          <table:table-cell table:style-name="Table47.A1" office:value-type="string">
            <text:p text:style-name="P16"><text:span text:style-name="T11">$array = [<text:line-break/> <text:s text:c="3"/></text:span><text:span text:style-name="T17">'pomme'</text:span><text:span text:style-name="T11"> =&gt; [<text:line-break/> <text:s text:c="3"/></text:span><text:span text:style-name="T17">'Gala'</text:span><text:span text:style-name="T11">, </text:span><text:span text:style-name="T17">'Golden'</text:span><text:span text:style-name="T11">, </text:span><text:span text:style-name="T17">'Dalinette'</text:span><text:span text:style-name="T11"><text:line-break/> <text:s text:c="3"/>], </text:span><text:span text:style-name="T17">'banane'</text:span><text:span text:style-name="T11">, </text:span><text:span text:style-name="T17">'poire'</text:span><text:span text:style-name="T11"><text:line-break/>];<text:line-break/><text:line-break/></text:span><text:span text:style-name="T12">foreach</text:span><text:span text:style-name="T11">($array </text:span><text:span text:style-name="T12">as</text:span><text:span text:style-name="T11"> $key =&gt; $valeur) {<text:line-break/> <text:s text:c="3"/></text:span><text:span text:style-name="T21">// SI $valeur est un tableau alors on boucle dessus</text:span><text:span text:style-name="T11"><text:line-break/> <text:s text:c="3"/></text:span><text:span text:style-name="T12">if</text:span><text:span text:style-name="T11">(is_array($valeur)) {<text:line-break/> <text:s text:c="7"/></text:span><text:span text:style-name="T12">echo</text:span><text:span text:style-name="T11"> $key . </text:span><text:span text:style-name="T17">": [Espèces : "</text:span><text:span text:style-name="T11">;<text:line-break/> <text:s text:c="7"/></text:span><text:span text:style-name="T12">foreach</text:span><text:span text:style-name="T11">($valeur </text:span><text:span text:style-name="T12">as</text:span><text:span text:style-name="T11"> $espece) {<text:line-break/> <text:s text:c="11"/></text:span><text:span text:style-name="T12">echo</text:span><text:span text:style-name="T11"> $espece . </text:span><text:span text:style-name="T17">', '</text:span><text:span text:style-name="T11">;<text:line-break/> <text:s text:c="7"/>}<text:line-break/> <text:s text:c="7"/></text:span><text:span text:style-name="T12">echo</text:span><text:span text:style-name="T11"> </text:span><text:span text:style-name="T17">"]"</text:span><text:span text:style-name="T11">;<text:line-break/> <text:s text:c="3"/>}<text:line-break/> <text:s text:c="3"/></text:span><text:span text:style-name="T21">// Sinon on affiche sa valeur</text:span><text:span text:style-name="T11"><text:line-break/> <text:s text:c="3"/></text:span><text:span text:style-name="T12">else</text:span><text:span text:style-name="T11"> {<text:line-break/> <text:s text:c="7"/></text:span><text:span text:style-name="T12">echo</text:span><text:span text:style-name="T11"> $valeur . </text:span><text:span text:style-name="T17">' '</text:span><text:span text:style-name="T11">;<text:line-break/> <text:s text:c="3"/>}<text:line-break/>}<text:line-break/><text:line-break/></text:span><text:span text:style-name="T21">/* Affiche<text:line-break/>pomme: [Espèces : Gala, Golden, Dalinette]<text:line-break/>banane<text:line-break/>poire*/</text:span><text:span text:style-name="T11"><text:line-break/> <text:s text:c="3"/><text:line-break/>var_dump($array);<text:line-break/></text:span><text:span text:style-name="T21">/*<text:line-break/>array(3) {<text:line-break/> <text:s/>["pomme"]=&gt;<text:line-break/> <text:s/>array(3) {<text:line-break/> <text:s text:c="3"/>[0]=&gt; string(4) "Gala"<text:line-break/> <text:s text:c="3"/>[1]=&gt; string(6) "Golden"<text:line-break/> <text:s text:c="3"/>[2]=&gt; string(9) "Dalinette"<text:line-break/> <text:s/>}<text:line-break/> <text:s/>[0]=&gt; string(6) "banane"<text:line-break/> <text:s/>[1]=&gt; string(5) "poire"<text:line-break/>}<text:line-break/><text:line-break/>*/</text:span></text:p>
          </table:table-cell>
        </table:table-row>
      </table:table>
      <text:p text:style-name="Heading_20_2"><text:bookmark text:name="_2ovcqex5xgkt"/>Switch</text:p>
      <text:p text:style-name="Standard">Le switch est l’équivalent de plusieurs instructions if qui se suivent. Il arrive par moment que vous devez comparer la même variable avec de nombreuses valeurs différentes et exécuter du code différent pour chaque cas. Il est tout à fait possible de le faire avec des if mais cela risque de rendre rapidement le code illisible, le switch est là pour pallier au problème.</text:p>
      <text:p text:style-name="Standard"/>
      <table:table table:name="Table48" table:style-name="Table48">
        <table:table-column table:style-name="Table48.A"/>
        <table:table-row table:style-name="Table48.1">
          <table:table-cell table:style-name="Table48.A1" office:value-type="string">
            <text:p text:style-name="P16"><text:span text:style-name="T21">// Ce switch:</text:span><text:span text:style-name="T11"><text:line-break/><text:line-break/></text:span><text:span text:style-name="T12">switch</text:span><text:span text:style-name="T11"> ($i) {<text:line-break/> <text:s text:c="2"/></text:span><text:span text:style-name="T12">case</text:span><text:span text:style-name="T11"> </text:span><text:span text:style-name="T17">0</text:span><text:span text:style-name="T11">:<text:line-break/> <text:s text:c="6"/></text:span><text:span text:style-name="T12">echo</text:span><text:span text:style-name="T11"> </text:span><text:span text:style-name="T17">"i égal 0"</text:span><text:span text:style-name="T11">;<text:line-break/> <text:s text:c="6"/></text:span><text:span text:style-name="T12">break</text:span><text:span text:style-name="T11">;<text:line-break/> <text:s text:c="2"/></text:span><text:span text:style-name="T12">case</text:span><text:span text:style-name="T11"> </text:span><text:span text:style-name="T17">1</text:span><text:span text:style-name="T11">:<text:line-break/> <text:s text:c="6"/></text:span><text:span text:style-name="T12">echo</text:span><text:span text:style-name="T11"> </text:span><text:span text:style-name="T17">"i égal 1"</text:span><text:span text:style-name="T11">;<text:line-break/> <text:s text:c="6"/></text:span><text:span text:style-name="T12">break</text:span><text:span text:style-name="T11">;<text:line-break/> <text:s text:c="2"/></text:span><text:span text:style-name="T12">case</text:span><text:span text:style-name="T11"> </text:span><text:span text:style-name="T17">2</text:span><text:span text:style-name="T11">:<text:line-break/> <text:s text:c="6"/></text:span><text:span text:style-name="T12">echo</text:span><text:span text:style-name="T11"> </text:span><text:span text:style-name="T17">"i égal 2"</text:span><text:span text:style-name="T11">;<text:line-break/> <text:s text:c="6"/></text:span><text:span text:style-name="T12">break</text:span><text:span text:style-name="T11">;<text:line-break/>}<text:line-break/><text:line-break/></text:span><text:span text:style-name="T21">// Équivaut à:</text:span><text:span text:style-name="T11"><text:line-break/><text:line-break/></text:span><text:span text:style-name="T12">if</text:span><text:span text:style-name="T11"> ($i == </text:span><text:span text:style-name="T17">0</text:span><text:span text:style-name="T11">) {<text:line-break/> <text:s text:c="2"/></text:span><text:span text:style-name="T12">echo</text:span><text:span text:style-name="T11"> </text:span><text:span text:style-name="T17">"i égal 0"</text:span><text:span text:style-name="T11">;<text:line-break/>} </text:span><text:span text:style-name="T12">elseif</text:span><text:span text:style-name="T11"> ($i == </text:span><text:span text:style-name="T17">1</text:span><text:span text:style-name="T11">) {<text:line-break/> <text:s text:c="2"/></text:span><text:span text:style-name="T12">echo</text:span><text:span text:style-name="T11"> </text:span><text:span text:style-name="T17">"i égal 1"</text:span><text:span text:style-name="T11">;<text:line-break/>} </text:span><text:span text:style-name="T12">elseif</text:span><text:span text:style-name="T11"> ($i == </text:span><text:span text:style-name="T17">2</text:span><text:span text:style-name="T11">) {<text:line-break/> <text:s text:c="2"/></text:span><text:span text:style-name="T12">echo</text:span><text:span text:style-name="T11"> </text:span><text:span text:style-name="T17">"i égal 2"</text:span><text:span text:style-name="T11">;<text:line-break/>}</text:span></text:p>
          </table:table-cell>
        </table:table-row>
      </table:table>
      <text:p text:style-name="Heading_20_2"><text:bookmark text:name="_9w9xwqhn9lkq"/>Match</text:p>
      <text:p text:style-name="Standard">Match est apparu avec PHP 8.0, cette structure fonctionne globalement comme un switch mais avec quelques petites différences : </text:p>
      <text:list xml:id="list4256307948" text:style-name="WWNum2">
        <text:list-item>
          <text:p text:style-name="P21">Une expression match compare les valeurs de manière stricte (===) et non de manière faible comme le fait l'instruction switch.</text:p>
        </text:list-item>
        <text:list-item>
          <text:p text:style-name="P21">Une expression match renvoie une valeur.</text:p>
        </text:list-item>
        <text:list-item>
          <text:p text:style-name="P21">Les expressions match ne passent pas aux cas suivants comme le font les instructions switch.</text:p>
        </text:list-item>
        <text:list-item>
          <text:p text:style-name="P21">Une expression match doit être exhaustive.</text:p>
        </text:list-item>
      </text:list>
      <text:p text:style-name="Standard"/>
      <text:p text:style-name="Standard">Exemple de code avec match</text:p>
      <text:p text:style-name="Standard"/>
      <table:table table:name="Table49" table:style-name="Table49">
        <table:table-column table:style-name="Table49.A"/>
        <table:table-row table:style-name="Table49.1">
          <table:table-cell table:style-name="Table49.A1" office:value-type="string">
            <text:p text:style-name="P16"><text:span text:style-name="T13">$age = </text:span><text:span text:style-name="T18">18</text:span><text:span text:style-name="T13">;<text:line-break/><text:line-break/>$output = match (</text:span><text:span text:style-name="T14">true</text:span><text:span text:style-name="T13">) {<text:line-break/> <text:s text:c="2"/>$age &lt; </text:span><text:span text:style-name="T18">2</text:span><text:span text:style-name="T13"> =&gt; </text:span><text:span text:style-name="T18">"Bébé"</text:span><text:span text:style-name="T13">,<text:line-break/> <text:s text:c="2"/>$age &lt; </text:span><text:span text:style-name="T18">13</text:span><text:span text:style-name="T13"> =&gt; </text:span><text:span text:style-name="T18">"Enfant"</text:span><text:span text:style-name="T13">,<text:line-break/> <text:s text:c="2"/>$age &lt;= </text:span><text:span text:style-name="T18">19</text:span><text:span text:style-name="T13"> =&gt; </text:span><text:span text:style-name="T18">"Adolescent"</text:span><text:span text:style-name="T13">,<text:line-break/> <text:s text:c="2"/>$age &gt; </text:span><text:span text:style-name="T18">19</text:span><text:span text:style-name="T13"> =&gt; </text:span><text:span text:style-name="T18">"Jeune adulte"</text:span><text:span text:style-name="T13">,<text:line-break/> <text:s text:c="2"/>$age &gt;= </text:span><text:span text:style-name="T18">40</text:span><text:span text:style-name="T13"> =&gt; </text:span><text:span text:style-name="T18">"Adulte âgé"</text:span><text:span text:style-name="T13"><text:line-break/>};<text:line-break/><text:line-break/>var_dump($output);<text:line-break/></text:span><text:span text:style-name="T22">/* output<text:line-break/>string(9) "Adolescent"<text:line-break/>*/</text:span></text:p>
          </table:table-cell>
        </table:table-row>
      </table:table>
      <text:p text:style-name="Heading_20_2"><text:bookmark text:name="_p24phrw5iyf9"/>Break</text:p>
      <text:p text:style-name="Standard">L’instruction break est très simple, elle permet de sortir d’une structure for, foreach, while, do-while ou switch</text:p>
      <text:p text:style-name="Standard"/>
      <text:p text:style-name="Standard">break accepte un argument numérique optionnel qui vous indiquera combien de structures emboîtées doivent être interrompues. La valeur par défaut est 1, seulement la structure emboîtée immédiate est interrompue.</text:p>
      <text:p text:style-name="Standard"/>
      <text:p text:style-name="Standard">Voici 2 exemples de break</text:p>
      <text:p text:style-name="Standard"/>
      <table:table table:name="Table50" table:style-name="Table50">
        <table:table-column table:style-name="Table50.A"/>
        <table:table-row table:style-name="Table50.1">
          <table:table-cell table:style-name="Table50.A1" office:value-type="string">
            <text:p text:style-name="P16"><text:span text:style-name="T11">$array = [<text:line-break/> <text:s text:c="3"/></text:span><text:span text:style-name="T17">'pomme'</text:span><text:span text:style-name="T11">, </text:span><text:span text:style-name="T17">'banane'</text:span><text:span text:style-name="T11">, </text:span><text:span text:style-name="T17">'raisin'</text:span><text:span text:style-name="T11"><text:line-break/>];<text:line-break/><text:line-break/></text:span><text:span text:style-name="T21">// Foreach classique</text:span><text:span text:style-name="T11"><text:line-break/></text:span><text:span text:style-name="T12">foreach</text:span><text:span text:style-name="T11">($array </text:span><text:span text:style-name="T12">as</text:span><text:span text:style-name="T11"> $valeur) {<text:line-break/> <text:s text:c="3"/></text:span><text:span text:style-name="T12">echo</text:span><text:span text:style-name="T11"> $valeur . </text:span><text:span text:style-name="T17">' &lt;br /&gt;'</text:span><text:span text:style-name="T11">;<text:line-break/> <text:s text:c="3"/></text:span><text:span text:style-name="T12">if</text:span><text:span text:style-name="T11">($valeur === </text:span><text:span text:style-name="T17">'banane'</text:span><text:span text:style-name="T11">) {<text:line-break/> <text:s text:c="7"/></text:span><text:span text:style-name="T12">break</text:span><text:span text:style-name="T11">;<text:line-break/> <text:s text:c="3"/>}<text:line-break/>}<text:line-break/></text:span><text:span text:style-name="T21">/* output<text:line-break/>pomme<text:line-break/>banane<text:line-break/>*/</text:span><text:span text:style-name="T11"><text:line-break/><text:line-break/></text:span><text:span text:style-name="T21">// Cas avec structures emboîtées</text:span><text:span text:style-name="T11"><text:line-break/>$i = </text:span><text:span text:style-name="T17">0</text:span><text:span text:style-name="T11">;<text:line-break/></text:span><text:span text:style-name="T12">while</text:span><text:span text:style-name="T11"> (++$i) {<text:line-break/> <text:s text:c="2"/></text:span><text:span text:style-name="T12">switch</text:span><text:span text:style-name="T11"> ($i) {<text:line-break/> <text:s text:c="6"/></text:span><text:span text:style-name="T12">case</text:span><text:span text:style-name="T11"> </text:span><text:span text:style-name="T17">5</text:span><text:span text:style-name="T11">:<text:line-break/> <text:s text:c="10"/></text:span><text:span text:style-name="T12">echo</text:span><text:span text:style-name="T11"> </text:span><text:span text:style-name="T17">"$i = 5"</text:span><text:span text:style-name="T11">;<text:line-break/> <text:s text:c="10"/></text:span><text:span text:style-name="T12">break</text:span><text:span text:style-name="T11"> </text:span><text:span text:style-name="T17">1</text:span><text:span text:style-name="T11">; <text:s/></text:span><text:span text:style-name="T21">/* Termine uniquement le switch. */</text:span><text:span text:style-name="T11"><text:line-break/> <text:s text:c="6"/></text:span><text:span text:style-name="T12">case</text:span><text:span text:style-name="T11"> </text:span><text:span text:style-name="T17">10</text:span><text:span text:style-name="T11">:<text:line-break/> <text:s text:c="10"/></text:span><text:span text:style-name="T12">echo</text:span><text:span text:style-name="T11"> </text:span><text:span text:style-name="T17">"$i = 10 stop while"</text:span><text:span text:style-name="T11">;<text:line-break/> <text:s text:c="10"/></text:span><text:span text:style-name="T12">break</text:span><text:span text:style-name="T11"> </text:span><text:span text:style-name="T17">2</text:span><text:span text:style-name="T11">; <text:s/></text:span><text:span text:style-name="T21">/* Termine le switch et la boucle while. */</text:span><text:span text:style-name="T11"><text:line-break/> <text:s text:c="6"/></text:span><text:span text:style-name="T12">default</text:span><text:span text:style-name="T11">:<text:line-break/> <text:s text:c="10"/></text:span><text:span text:style-name="T12">break</text:span><text:span text:style-name="T11">;<text:line-break/> <text:s text:c="2"/>}<text:line-break/>}</text:span></text:p>
          </table:table-cell>
        </table:table-row>
      </table:table>
      <text:p text:style-name="P28"><text:bookmark text:name="_2jqvfi8jt7rz"/>Continue</text:p>
      <text:p text:style-name="Standard">L’instruction continue permet de passer à l'itération suivante sans forcément finir les instruction en cours</text:p>
      <text:p text:style-name="Standard"/>
      <table:table table:name="Table51" table:style-name="Table51">
        <table:table-column table:style-name="Table51.A"/>
        <table:table-row table:style-name="Table51.1">
          <table:table-cell table:style-name="Table51.A1" office:value-type="string">
            <text:p text:style-name="P16"><text:span text:style-name="T13">$arr = [</text:span><text:span text:style-name="T18">'zéro'</text:span><text:span text:style-name="T13">, </text:span><text:span text:style-name="T18">'un'</text:span><text:span text:style-name="T13">, </text:span><text:span text:style-name="T18">'deux'</text:span><text:span text:style-name="T13">, </text:span><text:span text:style-name="T18">'trois'</text:span><text:span text:style-name="T13">, </text:span><text:span text:style-name="T18">'quatre'</text:span><text:span text:style-name="T13">, </text:span><text:span text:style-name="T18">'cinq'</text:span><text:span text:style-name="T13">, </text:span><text:span text:style-name="T18">'six'</text:span><text:span text:style-name="T13">];<text:line-break/></text:span><text:span text:style-name="T14">foreach</text:span><text:span text:style-name="T13"> ($arr </text:span><text:span text:style-name="T14">as</text:span><text:span text:style-name="T13"> $key =&gt; $value) {<text:line-break/> <text:s text:c="2"/></text:span><text:span text:style-name="T14">if</text:span><text:span text:style-name="T13"> (</text:span><text:span text:style-name="T18">0</text:span><text:span text:style-name="T13"> === ($key % </text:span><text:span text:style-name="T18">2</text:span><text:span text:style-name="T13">)) { </text:span><text:span text:style-name="T22">// évite les membres pairs</text:span><text:span text:style-name="T13"><text:line-break/> <text:s text:c="6"/></text:span><text:span text:style-name="T14">continue</text:span><text:span text:style-name="T13">;<text:line-break/> <text:s text:c="2"/>}<text:line-break/> <text:s text:c="2"/></text:span><text:span text:style-name="T14">echo</text:span><text:span text:style-name="T13"> $value . </text:span><text:span text:style-name="T18">"\n"</text:span><text:span text:style-name="T13">;<text:line-break/>}<text:line-break/></text:span><text:span text:style-name="T22">/* output<text:line-break/>un<text:line-break/>trois<text:line-break/>cinq<text:line-break/>*/</text:span></text:p>
          </table:table-cell>
        </table:table-row>
      </table:table>
      <text:p text:style-name="P24"><text:bookmark text:name="_swiwqqhkv1w2"/>Chapitre 7 : Les fonctions</text:p>
      <text:p text:style-name="Standard">Une fonction est une série d’instructions qui effectue une action et qui renvoie un résultat.</text:p>
      <text:p text:style-name="Standard"/>
      <text:p text:style-name="Standard">Voici un exemple de fonction </text:p>
      <table:table table:name="Table52" table:style-name="Table52">
        <table:table-column table:style-name="Table52.A"/>
        <table:table-row table:style-name="Table52.1">
          <table:table-cell table:style-name="Table52.A1" office:value-type="string">
            <text:p text:style-name="P16"><text:span text:style-name="T21">/**<text:line-break/>* </text:span><text:span text:style-name="T23">@param</text:span><text:span text:style-name="T21"> int $age<text:line-break/>* </text:span><text:span text:style-name="T23">@return</text:span><text:span text:style-name="T21"> bool<text:line-break/>*/</text:span><text:span text:style-name="T11"><text:line-break/></text:span><text:span text:style-name="T12">function</text:span><text:span text:style-name="T11"> </text:span><text:span text:style-name="T20">isAdult</text:span><text:span text:style-name="T11">(int $age): </text:span><text:span text:style-name="T20">bool</text:span><text:span text:style-name="T11"><text:line-break/>{<text:line-break/> <text:s text:c="2"/></text:span><text:span text:style-name="T12">if</text:span><text:span text:style-name="T11"> ($age &lt; </text:span><text:span text:style-name="T17">18</text:span><text:span text:style-name="T11">) {<text:line-break/> <text:s text:c="6"/></text:span><text:span text:style-name="T12">return</text:span><text:span text:style-name="T11"> </text:span><text:span text:style-name="T12">false</text:span><text:span text:style-name="T11">;<text:line-break/> <text:s text:c="2"/>}<text:line-break/> <text:s text:c="2"/></text:span><text:span text:style-name="T12">return</text:span><text:span text:style-name="T11"> </text:span><text:span text:style-name="T12">true</text:span><text:span text:style-name="T11">;<text:line-break/>}<text:line-break/><text:line-break/>$age = </text:span><text:span text:style-name="T17">15</text:span><text:span text:style-name="T11">;<text:line-break/>var_dump(isAdult($age)); // Retourne false<text:line-break/><text:line-break/>$age = </text:span><text:span text:style-name="T17">50</text:span><text:span text:style-name="T11">;<text:line-break/>var_dump(isAdult($age)); // Retourne true</text:span></text:p>
          </table:table-cell>
        </table:table-row>
      </table:table>
      <text:p text:style-name="Standard"/>
      <text:p text:style-name="Standard">Que fait cette fonction ? Elle indique tout simplement si on est majeur ou non. SI $age est inférieur à 18 alors la fonction renvoi false, sinon true.</text:p>
      <text:p text:style-name="Standard"/>
      <text:p text:style-name="Standard">Attention tout de même, le nom de la fonction doit respecter une certaine syntaxe qui est la suivante : Un nom de fonction valide commence par une lettre ou un “_” (underscore), suivi par un nombre quelconque de lettres, de nombres ou d’ “_” (underscore).</text:p>
      <text:p text:style-name="Standard"/>
      <text:p text:style-name="Heading_20_2"><text:bookmark text:name="_dvq8gac9aisk"/>Définition de base</text:p>
      <text:p text:style-name="Standard">Les fonctions n'ont pas besoin d'être définies avant d'être utilisées, SAUF lorsqu'une fonction est définie conditionnellement, comme montré dans les deux exemples suivants.</text:p>
      <text:p text:style-name="Standard"/>
      <text:p text:style-name="Standard">Lorsqu'une fonction est définie de manière conditionnelle, comme dans les exemples ci-dessous, leur définition doit précéder leur utilisation.</text:p>
      <text:p text:style-name="Standard"/>
      <table:table table:name="Table53" table:style-name="Table53">
        <table:table-column table:style-name="Table53.A"/>
        <table:table-row table:style-name="Table53.1">
          <table:table-cell table:style-name="Table53.A1" office:value-type="string">
            <text:p text:style-name="P16"><text:span text:style-name="T11">$makefoo = </text:span><text:span text:style-name="T12">true</text:span><text:span text:style-name="T11">;<text:line-break/><text:line-break/></text:span><text:span text:style-name="T21">/* Impossible d'appeler foo() ici,<text:line-break/> <text:s/>car cette fonction n'existe pas.<text:line-break/> <text:s/>Mais nous pouvons utiliser bar() */</text:span><text:span text:style-name="T11"><text:line-break/><text:line-break/>bar();<text:line-break/><text:line-break/></text:span><text:span text:style-name="T12">if</text:span><text:span text:style-name="T11"> ($makefoo) {<text:line-break/> </text:span><text:span text:style-name="T12">function</text:span><text:span text:style-name="T11"> </text:span><text:span text:style-name="T20">foo</text:span><text:span text:style-name="T11">()<text:line-break/> {<text:line-break/> <text:s text:c="2"/></text:span><text:span text:style-name="T12">echo</text:span><text:span text:style-name="T11"> </text:span><text:span text:style-name="T17">"Je n'existe pas tant que le programme n'est pas passé ici.\n"</text:span><text:span text:style-name="T11">;<text:line-break/> }<text:line-break/>}<text:line-break/><text:line-break/></text:span><text:span text:style-name="T21">/* Maintenant, nous pouvons appeler foo()<text:line-break/> <text:s/>car $makefoo est évalué à vrai */</text:span><text:span text:style-name="T11"><text:line-break/><text:line-break/></text:span><text:span text:style-name="T12">if</text:span><text:span text:style-name="T11"> ($makefoo) foo();<text:line-break/><text:line-break/></text:span><text:span text:style-name="T12">function</text:span><text:span text:style-name="T11"> </text:span><text:span text:style-name="T20">bar</text:span><text:span text:style-name="T11">()<text:line-break/>{<text:line-break/> </text:span><text:span text:style-name="T12">echo</text:span><text:span text:style-name="T11"> </text:span><text:span text:style-name="T17">"J'existe dès le début du programme.\n"</text:span><text:span text:style-name="T11">;<text:line-break/>}</text:span></text:p>
          </table:table-cell>
        </table:table-row>
      </table:table>
      <text:p text:style-name="P13"/>
      <text:p text:style-name="Standard">En PHP, toutes les fonctions ont une portée globale, être appelées à l'extérieur d'une fonction si elles ont été définies à l'intérieur et vice-versa.</text:p>
      <text:p text:style-name="Standard"/>
      <table:table table:name="Table54" table:style-name="Table54">
        <table:table-column table:style-name="Table54.A"/>
        <table:table-row table:style-name="Table54.1">
          <table:table-cell table:style-name="Table54.A1" office:value-type="string">
            <text:p text:style-name="P16"><text:span text:style-name="T12">function</text:span><text:span text:style-name="T11"> </text:span><text:span text:style-name="T20">foo</text:span><text:span text:style-name="T11">()<text:line-break/>{<text:line-break/> </text:span><text:span text:style-name="T12">function</text:span><text:span text:style-name="T11"> </text:span><text:span text:style-name="T20">bar</text:span><text:span text:style-name="T11">()<text:line-break/> {<text:line-break/> <text:s text:c="2"/></text:span><text:span text:style-name="T12">echo</text:span><text:span text:style-name="T11"> </text:span><text:span text:style-name="T17">"Je n'existe pas tant que foo() n'est pas appelé.\n"</text:span><text:span text:style-name="T11">;<text:line-break/> }<text:line-break/>}<text:line-break/><text:line-break/></text:span><text:span text:style-name="T21">/* Impossible d'appeler bar() ici<text:line-break/> <text:s/>car il n'existe pas. */</text:span><text:span text:style-name="T11"><text:line-break/><text:line-break/>foo();<text:line-break/><text:line-break/></text:span><text:span text:style-name="T21">/* Maintenant, nous pouvons appeler bar(),<text:line-break/> <text:s/>car l'utilisation de foo() l'a rendue<text:line-break/> <text:s/>accessible. */</text:span><text:span text:style-name="T11"><text:line-break/><text:line-break/>bar();</text:span></text:p>
          </table:table-cell>
        </table:table-row>
      </table:table>
      <text:p text:style-name="P13"><text:soft-page-break/></text:p>
      <text:p text:style-name="P13">Il est aussi possible qu’une fonction s’appelle elle-même, dans ce cas on appelle cette fonction une fonction récursive. Ce genre de fonction est très pratique quand on doit lire le contenu d’un tableau qui contient “n” tableau(x) sans en connaître le nombre exact ni la profondeur.</text:p>
      <text:p text:style-name="P13"/>
      <text:p text:style-name="P13">Exemple d’une fonction récursive qui affiche le contenu d’un tableau PHP</text:p>
      <table:table table:name="Table55" table:style-name="Table55">
        <table:table-column table:style-name="Table55.A"/>
        <table:table-row table:style-name="Table55.1">
          <table:table-cell table:style-name="Table55.A1" office:value-type="string">
            <text:p text:style-name="P16"><text:span text:style-name="T21">/**<text:line-break/>* Affiche le contenu du tableau<text:line-break/>* </text:span><text:span text:style-name="T23">@param</text:span><text:span text:style-name="T21"> array $tb<text:line-break/>* </text:span><text:span text:style-name="T23">@return</text:span><text:span text:style-name="T21"> void<text:line-break/>*/</text:span><text:span text:style-name="T11"><text:line-break/></text:span><text:span text:style-name="T12">function</text:span><text:span text:style-name="T11"> </text:span><text:span text:style-name="T20">parseArray</text:span><text:span text:style-name="T11">(array $tb): </text:span><text:span text:style-name="T20">void</text:span><text:span text:style-name="T11"><text:line-break/>{<text:line-break/> <text:s text:c="2"/></text:span><text:span text:style-name="T12">foreach</text:span><text:span text:style-name="T11"> ($tb </text:span><text:span text:style-name="T12">as</text:span><text:span text:style-name="T11"> $key =&gt; $value) {<text:line-break/><text:line-break/> <text:s text:c="6"/></text:span><text:span text:style-name="T21">// Si $value est un array</text:span><text:span text:style-name="T11"><text:line-break/> <text:s text:c="6"/></text:span><text:span text:style-name="T12">if</text:span><text:span text:style-name="T11"> (is_array($value)) {<text:line-break/> <text:s text:c="10"/></text:span><text:span text:style-name="T12">echo</text:span><text:span text:style-name="T11"> $key . </text:span><text:span text:style-name="T17">' :&lt;ul&gt;'</text:span><text:span text:style-name="T11">;<text:line-break/> <text:s text:c="10"/>parseArray($value);<text:line-break/> <text:s text:c="10"/></text:span><text:span text:style-name="T12">echo</text:span><text:span text:style-name="T11"> </text:span><text:span text:style-name="T17">'&lt;/ul&gt;&lt;br /&gt;'</text:span><text:span text:style-name="T11">;<text:line-break/> <text:s text:c="6"/>} </text:span><text:span text:style-name="T12">else</text:span><text:span text:style-name="T11"> { </text:span><text:span text:style-name="T21">//Sinon, c'est un élément à afficher</text:span><text:span text:style-name="T11"><text:line-break/> <text:s text:c="10"/></text:span><text:span text:style-name="T12">echo</text:span><text:span text:style-name="T11"> </text:span><text:span text:style-name="T17">'&lt;li&gt;'</text:span><text:span text:style-name="T11"> . $value . </text:span><text:span text:style-name="T17">'&lt;/li&gt;'</text:span><text:span text:style-name="T11">;<text:line-break/> <text:s text:c="6"/>}<text:line-break/> <text:s text:c="2"/>}<text:line-break/>}<text:line-break/><text:line-break/>$tb = [<text:line-break/> <text:s text:c="2"/></text:span><text:span text:style-name="T17">'Légumes'</text:span><text:span text:style-name="T11"> =&gt; [<text:line-break/> <text:s text:c="6"/></text:span><text:span text:style-name="T17">'Choux'</text:span><text:span text:style-name="T11">,<text:line-break/> <text:s text:c="6"/></text:span><text:span text:style-name="T17">'Haricots'</text:span><text:span text:style-name="T11">,<text:line-break/> <text:s text:c="6"/></text:span><text:span text:style-name="T17">'Épinards'</text:span><text:span text:style-name="T11"><text:line-break/> <text:s text:c="2"/>],<text:line-break/> <text:s text:c="2"/></text:span><text:span text:style-name="T17">'Fruits'</text:span><text:span text:style-name="T11"> =&gt; [<text:line-break/> <text:s text:c="6"/></text:span><text:span text:style-name="T17">'Agrumes'</text:span><text:span text:style-name="T11"> =&gt; [<text:line-break/> <text:s text:c="10"/></text:span><text:span text:style-name="T17">'Oranges'</text:span><text:span text:style-name="T11">,<text:line-break/> <text:s text:c="10"/></text:span><text:span text:style-name="T17">'Clémentines'</text:span><text:span text:style-name="T11">,<text:line-break/> <text:s text:c="10"/></text:span><text:span text:style-name="T17">'Citrons'</text:span><text:span text:style-name="T11"><text:line-break/> <text:s text:c="6"/>],<text:line-break/> <text:s text:c="6"/></text:span><text:span text:style-name="T17">'Fruits rouges'</text:span><text:span text:style-name="T11"> =&gt; [<text:line-break/> <text:s text:c="10"/></text:span><text:span text:style-name="T17">'Cassis'</text:span><text:span text:style-name="T11">,<text:line-break/> <text:s text:c="10"/></text:span><text:span text:style-name="T17">'Framboises'</text:span><text:span text:style-name="T11">,<text:line-break/> <text:s text:c="10"/></text:span><text:span text:style-name="T17">'Mûres'</text:span><text:span text:style-name="T11">,<text:line-break/> <text:s text:c="10"/></text:span><text:span text:style-name="T17">'Groseilles'</text:span><text:span text:style-name="T11">],<text:line-break/> <text:s text:c="6"/></text:span><text:span text:style-name="T17">'Autres fruits'</text:span><text:span text:style-name="T11"> =&gt; [<text:line-break/> <text:s text:c="10"/></text:span><text:span text:style-name="T17">'Pommes'</text:span><text:span text:style-name="T11">,<text:line-break/> <text:s text:c="10"/></text:span><text:span text:style-name="T17">'Poires'</text:span><text:span text:style-name="T11"><text:line-break/> <text:s text:c="6"/>]<text:line-break/> <text:s text:c="2"/>]<text:line-break/>];<text:line-break/>parseArray($tb);<text:line-break/><text:line-break/></text:span><text:span text:style-name="T21">/*<text:line-break/>* Output<text:line-break/>* Légumes<text:line-break/>* <text:s text:c="5"/>Choux<text:line-break/>* <text:s text:c="5"/>Haricots<text:line-break/>* <text:s text:c="5"/>Epinards<text:line-break/>* Fruits<text:line-break/>* <text:s text:c="5"/>Agrumes<text:line-break/>* <text:s text:c="9"/>Oranges<text:line-break/>* <text:s text:c="9"/>Clémentines<text:line-break/>* <text:s text:c="5"/>Citrons<text:line-break/>* <text:s text:c="5"/>Fruits rouges<text:line-break/>* <text:s text:c="9"/>Cassis<text:line-break/>* <text:s text:c="9"/>Framboises<text:line-break/>* <text:s text:c="9"/>Mûres<text:line-break/>* <text:s text:c="9"/>Groseilles<text:line-break/>* <text:s text:c="5"/>Autres fruits<text:line-break/>* <text:s text:c="9"/>Pommes<text:line-break/>* <text:s text:c="9"/>Poires<text:line-break/>*/</text:span></text:p>
          </table:table-cell>
        </table:table-row>
      </table:table>
      <text:p text:style-name="P13"/>
      <text:p text:style-name="P28"><text:bookmark text:name="_domndib7bjg0"/>Les arguments</text:p>
      <text:p text:style-name="Standard">Pour faire passer des informations à une fonction on utilise les arguments ou paramètres. Chaque argument est séparé par une virgule.</text:p>
      <text:p text:style-name="Standard">Les arguments sont toujours lus de gauche à droite avant l’appel de la fonction.</text:p>
      <text:p text:style-name="Standard"/>
      <text:p text:style-name="Standard"/>
      <table:table table:name="Table56" table:style-name="Table56">
        <table:table-column table:style-name="Table56.A"/>
        <table:table-row table:style-name="Table56.1">
          <table:table-cell table:style-name="Table56.A1" office:value-type="string">
            <text:p text:style-name="P16"><text:span text:style-name="T21">/**<text:line-break/>* </text:span><text:span text:style-name="T23">@param</text:span><text:span text:style-name="T21"> string $arg<text:line-break/>* </text:span><text:span text:style-name="T23">@param</text:span><text:span text:style-name="T21"> string|null $arg2<text:line-break/>* </text:span><text:span text:style-name="T23">@return</text:span><text:span text:style-name="T21"> void<text:line-break/>*/</text:span><text:span text:style-name="T11"><text:line-break/></text:span><text:span text:style-name="T12">function</text:span><text:span text:style-name="T11"> </text:span><text:span text:style-name="T20">maFonction</text:span><text:span text:style-name="T11">(string $arg, string $arg2 = null): </text:span><text:span text:style-name="T20">void</text:span><text:span text:style-name="T11"><text:line-break/>{<text:line-break/> <text:s text:c="2"/></text:span><text:span text:style-name="T21">// Instruction</text:span><text:span text:style-name="T11"><text:line-break/>}<text:line-break/><text:line-break/></text:span><text:span text:style-name="T21">/**</text:span></text:p>
            <text:p text:style-name="P16"><text:span text:style-name="T21">* Autre syntaxe possible<text:line-break/>* </text:span><text:span text:style-name="T23">@param</text:span><text:span text:style-name="T21"> string $arg<text:line-break/>* </text:span><text:span text:style-name="T23">@param</text:span><text:span text:style-name="T21"> string|null $arg2<text:line-break/>* </text:span><text:span text:style-name="T23">@return</text:span><text:span text:style-name="T21"> void<text:line-break/>*/</text:span><text:span text:style-name="T11"><text:line-break/></text:span><text:span text:style-name="T12">function</text:span><text:span text:style-name="T11"> </text:span><text:span text:style-name="T20">maFonction</text:span><text:span text:style-name="T11">(<text:line-break/> <text:s text:c="2"/>string $arg,<text:line-break/> <text:s text:c="2"/>string $arg2 = null<text:line-break/>): </text:span><text:span text:style-name="T20">void</text:span><text:span text:style-name="T11"><text:line-break/>{<text:line-break/> <text:s text:c="2"/></text:span><text:span text:style-name="T21">// Instruction</text:span><text:span text:style-name="T11"><text:line-break/>}</text:span></text:p>
          </table:table-cell>
        </table:table-row>
      </table:table>
      <text:p text:style-name="Standard"/>
      <text:p text:style-name="Heading_20_3"><text:bookmark text:name="_nyo9p0xjl50a"/>Argument de référence</text:p>
      <text:p text:style-name="Standard">Lorsque l’on passe un argument à une fonction, par défaut celui-ci sera passé par valeur (ainsi, changer la valeur d'un argument dans la fonction ne change pas sa valeur à l'extérieur de la fonction). Si vous souhaitez pouvoir changer la valeur de vos arguments il faut alors utiliser la référence de l’argument.</text:p>
      <text:p text:style-name="Standard"/>
      <table:table table:name="Table57" table:style-name="Table57">
        <table:table-column table:style-name="Table57.A"/>
        <table:table-row table:style-name="Table57.1">
          <table:table-cell table:style-name="Table57.A1" office:value-type="string">
            <text:p text:style-name="P16"><text:span text:style-name="T21">/**<text:line-break/> * Utilisation d'un paramètre de référence<text:line-break/> * </text:span><text:span text:style-name="T23">@param</text:span><text:span text:style-name="T21"> string $chaine<text:line-break/> * </text:span><text:span text:style-name="T23">@return</text:span><text:span text:style-name="T21"> void<text:line-break/> */</text:span><text:span text:style-name="T11"><text:line-break/></text:span><text:span text:style-name="T12">function</text:span><text:span text:style-name="T11"> </text:span><text:span text:style-name="T20">updateChaine</text:span><text:span text:style-name="T11">(string &amp;$chaine)<text:line-break/>{<text:line-break/> <text:s text:c="3"/>$chaine .= </text:span><text:span text:style-name="T17">" mise à jour"</text:span><text:span text:style-name="T11">;<text:line-break/>}<text:line-break/><text:line-break/>$chaine = </text:span><text:span text:style-name="T17">"cette chaine est"</text:span><text:span text:style-name="T11">;<text:line-break/>updateChaine($chaine);<text:line-break/></text:span><text:span text:style-name="T12">echo</text:span><text:span text:style-name="T11"> $chaine; </text:span><text:span text:style-name="T21">// Affiche "cette chaine est mise à jour"</text:span></text:p>
          </table:table-cell>
        </table:table-row>
      </table:table>
      <text:p text:style-name="Heading_20_3"><text:bookmark text:name="_qeb7ci2reo7q"/>Valeur par défaut des arguments</text:p>
      <text:p text:style-name="Standard">Une fonction peut définir des valeurs par défaut pour les arguments en utilisant une syntaxe similaire à l'affectation d'une variable. La valeur par défaut n'est utilisée que lorsque le paramètre n'est pas spécifié</text:p>
      <text:p text:style-name="Standard"/>
      <table:table table:name="Table58" table:style-name="Table58">
        <table:table-column table:style-name="Table58.A"/>
        <table:table-row table:style-name="Table58.1">
          <table:table-cell table:style-name="Table58.A1" office:value-type="string">
            <text:p text:style-name="P16"><text:span text:style-name="T21">/**<text:line-break/> * </text:span><text:span text:style-name="T23">@param</text:span><text:span text:style-name="T21"> string $couleur<text:line-break/> * </text:span><text:span text:style-name="T23">@return</text:span><text:span text:style-name="T21"> string<text:line-break/> */</text:span><text:span text:style-name="T11"><text:line-break/></text:span><text:span text:style-name="T12">function</text:span><text:span text:style-name="T11"> </text:span><text:span text:style-name="T20">couleurCheveux</text:span><text:span text:style-name="T11">(string $couleur = </text:span><text:span text:style-name="T17">"blond"</text:span><text:span text:style-name="T11">)<text:line-break/>{<text:line-break/> <text:s text:c="3"/></text:span><text:span text:style-name="T12">return</text:span><text:span text:style-name="T11"> </text:span><text:span text:style-name="T17">'Mes cheveux sont '</text:span><text:span text:style-name="T11"> . $couleur;<text:line-break/>}<text:line-break/><text:line-break/></text:span><text:span text:style-name="T12">echo</text:span><text:span text:style-name="T11"> couleurCheveux(</text:span><text:span text:style-name="T17">'châtain'</text:span><text:span text:style-name="T11">); </text:span><text:span text:style-name="T21">// Retourne mes cheveux sont châtin</text:span><text:span text:style-name="T11"><text:line-break/></text:span><text:span text:style-name="T12">echo</text:span><text:span text:style-name="T11"> couleurCheveux(); </text:span><text:span text:style-name="T21">// Retourne mes cheveux sont blond</text:span><text:span text:style-name="T11"><text:line-break/></text:span><text:span text:style-name="T12">echo</text:span><text:span text:style-name="T11"> couleurCheveux(</text:span><text:span text:style-name="T12">null</text:span><text:span text:style-name="T11">); </text:span><text:span text:style-name="T21">// Retourne une erreur car null est un type particulier</text:span></text:p>
          </table:table-cell>
        </table:table-row>
      </table:table>
      <text:p text:style-name="Standard"/>
      <text:p text:style-name="Standard">Attention à l’ordre des arguments lorsque vous utilisez des valeurs par défaut, Les arguments sans valeur par défaut doivent être passés en premier, sinon cela provoque une fatale erreur</text:p>
      <text:p text:style-name="Standard"/>
      <table:table table:name="Table59" table:style-name="Table59">
        <table:table-column table:style-name="Table59.A"/>
        <table:table-row table:style-name="Table59.1">
          <table:table-cell table:style-name="Table59.A1" office:value-type="string">
            <text:p text:style-name="P16"><text:span text:style-name="T21">/**<text:line-break/> * </text:span><text:span text:style-name="T23">@param</text:span><text:span text:style-name="T21"> string $couleur<text:line-break/> * </text:span><text:span text:style-name="T23">@param</text:span><text:span text:style-name="T21"> string $prenom<text:line-break/> * </text:span><text:span text:style-name="T23">@return</text:span><text:span text:style-name="T21"> string<text:line-break/> */</text:span><text:span text:style-name="T11"><text:line-break/></text:span><text:span text:style-name="T12">function</text:span><text:span text:style-name="T11"> </text:span><text:span text:style-name="T20">couleurCheveux</text:span><text:span text:style-name="T11">(string $couleur = </text:span><text:span text:style-name="T17">"blond"</text:span><text:span text:style-name="T11">, string $prenom) :</text:span><text:span text:style-name="T20">string</text:span><text:span text:style-name="T11"><text:line-break/>{<text:line-break/> <text:s text:c="3"/></text:span><text:span text:style-name="T12">return</text:span><text:span text:style-name="T11"> </text:span><text:span text:style-name="T17">'Je m\'appel '</text:span><text:span text:style-name="T11"> . $prenom . </text:span><text:span text:style-name="T17">' et mes cheveux sont'</text:span><text:span text:style-name="T11"> . $couleur;<text:line-break/>}<text:line-break/><text:line-break/></text:span><text:span text:style-name="T12">echo</text:span><text:span text:style-name="T11"> couleurCheveux(</text:span><text:span text:style-name="T17">'Pierre'</text:span><text:span text:style-name="T11">);<text:line-break/></text:span><text:span text:style-name="T21">/* Provoque l'erreur <text:line-break/>PHP Fatal error: <text:s/>Uncaught ArgumentCountError: Too few arguments to function couleurCheveux(), 1 passed<text:line-break/>*/</text:span></text:p>
          </table:table-cell>
        </table:table-row>
      </table:table>
      <text:p text:style-name="Standard"/>
      <text:p text:style-name="Standard">Le bon ordre est le suivant </text:p>
      <text:p text:style-name="Standard"/>
      <table:table table:name="Table60" table:style-name="Table60">
        <table:table-column table:style-name="Table60.A"/>
        <table:table-row table:style-name="Table60.1">
          <table:table-cell table:style-name="Table60.A1" office:value-type="string">
            <text:p text:style-name="P16"><text:span text:style-name="T21">/**<text:line-break/> * </text:span><text:span text:style-name="T23">@param</text:span><text:span text:style-name="T21"> string $prenom<text:line-break/> * </text:span><text:span text:style-name="T23">@param</text:span><text:span text:style-name="T21"> string $couleur<text:line-break/> * </text:span><text:span text:style-name="T23">@return</text:span><text:span text:style-name="T21"> string<text:line-break/> */</text:span><text:span text:style-name="T11"><text:line-break/></text:span><text:span text:style-name="T12">function</text:span><text:span text:style-name="T11"> </text:span><text:span text:style-name="T20">couleurCheveux</text:span><text:span text:style-name="T11">(string $prenom, string $couleur = </text:span><text:span text:style-name="T17">"blond"</text:span><text:span text:style-name="T11">) :</text:span><text:span text:style-name="T20">string</text:span><text:span text:style-name="T11"><text:line-break/>{<text:line-break/> <text:s text:c="3"/></text:span><text:span text:style-name="T12">return</text:span><text:span text:style-name="T11"> </text:span><text:span text:style-name="T17">'Je m\'appel '</text:span><text:span text:style-name="T11"> . $prenom . </text:span><text:span text:style-name="T17">' et mes cheveux sont'</text:span><text:span text:style-name="T11"> . $couleur;<text:line-break/>}<text:line-break/><text:line-break/></text:span><text:span text:style-name="T12">echo</text:span><text:span text:style-name="T11"> couleurCheveux(</text:span><text:span text:style-name="T17">'Pierre'</text:span><text:span text:style-name="T11">); </text:span><text:span text:style-name="T21">// Retourne Je m'appel Pierre mes cheveux sont blond</text:span><text:span text:style-name="T11"><text:line-break/></text:span><text:span text:style-name="T12">echo</text:span><text:span text:style-name="T11"> couleurCheveux(</text:span><text:span text:style-name="T17">'Marc'</text:span><text:span text:style-name="T11">, </text:span><text:span text:style-name="T17">'rouge'</text:span><text:span text:style-name="T11">); </text:span><text:span text:style-name="T21">// Retourne Je m'appel Marc mes cheveux sont rouge</text:span></text:p>
          </table:table-cell>
        </table:table-row>
      </table:table>
      <text:p text:style-name="Heading_20_3"><text:bookmark text:name="_tztmnffllt7p"/>Les arguments nommés</text:p>
      <text:p text:style-name="Standard">Les arguments nommés permettent de passer les arguments à une fonction en s'appuyant sur le nom du paramètre, au lieu de la position du paramètre. Ceci documente automatiquement la signification de l'argument, rend l'ordre des arguments indépendant et permet d'ignorer les valeurs par défaut arbitrairement.</text:p>
      <text:p text:style-name="Standard"/>
      <table:table table:name="Table61" table:style-name="Table61">
        <table:table-column table:style-name="Table61.A"/>
        <table:table-row table:style-name="Table61.1">
          <table:table-cell table:style-name="Table61.A1" office:value-type="string">
            <text:p text:style-name="P16"><text:span text:style-name="T21">/**<text:line-break/> * </text:span><text:span text:style-name="T23">@param</text:span><text:span text:style-name="T21"> string $prenom<text:line-break/> * </text:span><text:span text:style-name="T23">@param</text:span><text:span text:style-name="T21"> string $couleur<text:line-break/> * </text:span><text:span text:style-name="T23">@return</text:span><text:span text:style-name="T21"> string<text:line-break/> */</text:span><text:span text:style-name="T11"><text:line-break/></text:span><text:span text:style-name="T12">function</text:span><text:span text:style-name="T11"> </text:span><text:span text:style-name="T20">couleurCheveux</text:span><text:span text:style-name="T11">(string $prenom, string $couleur = </text:span><text:span text:style-name="T17">"blond"</text:span><text:span text:style-name="T11">) :</text:span><text:span text:style-name="T20">string</text:span><text:span text:style-name="T11"><text:line-break/>{<text:line-break/> <text:s text:c="3"/></text:span><text:span text:style-name="T12">return</text:span><text:span text:style-name="T11"> </text:span><text:span text:style-name="T17">'Je m\'appel '</text:span><text:span text:style-name="T11"> . $prenom . </text:span><text:span text:style-name="T17">' et mes cheveux sont'</text:span><text:span text:style-name="T11"> . $couleur;<text:line-break/>}<text:line-break/></text:span><text:span text:style-name="T12">echo</text:span><text:span text:style-name="T11"> couleurCheveux(couleur : </text:span><text:span text:style-name="T17">'rouge'</text:span><text:span text:style-name="T11">, prenom: </text:span><text:span text:style-name="T17">'Marc'</text:span><text:span text:style-name="T11">); </text:span><text:span text:style-name="T21">// Retourne Je m'appel Marc mes cheveux sont rouge</text:span></text:p>
          </table:table-cell>
        </table:table-row>
      </table:table>
      <text:p text:style-name="Standard"/>
      <text:p text:style-name="Standard">Dans l’exemple ci-dessus, grâce aux arguments nommés je peux inverser l’ordre des paramètres comme bon me semble.</text:p>
      <text:p text:style-name="Heading_20_3"><text:bookmark text:name="_b5h3phs7uric"/>Typer les arguments</text:p>
      <text:p text:style-name="Standard">Depuis PHP 7.4 il est possible de typer les arguments d’une fonction afin de pouvoir effectuer un meilleur contrôle de ce que l’on envoie à notre fonction et de limiter ainsi les problèmes de changement de type qui peuvent créer des instabilités dans le code.</text:p>
      <text:p text:style-name="Standard"/>
      <text:p text:style-name="Standard">Pour typer un argument, il suffit de préciser le type devant la variable que vous voulez typer </text:p>
      <text:p text:style-name="Standard"/>
      <text:p text:style-name="Standard">Voici un exemple de fonction avec des paramètres typés : </text:p>
      <text:p text:style-name="Standard"/>
      <table:table table:name="Table62" table:style-name="Table62">
        <table:table-column table:style-name="Table62.A"/>
        <table:table-row table:style-name="Table62.1">
          <table:table-cell table:style-name="Table62.A1" office:value-type="string">
            <text:p text:style-name="P16"><text:span text:style-name="T21">/**<text:line-break/>* </text:span><text:span text:style-name="T23">@param</text:span><text:span text:style-name="T21"> int $id<text:line-break/>* </text:span><text:span text:style-name="T23">@param</text:span><text:span text:style-name="T21"> string $chaine<text:line-break/>* </text:span><text:span text:style-name="T23">@param</text:span><text:span text:style-name="T21"> bool $isOk $<text:line-break/>* </text:span><text:span text:style-name="T23">@param</text:span><text:span text:style-name="T21"> array $params<text:line-break/>* </text:span><text:span text:style-name="T23">@return</text:span><text:span text:style-name="T21"> void<text:line-break/>*/</text:span><text:span text:style-name="T11"><text:line-break/></text:span><text:span text:style-name="T12">function</text:span><text:span text:style-name="T11"> </text:span><text:span text:style-name="T20">functionTest</text:span><text:span text:style-name="T11">(int $id, string $chaine, bool $isOk = false, array $params = []):</text:span><text:span text:style-name="T20">void</text:span><text:span text:style-name="T11"><text:line-break/>{<text:line-break/> <text:s text:c="2"/></text:span><text:span text:style-name="T21">// ...</text:span><text:span text:style-name="T11"><text:line-break/>}</text:span></text:p>
          </table:table-cell>
        </table:table-row>
      </table:table>
      <text:p text:style-name="Standard"/>
      <text:p text:style-name="Standard">Si par exemple je décide d’envoyer un string au lieu d’un integer pour $id, cela va provoquer l’erreur suivante : </text:p>
      <text:p text:style-name="Standard"/>
      <table:table table:name="Table63" table:style-name="Table63">
        <table:table-column table:style-name="Table63.A"/>
        <table:table-row table:style-name="Table63.1">
          <table:table-cell table:style-name="Table63.A1" office:value-type="string">
            <text:p text:style-name="P16"><text:span text:style-name="T14">HP</text:span><text:span text:style-name="T13"> Fatal error: <text:s/>Uncaught TypeError: functionTest(): Argument #1 ($id) must be of type int, string given</text:span></text:p>
          </table:table-cell>
        </table:table-row>
      </table:table>
      <text:p text:style-name="Heading_20_2"><text:bookmark text:name="_n0xv77ep962"/>Les valeurs de retour</text:p>
      <text:p text:style-name="Standard">Lorsqu’une fonction à terminé elle à la possibilité de pouvoir renvoyer son résultat grâce à la structure <text:span text:style-name="T12">return</text:span>.</text:p>
      <text:p text:style-name="Standard">Le <text:span text:style-name="T12">return</text:span> stop l'exécution en cours et rend le résultat au script appelant.</text:p>
      <text:p text:style-name="Standard"/>
      <table:table table:name="Table64" table:style-name="Table64">
        <table:table-column table:style-name="Table64.A"/>
        <table:table-row table:style-name="Table64.1">
          <table:table-cell table:style-name="Table64.A1" office:value-type="string">
            <text:p text:style-name="P16"><text:span text:style-name="T21">/**<text:line-break/>* </text:span><text:span text:style-name="T23">@param</text:span><text:span text:style-name="T21"> string $role<text:line-break/>* </text:span><text:span text:style-name="T23">@return</text:span><text:span text:style-name="T21"> array<text:line-break/>*/</text:span><text:span text:style-name="T11"><text:line-break/></text:span><text:span text:style-name="T12">function</text:span><text:span text:style-name="T11"> </text:span><text:span text:style-name="T20">generateArray</text:span><text:span text:style-name="T11">(string $role = </text:span><text:span text:style-name="T17">'USER'</text:span><text:span text:style-name="T11">): </text:span><text:span text:style-name="T20">array</text:span><text:span text:style-name="T11"><text:line-break/>{<text:line-break/> <text:s text:c="2"/>$array[] = [</text:span><text:span text:style-name="T17">'ROLE'</text:span><text:span text:style-name="T11"> =&gt; </text:span><text:span text:style-name="T17">'USER'</text:span><text:span text:style-name="T11">];<text:line-break/> <text:s text:c="2"/></text:span><text:span text:style-name="T12">if</text:span><text:span text:style-name="T11"> ($role !== </text:span><text:span text:style-name="T17">'ADMIN'</text:span><text:span text:style-name="T11">) {<text:line-break/> <text:s text:c="6"/></text:span><text:span text:style-name="T21">// La condition n'est pas respectée, on stop la fonction ici</text:span><text:span text:style-name="T11"><text:line-break/> <text:s text:c="6"/></text:span><text:span text:style-name="T12">return</text:span><text:span text:style-name="T11"> $array;<text:line-break/> <text:s text:c="2"/>}<text:line-break/> <text:s text:c="2"/>$array[] = [</text:span><text:span text:style-name="T17">'ROLE'</text:span><text:span text:style-name="T11"> =&gt; </text:span><text:span text:style-name="T17">'ADMIN'</text:span><text:span text:style-name="T11">];<text:line-break/> <text:s text:c="2"/></text:span><text:span text:style-name="T12">return</text:span><text:span text:style-name="T11"> $array;<text:line-break/>}<text:line-break/><text:line-break/>var_dump(generateArray(</text:span><text:span text:style-name="T17">'ROLE'</text:span><text:span text:style-name="T11">));<text:line-break/></text:span><text:span text:style-name="T21">/* output<text:line-break/>array(1) {<text:line-break/> [0]=&gt; array(1) {<text:line-break/> <text:s text:c="2"/>["ROLE"]=&gt; string(4) "USER"<text:line-break/> }|<text:line-break/>}<text:line-break/>*/</text:span><text:span text:style-name="T11"><text:line-break/>var_dump(generateArray(</text:span><text:span text:style-name="T17">'ADMIN'</text:span><text:span text:style-name="T11">));<text:line-break/></text:span><text:span text:style-name="T21">/* output<text:line-break/>array(2) {<text:line-break/> [0]=&gt; array(1) {<text:line-break/> <text:s text:c="2"/>["ROLE"]=&gt; string(4) "USER"<text:line-break/> }<text:line-break/> [1]=&gt; array(1) {<text:line-break/> <text:s text:c="2"/>["ROLE"]=&gt; string(5) "ADMIN"<text:line-break/> }<text:line-break/>}<text:line-break/>*/</text:span></text:p>
          </table:table-cell>
        </table:table-row>
      </table:table>
      <text:p text:style-name="Standard"/>
      <text:p text:style-name="Standard">Si aucun <text:span text:style-name="T12">return</text:span> n’est déclaré alors par défaut la fonction retournera null.</text:p>
      <text:p text:style-name="Heading_20_3"><text:bookmark text:name="_5xnd31eomgy1"/><text:soft-page-break/>Typer les valeurs de retour</text:p>
      <text:p text:style-name="Standard">Tout comme les paramètres, vous pouvez typer le retour de votre fonction afin d’avoir un meilleur contrôle de votre code.</text:p>
      <text:p text:style-name="Standard">Dans le cas ou aucun <text:span text:style-name="T12">return</text:span> n’est déclaré à la fin de votre fonction, le type de celle ci sera alors <text:span text:style-name="T11">void</text:span></text:p>
      <text:p text:style-name="P6"/>
      <text:p text:style-name="Standard">Pour typer un retour de fonction, il faut tout simplement rajouter à la fin de la fonction “ : le type”</text:p>
      <text:p text:style-name="Standard"/>
      <table:table table:name="Table65" table:style-name="Table65">
        <table:table-column table:style-name="Table65.A"/>
        <table:table-row table:style-name="Table65.1">
          <table:table-cell table:style-name="Table65.A1" office:value-type="string">
            <text:p text:style-name="P16"><text:span text:style-name="T21">/**<text:line-break/>* </text:span><text:span text:style-name="T23">@param</text:span><text:span text:style-name="T21"> int $id<text:line-break/>* </text:span><text:span text:style-name="T23">@return</text:span><text:span text:style-name="T21"> int<text:line-break/>*/</text:span><text:span text:style-name="T11"><text:line-break/></text:span><text:span text:style-name="T12">function</text:span><text:span text:style-name="T11"> </text:span><text:span text:style-name="T20">functionTest</text:span><text:span text:style-name="T11">(int $id): </text:span><text:span text:style-name="T20">int</text:span><text:span text:style-name="T11"><text:line-break/>{<text:line-break/> <text:s text:c="3"/></text:span><text:span text:style-name="T21">// Le retour attendu est un integer</text:span><text:span text:style-name="T11"><text:line-break/> <text:s text:c="2"/></text:span><text:span text:style-name="T12">return</text:span><text:span text:style-name="T11"> $id;<text:line-break/>}</text:span></text:p>
          </table:table-cell>
        </table:table-row>
      </table:table>
      <text:p text:style-name="Standard"/>
      <text:p text:style-name="Standard">Si le type de retour ne correspond pas au retour attendu, alors l’erreur suivante se déclenche : </text:p>
      <table:table table:name="Table66" table:style-name="Table66">
        <table:table-column table:style-name="Table66.A"/>
        <table:table-row table:style-name="Table66.1">
          <table:table-cell table:style-name="Table66.A1" office:value-type="string">
            <text:p text:style-name="P16"><text:span text:style-name="T14">PHP</text:span><text:span text:style-name="T13"> Fatal error: <text:s/>Uncaught TypeError: functionTest(): Return value must be of type int, string returned</text:span></text:p>
          </table:table-cell>
        </table:table-row>
      </table:table>
      <text:p text:style-name="Heading_20_2"><text:bookmark text:name="_xbaig6l7r83f"/>Fonctions variables</text:p>
      <text:p text:style-name="Standard">PHP supporte le concept de fonctions variables. Cela signifie que si le nom d'une variable est suivi de parenthèses, PHP recherchera une fonction de même nom et essaiera de l'exécuter.</text:p>
      <text:p text:style-name="Standard"/>
      <table:table table:name="Table67" table:style-name="Table67">
        <table:table-column table:style-name="Table67.A"/>
        <table:table-row table:style-name="Table67.1">
          <table:table-cell table:style-name="Table67.A1" office:value-type="string">
            <text:p text:style-name="P16"><text:span text:style-name="T21">/**<text:line-break/>* </text:span><text:span text:style-name="T23">@param</text:span><text:span text:style-name="T21"> int $id<text:line-break/>* </text:span><text:span text:style-name="T23">@return</text:span><text:span text:style-name="T21"> int<text:line-break/>*/</text:span><text:span text:style-name="T11"><text:line-break/></text:span><text:span text:style-name="T12">function</text:span><text:span text:style-name="T11"> </text:span><text:span text:style-name="T20">testVariable</text:span><text:span text:style-name="T11">(int $id):</text:span><text:span text:style-name="T20">int</text:span><text:span text:style-name="T11"> {<text:line-break/> <text:s text:c="2"/></text:span><text:span text:style-name="T12">return</text:span><text:span text:style-name="T11"> $id;<text:line-break/>}<text:line-break/><text:line-break/>$func = </text:span><text:span text:style-name="T17">'testVariable'</text:span><text:span text:style-name="T11">;<text:line-break/></text:span><text:span text:style-name="T12">echo</text:span><text:span text:style-name="T11"> $func(</text:span><text:span text:style-name="T17">5</text:span><text:span text:style-name="T11">); </text:span><text:span text:style-name="T21">// Affiche 5</text:span></text:p>
          </table:table-cell>
        </table:table-row>
      </table:table>
      <text:p text:style-name="Standard"/>
      <text:p text:style-name="Standard">Vous pouvez aussi appeler les méthodes d'un objet en utilisant le système des fonctions variables.</text:p>
      <text:p text:style-name="Standard"/>
      <table:table table:name="Table68" table:style-name="Table68">
        <table:table-column table:style-name="Table68.A"/>
        <table:table-row table:style-name="Table68.1">
          <table:table-cell table:style-name="Table68.A1" office:value-type="string">
            <text:p text:style-name="P16"><text:span text:style-name="T12">class</text:span><text:span text:style-name="T11"> </text:span><text:span text:style-name="T20">testClass</text:span><text:span text:style-name="T11"> {<text:line-break/> <text:s text:c="2"/></text:span><text:span text:style-name="T21">/**<text:line-break/> <text:s text:c="3"/>* </text:span><text:span text:style-name="T23">@param</text:span><text:span text:style-name="T21"> int $id<text:line-break/> <text:s text:c="3"/>* </text:span><text:span text:style-name="T23">@return</text:span><text:span text:style-name="T21"> int<text:line-break/> <text:s text:c="3"/>*/</text:span><text:span text:style-name="T11"><text:line-break/> <text:s text:c="2"/></text:span><text:span text:style-name="T12">function</text:span><text:span text:style-name="T11"> </text:span><text:span text:style-name="T20">testVariable</text:span><text:span text:style-name="T11">(int $id):</text:span><text:span text:style-name="T20">int</text:span><text:span text:style-name="T11"> {<text:line-break/> <text:s text:c="6"/></text:span><text:span text:style-name="T12">return</text:span><text:span text:style-name="T11"> $id;<text:line-break/> <text:s text:c="2"/>}<text:line-break/>}<text:line-break/><text:line-break/>$class = </text:span><text:span text:style-name="T12">new</text:span><text:span text:style-name="T11"> testClass();<text:line-break/>$func = </text:span><text:span text:style-name="T17">'testVariable'</text:span><text:span text:style-name="T11">;<text:line-break/></text:span><text:span text:style-name="T12">echo</text:span><text:span text:style-name="T11"> $class-&gt;$func(</text:span><text:span text:style-name="T17">5</text:span><text:span text:style-name="T11">); </text:span><text:span text:style-name="T21">// Affiche 5</text:span></text:p>
          </table:table-cell>
        </table:table-row>
      </table:table>
      <text:p text:style-name="Heading_20_2"><text:bookmark text:name="_5gpapfh1w0re"/>Fonctions anonymes</text:p>
      <text:p text:style-name="Standard">Les fonctions anonymes, aussi appelées fermetures ou closures permettent la création de fonctions sans préciser leur nom. Elles sont particulièrement utiles comme fonctions de rappel callable</text:p>
      <text:p text:style-name="Standard"/>
      <text:p text:style-name="Standard">Exemple de callback</text:p>
      <table:table table:name="Table69" table:style-name="Table69">
        <table:table-column table:style-name="Table69.A"/>
        <table:table-row table:style-name="Table69.1">
          <table:table-cell table:style-name="Table69.A1" office:value-type="string">
            <text:p text:style-name="P16"><text:span text:style-name="T12">echo</text:span><text:span text:style-name="T11"> preg_replace_callback(<text:line-break/> <text:s text:c="2"/></text:span><text:span text:style-name="T17">'~-([a-z])~'</text:span><text:span text:style-name="T11">, </text:span><text:span text:style-name="T21">// On ne récupère que les lettres de l'alphabet</text:span><text:span text:style-name="T11"><text:line-break/> <text:s text:c="2"/></text:span><text:span text:style-name="T12">function</text:span><text:span text:style-name="T11"> ($match) {<text:line-break/> <text:s text:c="6"/></text:span><text:span text:style-name="T12">return</text:span><text:span text:style-name="T11"> strtoupper($match[</text:span><text:span text:style-name="T17">1</text:span><text:span text:style-name="T11">]); </text:span><text:span text:style-name="T21">// On récupère la première lettre et on la force en majuscule</text:span><text:span text:style-name="T11"><text:line-break/> <text:s text:c="2"/>}, </text:span><text:span text:style-name="T17">'bonjour-le-monde'</text:span><text:span text:style-name="T11">); </text:span><text:span text:style-name="T21">// Affichera bonjourLeMonde</text:span></text:p>
          </table:table-cell>
        </table:table-row>
      </table:table>
      <text:p text:style-name="Standard"/>
      <text:p text:style-name="Standard">Exemple de fonction anonyme utilisé comme valeur de variable</text:p>
      <text:p text:style-name="Standard"/>
      <table:table table:name="Table70" table:style-name="Table70">
        <table:table-column table:style-name="Table70.A"/>
        <table:table-row table:style-name="Table70.1">
          <table:table-cell table:style-name="Table70.A1" office:value-type="string">
            <text:p text:style-name="P16"><text:span text:style-name="T21">/**<text:line-break/>* </text:span><text:span text:style-name="T23">@param</text:span><text:span text:style-name="T21"> $name<text:line-break/>* </text:span><text:span text:style-name="T23">@return</text:span><text:span text:style-name="T21"> void<text:line-break/>*/</text:span><text:span text:style-name="T11"><text:line-break/>$greet = </text:span><text:span text:style-name="T12">function</text:span><text:span text:style-name="T11">($name) {<text:line-break/> <text:s text:c="2"/>printf(</text:span><text:span text:style-name="T17">"Bonjour %s\r\n"</text:span><text:span text:style-name="T11">, $name);<text:line-break/>};<text:line-break/><text:line-break/>$greet(</text:span><text:span text:style-name="T17">'World'</text:span><text:span text:style-name="T11">); </text:span><text:span text:style-name="T21">// Affiche Bonjour World</text:span><text:span text:style-name="T11"><text:line-break/>$greet(</text:span><text:span text:style-name="T17">'PHP'</text:span><text:span text:style-name="T11">); </text:span><text:span text:style-name="T21">// Affiche Bonjour PHP</text:span></text:p>
          </table:table-cell>
        </table:table-row>
      </table:table>
      <text:p text:style-name="Heading_20_1"><text:bookmark text:name="_y8sthsxgitdo"/>Chapitre 8 : Initiation à la POO, les Classes et les objets</text:p>
      <text:p text:style-name="Standard">Maintenant que nous avons passer en revu quelques bases du PHP, nous allons pouvoir nous attaquer à très gros morceau qui est la POO</text:p>
      <text:p text:style-name="Heading_20_2"><text:bookmark text:name="_4tqt6s2jvzvy"/>Définition POO</text:p>
      <text:p text:style-name="Standard">La POO ou programmation Orienté Objet est une méthode de développement qui consiste à construire son code avec des classes et des objets. Cette méthodologie qui semble complexe à première vue est en fait bien plus simple et plus intuitive que la programmation procédurale.</text:p>
      <text:p text:style-name="Heading_20_2"><text:bookmark text:name="_89yqyowp3qrb"/>La syntaxe de base</text:p>
      <text:p text:style-name="Standard">Une classe commence toujours par le mot clé Class et est suivi du nom de la classe. Tout comme les fonctions, le nom de la classe doit respecter des règles. <text:s/>Un nom de classe valide commence par une lettre ou un underscore, suivi de n'importe quel nombre de chiffres, ou de lettres, ou d'underscores.</text:p>
      <text:p text:style-name="Standard"/>
      <text:p text:style-name="Standard">Une classe peut contenir ses propres variables, constantes que l’on appel des propriétés ou encore attributs et des fonctions que l’on appel méthodes.</text:p>
      <table:table table:name="Table71" table:style-name="Table71">
        <table:table-column table:style-name="Table71.A"/>
        <table:table-row table:style-name="Table71.1">
          <table:table-cell table:style-name="Table71.A1" office:value-type="string">
            <text:p text:style-name="P16"><text:span text:style-name="T12">class</text:span><text:span text:style-name="T11"> </text:span><text:span text:style-name="T20">MaClass</text:span><text:span text:style-name="T11"> {<text:line-break/><text:line-break/> <text:s text:c="2"/></text:span><text:span text:style-name="T21">/**<text:line-break/> <text:s text:c="3"/>* Déclaration d'une constante<text:line-break/> <text:s text:c="3"/>*/</text:span><text:span text:style-name="T11"><text:line-break/> <text:s text:c="2"/></text:span><text:span text:style-name="T12">public</text:span><text:span text:style-name="T11"> </text:span><text:span text:style-name="T12">const</text:span><text:span text:style-name="T11"> MA_CONSTANTE = </text:span><text:span text:style-name="T17">12</text:span><text:span text:style-name="T11">;<text:line-break/><text:line-break/> <text:s text:c="2"/></text:span><text:span text:style-name="T21">/**<text:line-break/> <text:s text:c="3"/>* Déclaration d'une propriété<text:line-break/> <text:s text:c="3"/>* </text:span><text:span text:style-name="T23">@var</text:span><text:span text:style-name="T21"> string<text:line-break/> <text:s text:c="3"/>*/</text:span><text:span text:style-name="T11"><text:line-break/> <text:s text:c="2"/></text:span><text:span text:style-name="T12">public</text:span><text:span text:style-name="T11"> string $name;<text:line-break/><text:line-break/> <text:s text:c="2"/></text:span><text:span text:style-name="T21">/**<text:line-break/> <text:s text:c="3"/>* Déclaration d'une méthode<text:line-break/> <text:s text:c="3"/>* </text:span><text:span text:style-name="T23">@return</text:span><text:span text:style-name="T21"> string<text:line-break/> <text:s text:c="3"/>*/</text:span><text:span text:style-name="T11"><text:line-break/> <text:s text:c="2"/></text:span><text:span text:style-name="T12">public</text:span><text:span text:style-name="T11"> </text:span><text:span text:style-name="T12">function</text:span><text:span text:style-name="T11"> </text:span><text:span text:style-name="T20">getName</text:span><text:span text:style-name="T11">():</text:span><text:span text:style-name="T20">string</text:span><text:span text:style-name="T11"><text:line-break/> <text:s text:c="2"/>{<text:line-break/> <text:s text:c="6"/></text:span><text:span text:style-name="T12">return</text:span><text:span text:style-name="T11"> </text:span><text:span text:style-name="T12">$this</text:span><text:span text:style-name="T11">-&gt;name;<text:line-break/> <text:s text:c="2"/>}<text:line-break/><text:line-break/>}</text:span></text:p>
          </table:table-cell>
        </table:table-row>
      </table:table>
      <text:p text:style-name="Standard"/>
      <text:p text:style-name="Standard">De manière conventionnelle, on définit qu’un fichier = une classe mais il est tout à fait possible de définir plusieurs classes dans un seul fichier.</text:p>
      <text:p text:style-name="Heading_20_3"><text:bookmark text:name="_z61nnfoiz3r4"/>Le mot clé new</text:p>
      <text:p text:style-name="Standard">Le mot clé new permet de créer une nouvelle instance de classe, dans ce cas un nouvel objet sera créé. Les classes devraient être définies avant l'instanciation.</text:p>
      <text:p text:style-name="Standard"/>
      <table:table table:name="Table72" table:style-name="Table72">
        <table:table-column table:style-name="Table72.A"/>
        <table:table-row table:style-name="Table72.1">
          <table:table-cell table:style-name="Table72.A1" office:value-type="string">
            <text:p text:style-name="P16"><text:span text:style-name="T21">// J'importe ma classe</text:span><text:span text:style-name="T11"><text:line-break/></text:span><text:span text:style-name="T12">use</text:span><text:span text:style-name="T11"> </text:span><text:span text:style-name="T20">Composer</text:span><text:span text:style-name="T11">\</text:span><text:span text:style-name="T20">Util</text:span><text:span text:style-name="T11">\</text:span><text:span text:style-name="T20">Filesystem</text:span><text:span text:style-name="T11">;<text:line-break/><text:line-break/></text:span><text:span text:style-name="T21">// Je créer mon objet</text:span><text:span text:style-name="T11"><text:line-break/>$file = </text:span><text:span text:style-name="T12">new</text:span><text:span text:style-name="T11"> Filesystem();</text:span></text:p>
          </table:table-cell>
        </table:table-row>
      </table:table>
      <text:p text:style-name="Heading_20_3"><text:bookmark text:name="_22ntf5ikv4su"/>Le mot-clé extends<text:a xlink:type="simple" xlink:href="https://www.php.net/manual/fr/language.oop5.basic.php#language.oop5.basic.extends" text:style-name="ListLabel_20_64" text:visited-style-name="ListLabel_20_64"><text:span text:style-name="T8"> </text:span></text:a></text:p>
      <text:p text:style-name="Standard">Une classe peut hériter des constantes, méthodes et des propriétés d'une autre classe en utilisant le mot-clé extends dans la déclaration. Il n'est pas possible d'étendre plusieurs classes : une classe peut uniquement hériter d'une seule classe de base.</text:p>
      <text:p text:style-name="Standard"/>
      <text:p text:style-name="Standard">Les constantes, méthodes et propriétés héritées peuvent être redéfinies en les re-déclarant avec le même nom que dans la classe parente. Il est possible d'accéder aux méthodes ou propriétés statiques redéfinies en y faisant référence avec l'opérateur parent::.</text:p>
      <text:p text:style-name="Standard"/>
      <text:p text:style-name="Standard">Exemple </text:p>
      <text:p text:style-name="Standard"/>
      <table:table table:name="Table73" table:style-name="Table73">
        <table:table-column table:style-name="Table73.A"/>
        <table:table-row table:style-name="Table73.1">
          <table:table-cell table:style-name="Table73.A1" office:value-type="string">
            <text:p text:style-name="P16"><text:span text:style-name="T14">class</text:span><text:span text:style-name="T13"> </text:span><text:span text:style-name="T19">SimpleClass</text:span><text:span text:style-name="T13"> {<text:line-break/> <text:s text:c="3"/></text:span><text:span text:style-name="T14">function</text:span><text:span text:style-name="T13"> </text:span><text:span text:style-name="T19">displayVar</text:span><text:span text:style-name="T13">() {<text:line-break/> <text:s text:c="7"/></text:span><text:span text:style-name="T14">echo</text:span><text:span text:style-name="T13"> </text:span><text:span text:style-name="T18">"Classe Parent"</text:span><text:span text:style-name="T13">;<text:line-break/> <text:s text:c="3"/>}<text:line-break/>}<text:line-break/><text:line-break/></text:span><text:span text:style-name="T14">class</text:span><text:span text:style-name="T13"> </text:span><text:span text:style-name="T19">ExtendClass</text:span><text:span text:style-name="T13"> </text:span><text:span text:style-name="T14">extends</text:span><text:span text:style-name="T13"> </text:span><text:span text:style-name="T19">SimpleClass</text:span><text:span text:style-name="T13"><text:line-break/>{<text:line-break/> </text:span><text:span text:style-name="T22">// Redéfinition de la méthode parente</text:span><text:span text:style-name="T13"><text:line-break/> </text:span><text:span text:style-name="T14">function</text:span><text:span text:style-name="T13"> </text:span><text:span text:style-name="T19">displayVar</text:span><text:span text:style-name="T13">()<text:line-break/> {<text:line-break/> <text:s text:c="2"/></text:span><text:span text:style-name="T14">echo</text:span><text:span text:style-name="T13"> </text:span><text:span text:style-name="T18">"Classe étendue\n"</text:span><text:span text:style-name="T13">;<text:line-break/> <text:s text:c="2"/></text:span><text:span text:style-name="T14">parent</text:span><text:span text:style-name="T13">::displayVar();<text:line-break/> }<text:line-break/>}<text:line-break/><text:line-break/>$extended = </text:span><text:span text:style-name="T14">new</text:span><text:span text:style-name="T13"> ExtendClass();<text:line-break/>$extended-&gt;displayVar(); <text:line-break/></text:span><text:span text:style-name="T22">/* output<text:line-break/>Classe étendue<text:line-break/>Classe Parent<text:line-break/>*/</text:span></text:p>
          </table:table-cell>
        </table:table-row>
      </table:table>
      <text:p text:style-name="Heading_20_3"><text:bookmark text:name="_jst3opptpd91"/>Le mot clé :class</text:p>
      <text:p text:style-name="Standard">Le mot clé class est également utilisé pour la résolution des noms de classes. Il est possible d'obtenir le nom complètement qualifié d'une classe ClassName en utilisant ClassName::class. </text:p>
      <text:p text:style-name="Standard"/>
      <text:p text:style-name="Standard">Reprenons l’exemple précédent</text:p>
      <text:p text:style-name="Standard"><text:soft-page-break/></text:p>
      <table:table table:name="Table74" table:style-name="Table74">
        <table:table-column table:style-name="Table74.A"/>
        <table:table-row table:style-name="Table74.1">
          <table:table-cell table:style-name="Table74.A1" office:value-type="string">
            <text:p text:style-name="P16"><text:span text:style-name="T12">echo</text:span><text:span text:style-name="T11"> ExtendClass::class; </text:span><text:span text:style-name="T21">// Affiche ExtendClass</text:span></text:p>
          </table:table-cell>
        </table:table-row>
      </table:table>
      <text:p text:style-name="Standard"/>
      <text:p text:style-name="Heading_20_2"><text:bookmark text:name="_ngjhytuorkgi"/>Les propriétés</text:p>
      <text:p text:style-name="Standard">Une propriété est tout simplement une variable au sein de votre classe. A partir de PHP 7.4 il est possible de typer les propriété, il est recommandé de le faire systématiquement.</text:p>
      <text:p text:style-name="Standard"/>
      <text:p text:style-name="Standard">Exemple de propriétés</text:p>
      <table:table table:name="Table75" table:style-name="Table75">
        <table:table-column table:style-name="Table75.A"/>
        <table:table-row table:style-name="Table75.1">
          <table:table-cell table:style-name="Table75.A1" office:value-type="string">
            <text:p text:style-name="P16"><text:span text:style-name="T12">class</text:span><text:span text:style-name="T11"> </text:span><text:span text:style-name="T20">myClass</text:span><text:span text:style-name="T11"> {<text:line-break/> <text:s text:c="2"/></text:span><text:span text:style-name="T21">/**<text:line-break/> <text:s text:c="3"/>* Propriété de type int<text:line-break/> <text:s text:c="3"/>* </text:span><text:span text:style-name="T23">@var</text:span><text:span text:style-name="T21"> int<text:line-break/> <text:s text:c="3"/>*/</text:span><text:span text:style-name="T11"><text:line-break/> <text:s text:c="2"/></text:span><text:span text:style-name="T12">public</text:span><text:span text:style-name="T11"> int $id;<text:line-break/><text:line-break/> <text:s text:c="2"/></text:span><text:span text:style-name="T21">/**<text:line-break/> <text:s text:c="3"/>* Propriété de type string<text:line-break/> <text:s text:c="3"/>* </text:span><text:span text:style-name="T23">@var</text:span><text:span text:style-name="T21"> string<text:line-break/> <text:s text:c="3"/>*/</text:span><text:span text:style-name="T11"><text:line-break/> <text:s text:c="2"/></text:span><text:span text:style-name="T12">public</text:span><text:span text:style-name="T11"> string $name;<text:line-break/>}</text:span></text:p>
          </table:table-cell>
        </table:table-row>
      </table:table>
      <text:p text:style-name="Heading_20_3"><text:bookmark text:name="_enc5m5p5mp5r"/>La visibilité des propriétés</text:p>
      <text:p text:style-name="Standard">par défaut une propriété est publique (<text:span text:style-name="T12">public</text:span>) c'est-à-dire qu’elle est accessible partout dans le code. </text:p>
      <text:p text:style-name="Standard">Il existe deux autres déclaration de visibilité qui sont : </text:p>
      <text:list xml:id="list80403625" text:style-name="WWNum1">
        <text:list-item>
          <text:p text:style-name="P22"><text:span text:style-name="T12">protected</text:span> : rend accessible la propriété uniquement dans la classe mère ou dans ses enfants.</text:p>
        </text:list-item>
        <text:list-item>
          <text:p text:style-name="P22"><text:span text:style-name="T12">private</text:span> : rend accessible la propriété uniquement dans la classe qui l’a défini</text:p>
        </text:list-item>
      </text:list>
      <text:p text:style-name="Standard"/>
      <text:p text:style-name="Standard">Exemple de visibilités : </text:p>
      <text:p text:style-name="Standard"/>
      <table:table table:name="Table76" table:style-name="Table76">
        <table:table-column table:style-name="Table76.A"/>
        <table:table-row table:style-name="Table76.1">
          <table:table-cell table:style-name="Table76.A1" office:value-type="string">
            <text:p text:style-name="P16"><text:span text:style-name="T12">class</text:span><text:span text:style-name="T11"> </text:span><text:span text:style-name="T20">SimpleClass</text:span><text:span text:style-name="T11"> {<text:line-break/><text:line-break/> <text:s text:c="2"/></text:span><text:span text:style-name="T21">/**<text:line-break/> <text:s text:c="3"/>* Propriété public<text:line-break/> <text:s text:c="3"/>* </text:span><text:span text:style-name="T23">@var</text:span><text:span text:style-name="T21"> string<text:line-break/> <text:s text:c="3"/>*/</text:span><text:span text:style-name="T11"><text:line-break/> <text:s text:c="2"/></text:span><text:span text:style-name="T12">public</text:span><text:span text:style-name="T11"> string $var1 = </text:span><text:span text:style-name="T17">'Je suis public'</text:span><text:span text:style-name="T11">;<text:line-break/><text:line-break/> <text:s text:c="2"/></text:span><text:span text:style-name="T21">/**<text:line-break/> <text:s text:c="3"/>* Propriété protected<text:line-break/> <text:s text:c="3"/>* </text:span><text:span text:style-name="T23">@var</text:span><text:span text:style-name="T21"> string<text:line-break/> <text:s text:c="3"/>*/</text:span><text:span text:style-name="T11"><text:line-break/> <text:s text:c="2"/></text:span><text:span text:style-name="T12">protected</text:span><text:span text:style-name="T11"> string $var2 = </text:span><text:span text:style-name="T17">'Je suis protected'</text:span><text:span text:style-name="T11">;<text:line-break/><text:line-break/> <text:s text:c="2"/></text:span><text:span text:style-name="T21">/**<text:line-break/> <text:s text:c="3"/>* Propriété private<text:line-break/> <text:s text:c="3"/>* </text:span><text:span text:style-name="T23">@var</text:span><text:span text:style-name="T21"> string<text:line-break/> <text:s text:c="3"/>*/</text:span><text:span text:style-name="T11"><text:line-break/> <text:s text:c="2"/></text:span><text:span text:style-name="T12">private</text:span><text:span text:style-name="T11"> string $var3 = </text:span><text:span text:style-name="T17">'Je suis private'</text:span><text:span text:style-name="T11">;<text:line-break/> <text:s/><text:line-break/> <text:s text:c="2"/></text:span><text:span text:style-name="T12">public</text:span><text:span text:style-name="T11"> </text:span><text:span text:style-name="T12">function</text:span><text:span text:style-name="T11"> </text:span><text:span text:style-name="T20">getVar2</text:span><text:span text:style-name="T11">() {<text:line-break/> <text:s text:c="6"/></text:span><text:span text:style-name="T12">return</text:span><text:span text:style-name="T11"> </text:span><text:span text:style-name="T12">$this</text:span><text:span text:style-name="T11">-&gt;var2;<text:line-break/> <text:s text:c="2"/>}<text:line-break/> <text:s/><text:line-break/> <text:s text:c="2"/></text:span><text:span text:style-name="T12">public</text:span><text:span text:style-name="T11"> </text:span><text:span text:style-name="T12">function</text:span><text:span text:style-name="T11"> </text:span><text:span text:style-name="T20">getVar3</text:span><text:span text:style-name="T11">() {<text:line-break/> <text:s text:c="6"/></text:span><text:span text:style-name="T12">return</text:span><text:span text:style-name="T11"> </text:span><text:span text:style-name="T12">$this</text:span><text:span text:style-name="T11">-&gt;var3;<text:line-break/> <text:s text:c="2"/>}<text:line-break/>}<text:line-break/><text:line-break/></text:span><text:span text:style-name="T12">class</text:span><text:span text:style-name="T11"> </text:span><text:span text:style-name="T20">ExtendClass</text:span><text:span text:style-name="T11"> </text:span><text:span text:style-name="T12">extends</text:span><text:span text:style-name="T11"> </text:span><text:span text:style-name="T20">SimpleClass</text:span><text:span text:style-name="T11"><text:line-break/>{<text:line-break/> <text:s text:c="2"/></text:span><text:span text:style-name="T12">public</text:span><text:span text:style-name="T11"> </text:span><text:span text:style-name="T12">function</text:span><text:span text:style-name="T11"> </text:span><text:span text:style-name="T20">getExtendVar1</text:span><text:span text:style-name="T11">(): </text:span><text:span text:style-name="T20">string</text:span><text:span text:style-name="T11"><text:line-break/> <text:s text:c="2"/>{<text:line-break/> <text:s text:c="6"/></text:span><text:span text:style-name="T12">return</text:span><text:span text:style-name="T11"> </text:span><text:span text:style-name="T12">$this</text:span><text:span text:style-name="T11">-&gt;var1;<text:line-break/> <text:s text:c="2"/>}<text:line-break/> <text:s/><text:line-break/> <text:s text:c="2"/></text:span><text:span text:style-name="T12">public</text:span><text:span text:style-name="T11"> </text:span><text:span text:style-name="T12">function</text:span><text:span text:style-name="T11"> </text:span><text:span text:style-name="T20">getExtendVar2</text:span><text:span text:style-name="T11">():</text:span><text:span text:style-name="T20">string</text:span><text:span text:style-name="T11"><text:line-break/> <text:s text:c="2"/>{<text:line-break/> <text:s text:c="6"/></text:span><text:span text:style-name="T12">return</text:span><text:span text:style-name="T11"> </text:span><text:span text:style-name="T12">$this</text:span><text:span text:style-name="T11">-&gt;var2;<text:line-break/> <text:s text:c="2"/>}<text:line-break/> <text:s/><text:line-break/> <text:s text:c="2"/></text:span><text:span text:style-name="T12">public</text:span><text:span text:style-name="T11"> </text:span><text:span text:style-name="T12">function</text:span><text:span text:style-name="T11"> </text:span><text:span text:style-name="T20">getExtendVar3</text:span><text:span text:style-name="T11">():</text:span><text:span text:style-name="T20">string</text:span><text:span text:style-name="T11"><text:line-break/> <text:s text:c="2"/>{<text:line-break/> <text:s text:c="6"/></text:span><text:span text:style-name="T12">return</text:span><text:span text:style-name="T11"> </text:span><text:span text:style-name="T12">$this</text:span><text:span text:style-name="T11">-&gt;var3;<text:line-break/> <text:s text:c="2"/>}<text:line-break/>}<text:line-break/><text:line-break/>$class = </text:span><text:span text:style-name="T12">new</text:span><text:span text:style-name="T11"> SimpleClass();<text:line-break/></text:span><text:span text:style-name="T12">echo</text:span><text:span text:style-name="T11"> $class-&gt;var1; </text:span><text:span text:style-name="T21">// Affiche je suis public</text:span><text:span text:style-name="T11"><text:line-break/></text:span><text:span text:style-name="T12">echo</text:span><text:span text:style-name="T11"> $class-&gt;var2; </text:span><text:span text:style-name="T21">// Fatal error cannot access protected property SimpleClass::$var2</text:span><text:span text:style-name="T11"><text:line-break/></text:span><text:span text:style-name="T12">echo</text:span><text:span text:style-name="T11"> $class-&gt;var3 </text:span><text:span text:style-name="T21">// Fatal error cannot access private property SimpleClass::$var3</text:span><text:span text:style-name="T11"><text:line-break/></text:span><text:span text:style-name="T12">echo</text:span><text:span text:style-name="T11"> $class-&gt;getVar2(); </text:span><text:span text:style-name="T21">// Affiche je suis protected</text:span><text:span text:style-name="T11"><text:line-break/></text:span><text:span text:style-name="T12">echo</text:span><text:span text:style-name="T11"> $class-&gt;getVar3(); </text:span><text:span text:style-name="T21">// Affiche je suis private</text:span><text:span text:style-name="T11"><text:line-break/></text:span><text:span text:style-name="T12">echo</text:span><text:span text:style-name="T11"> $class-&gt;getExtendVar1(); </text:span><text:span text:style-name="T21">// Affiche je suis public</text:span><text:span text:style-name="T11"><text:line-break/></text:span><text:span text:style-name="T12">echo</text:span><text:span text:style-name="T11"> $class-&gt;getExtendVar2(); </text:span><text:span text:style-name="T21">// Affiche je suis protected</text:span><text:span text:style-name="T11"><text:line-break/></text:span><text:span text:style-name="T12">echo</text:span><text:span text:style-name="T11"> $class-&gt;getExtendVar3(); </text:span><text:span text:style-name="T21">// Fatal error cannot access private property SimpleClass::$var3</text:span></text:p>
          </table:table-cell>
        </table:table-row>
      </table:table>
      <text:p text:style-name="Heading_20_3"><text:bookmark text:name="_846u7hpnrmvx"/>Le readOnly</text:p>
      <text:p text:style-name="Standard">La propriété readOnly empêche la modification de la propriété après l'initialisation.</text:p>
      <text:p text:style-name="Standard"/>
      <table:table table:name="Table77" table:style-name="Table77">
        <table:table-column table:style-name="Table77.A"/>
        <table:table-row table:style-name="Table77.1">
          <table:table-cell table:style-name="Table77.A1" office:value-type="string">
            <text:p text:style-name="P16"><text:span text:style-name="T12">class</text:span><text:span text:style-name="T11"> </text:span><text:span text:style-name="T20">Test</text:span><text:span text:style-name="T11"> {<text:line-break/> <text:s text:c="2"/></text:span><text:span text:style-name="T12">public</text:span><text:span text:style-name="T11"> readonly string $prop;<text:line-break/><text:line-break/> <text:s text:c="2"/></text:span><text:span text:style-name="T12">public</text:span><text:span text:style-name="T11"> </text:span><text:span text:style-name="T12">function</text:span><text:span text:style-name="T11"> </text:span><text:span text:style-name="T20">__construct</text:span><text:span text:style-name="T11">(string $prop) {<text:line-break/> <text:s text:c="6"/></text:span><text:span text:style-name="T21">// Initialization légale.</text:span><text:span text:style-name="T11"><text:line-break/> <text:s text:c="6"/></text:span><text:span text:style-name="T12">$this</text:span><text:span text:style-name="T11">-&gt;prop = $prop;<text:line-break/> <text:s text:c="2"/>}<text:line-break/>}<text:line-break/><text:line-break/>$test = </text:span><text:span text:style-name="T12">new</text:span><text:span text:style-name="T11"> Test(</text:span><text:span text:style-name="T17">"foobar"</text:span><text:span text:style-name="T11">);<text:line-break/></text:span><text:span text:style-name="T21">// Lecture légale.</text:span><text:span text:style-name="T11"><text:line-break/>var_dump($test-&gt;prop); </text:span><text:span text:style-name="T21">// string(6) "foobar"</text:span><text:span text:style-name="T11"><text:line-break/><text:line-break/></text:span><text:span text:style-name="T21">// Réaffectation illégal. Ce n'importe pas que la valeur assigné soit identique.</text:span><text:span text:style-name="T11"><text:line-break/>$test-&gt;prop = </text:span><text:span text:style-name="T17">"foobar"</text:span><text:span text:style-name="T11">;<text:line-break/></text:span><text:span text:style-name="T21">// Error: Cannot modify readonly property Test::$prop</text:span></text:p>
          </table:table-cell>
        </table:table-row>
      </table:table>
      <text:p text:style-name="Heading_20_2"><text:bookmark text:name="_7doy165sst4"/>Les constantes de classe</text:p>
      <text:p text:style-name="Standard">Une constante de classe est une valeur qui reste identique et non modifiable. Par défaut, une constante de classe est publique.</text:p>
      <text:p text:style-name="Standard"/>
      <text:p text:style-name="Standard">Exemple d’utilisation de constantes : </text:p>
      <text:p text:style-name="Standard"/>
      <table:table table:name="Table78" table:style-name="Table78">
        <table:table-column table:style-name="Table78.A"/>
        <table:table-row table:style-name="Table78.1">
          <table:table-cell table:style-name="Table78.A1" office:value-type="string">
            <text:p text:style-name="P16"><text:span text:style-name="T12">class</text:span><text:span text:style-name="T11"> </text:span><text:span text:style-name="T20">MyClass</text:span><text:span text:style-name="T11"><text:line-break/>{<text:line-break/> <text:s text:c="2"/></text:span><text:span text:style-name="T12">const</text:span><text:span text:style-name="T11"> CONSTANT = </text:span><text:span text:style-name="T17">'valeur constante'</text:span><text:span text:style-name="T11">;<text:line-break/><text:line-break/> <text:s text:c="2"/></text:span><text:span text:style-name="T12">function</text:span><text:span text:style-name="T11"> </text:span><text:span text:style-name="T20">showConstant</text:span><text:span text:style-name="T11">() {<text:line-break/> <text:s text:c="6"/></text:span><text:span text:style-name="T12">echo</text:span><text:span text:style-name="T11"> <text:s/></text:span><text:span text:style-name="T12">self</text:span><text:span text:style-name="T11">::CONSTANT;<text:line-break/> <text:s text:c="2"/>}<text:line-break/>}<text:line-break/><text:line-break/></text:span><text:span text:style-name="T12">echo</text:span><text:span text:style-name="T11"> MyClass::CONSTANT; </text:span><text:span text:style-name="T21">// Affiche valeur constante</text:span><text:span text:style-name="T11"><text:line-break/><text:line-break/>$classname = </text:span><text:span text:style-name="T17">"MyClass"</text:span><text:span text:style-name="T11">;<text:line-break/></text:span><text:span text:style-name="T12">echo</text:span><text:span text:style-name="T11"> $classname::CONSTANT; </text:span><text:span text:style-name="T21">// Affiche valeur constante</text:span><text:span text:style-name="T11"><text:line-break/><text:line-break/>$class = </text:span><text:span text:style-name="T12">new</text:span><text:span text:style-name="T11"> MyClass();<text:line-break/>$class-&gt;showConstant(); </text:span><text:span text:style-name="T21">// Affiche valeur constante</text:span><text:span text:style-name="T11"><text:line-break/><text:line-break/></text:span><text:span text:style-name="T12">echo</text:span><text:span text:style-name="T11"> $class::CONSTANT; </text:span><text:span text:style-name="T21">// Affiche valeur constante</text:span></text:p>
          </table:table-cell>
        </table:table-row>
      </table:table>
      <text:p text:style-name="Heading_20_2"><text:bookmark text:name="_8m4p8hwo00bk"/>Constructeurs et destructeurs</text:p>
      <text:p text:style-name="Heading_20_3"><text:bookmark text:name="_tuguceh5d3tx"/>Le constructeur</text:p>
      <text:p text:style-name="Standard">Le constructeur est une méthode qui est appelée à chaque nouvelle instance de l’objet. Le constructeur est utilisé pour initialiser certaines données dont l’objet à besoin pour fonctionner correctement.</text:p>
      <text:p text:style-name="Standard"/>
      <text:p text:style-name="Standard">Syntaxe de base d’un constructeur </text:p>
      <text:p text:style-name="Standard"/>
      <table:table table:name="Table79" table:style-name="Table79">
        <table:table-column table:style-name="Table79.A"/>
        <table:table-row table:style-name="Table79.1">
          <table:table-cell table:style-name="Table79.A1" office:value-type="string">
            <text:p text:style-name="P16"><text:span text:style-name="T11">__construct(mixed ...$values = </text:span><text:span text:style-name="T17">""</text:span><text:span text:style-name="T11">): void</text:span></text:p>
          </table:table-cell>
        </table:table-row>
      </table:table>
      <text:p text:style-name="Standard"/>
      <text:p text:style-name="Standard">Dans le cas d’une classe enfant, le constructeur parent n’est pas appelé par défaut, il est nécessaire de le déclarer de la façon suivante : <text:span text:style-name="T12">parent</text:span><text:span text:style-name="T11">::construct()</text:span></text:p>
      <text:p text:style-name="Standard"/>
      <text:p text:style-name="Standard">Exemple de constructeurs</text:p>
      <text:p text:style-name="Standard"/>
      <table:table table:name="Table80" table:style-name="Table80">
        <table:table-column table:style-name="Table80.A"/>
        <table:table-row table:style-name="Table80.1">
          <table:table-cell table:style-name="Table80.A1" office:value-type="string">
            <text:p text:style-name="P16"><text:span text:style-name="T12">class</text:span><text:span text:style-name="T11"> </text:span><text:span text:style-name="T20">BaseClass</text:span><text:span text:style-name="T11"> {<text:line-break/> <text:s text:c="2"/></text:span><text:span text:style-name="T12">function</text:span><text:span text:style-name="T11"> </text:span><text:span text:style-name="T20">__construct</text:span><text:span text:style-name="T11">() {<text:line-break/> <text:s text:c="6"/></text:span><text:span text:style-name="T12">print</text:span><text:span text:style-name="T11"> </text:span><text:span text:style-name="T17">"Dans le constructeur de BaseClass\n"</text:span><text:span text:style-name="T11">;<text:line-break/> <text:s text:c="2"/>}<text:line-break/>}<text:line-break/><text:line-break/></text:span><text:span text:style-name="T12">class</text:span><text:span text:style-name="T11"> </text:span><text:span text:style-name="T20">SubClass</text:span><text:span text:style-name="T11"> </text:span><text:span text:style-name="T12">extends</text:span><text:span text:style-name="T11"> </text:span><text:span text:style-name="T20">BaseClass</text:span><text:span text:style-name="T11"> {<text:line-break/> <text:s text:c="2"/></text:span><text:span text:style-name="T12">function</text:span><text:span text:style-name="T11"> </text:span><text:span text:style-name="T20">__construct</text:span><text:span text:style-name="T11">() {<text:line-break/> <text:s text:c="6"/></text:span><text:span text:style-name="T12">parent</text:span><text:span text:style-name="T11">::__construct();<text:line-break/> <text:s text:c="6"/></text:span><text:span text:style-name="T12">print</text:span><text:span text:style-name="T11"> </text:span><text:span text:style-name="T17">"Dans le constructeur de SubClass\n"</text:span><text:span text:style-name="T11">;<text:line-break/> <text:s text:c="2"/>}<text:line-break/>}<text:line-break/><text:line-break/></text:span><text:span text:style-name="T12">class</text:span><text:span text:style-name="T11"> </text:span><text:span text:style-name="T20">OtherSubClass</text:span><text:span text:style-name="T11"> </text:span><text:span text:style-name="T12">extends</text:span><text:span text:style-name="T11"> </text:span><text:span text:style-name="T20">BaseClass</text:span><text:span text:style-name="T11"> {<text:line-break/> <text:s text:c="2"/></text:span><text:span text:style-name="T21">// Constructeur hérité de BaseClass</text:span><text:span text:style-name="T11"><text:line-break/>}<text:line-break/><text:line-break/></text:span><text:span text:style-name="T21">// Dans le constructeur de BaseClass</text:span><text:span text:style-name="T11"><text:line-break/>$obj = </text:span><text:span text:style-name="T12">new</text:span><text:span text:style-name="T11"> BaseClass();<text:line-break/><text:line-break/></text:span><text:span text:style-name="T21">// Dans le constructeur de BaseClass</text:span><text:span text:style-name="T11"><text:line-break/></text:span><text:span text:style-name="T21">// Dans le constructeur de SubClass</text:span><text:span text:style-name="T11"><text:line-break/>$obj = </text:span><text:span text:style-name="T12">new</text:span><text:span text:style-name="T11"> SubClass();<text:line-break/><text:line-break/></text:span><text:span text:style-name="T21">// Dans le constructeur de BaseClass</text:span><text:span text:style-name="T11"><text:line-break/>$obj = </text:span><text:span text:style-name="T12">new</text:span><text:span text:style-name="T11"> OtherSubClass();</text:span></text:p>
          </table:table-cell>
        </table:table-row>
      </table:table>
      <text:p text:style-name="P27"><text:bookmark text:name="_eg2uj5fap1rt"/>Argument dans un constructeur</text:p>
      <text:p text:style-name="Standard">Avant PHP 8, voici la méthode la plus simple pour initialiser des propriétés d’une classe</text:p>
      <text:p text:style-name="Standard"/>
      <table:table table:name="Table81" table:style-name="Table81">
        <table:table-column table:style-name="Table81.A"/>
        <table:table-row table:style-name="Table81.1">
          <table:table-cell table:style-name="Table81.A1" office:value-type="string">
            <text:p text:style-name="P16"><text:span text:style-name="T12">class</text:span><text:span text:style-name="T11"> </text:span><text:span text:style-name="T20">Point</text:span><text:span text:style-name="T11"> {<text:line-break/> <text:s text:c="2"/></text:span><text:span text:style-name="T12">protected</text:span><text:span text:style-name="T11"> int $x;<text:line-break/> <text:s text:c="2"/></text:span><text:span text:style-name="T12">protected</text:span><text:span text:style-name="T11"> int $y;<text:line-break/><text:line-break/> <text:s text:c="2"/></text:span><text:span text:style-name="T12">public</text:span><text:span text:style-name="T11"> </text:span><text:span text:style-name="T12">function</text:span><text:span text:style-name="T11"> </text:span><text:span text:style-name="T20">__construct</text:span><text:span text:style-name="T11">(int $x, int $y = </text:span><text:span text:style-name="T17">0</text:span><text:span text:style-name="T11">) {<text:line-break/> <text:s text:c="6"/></text:span><text:span text:style-name="T12">$this</text:span><text:span text:style-name="T11">-&gt;x = $x;<text:line-break/> <text:s text:c="6"/></text:span><text:span text:style-name="T12">$this</text:span><text:span text:style-name="T11">-&gt;y = $y;<text:line-break/> <text:s text:c="2"/>}<text:line-break/>}</text:span></text:p>
          </table:table-cell>
        </table:table-row>
      </table:table>
      <text:p text:style-name="P13"/>
      <text:p text:style-name="Standard">À partir de PHP 8.0.0, les paramètres du constructeur peuvent être promus pour correspondre à une propriété de l'objet. Il est très commun pour les paramètres d'un constructeur d'être assignés à une propriété sans effectuer d'opérations dessus. La promotion du constructeur fournit un raccourci pour ce cas d'utilisation.</text:p>
      <text:p text:style-name="Standard"/>
      <text:p text:style-name="Standard">Exemple de code en reprenant l’exemple précédent</text:p>
      <text:p text:style-name="Standard"/>
      <table:table table:name="Table82" table:style-name="Table82">
        <table:table-column table:style-name="Table82.A"/>
        <table:table-row table:style-name="Table82.1">
          <table:table-cell table:style-name="Table82.A1" office:value-type="string">
            <text:p text:style-name="P16"><text:span text:style-name="T12">class</text:span><text:span text:style-name="T11"> </text:span><text:span text:style-name="T20">Point</text:span><text:span text:style-name="T11"> {<text:line-break/> <text:s text:c="2"/></text:span><text:span text:style-name="T12">public</text:span><text:span text:style-name="T11"> </text:span><text:span text:style-name="T12">function</text:span><text:span text:style-name="T11"> </text:span><text:span text:style-name="T20">__construct</text:span><text:span text:style-name="T11">(protected int $x, protected int $y = </text:span><text:span text:style-name="T17">0</text:span><text:span text:style-name="T11">) {<text:line-break/> <text:s text:c="2"/>}<text:line-break/>}</text:span></text:p>
          </table:table-cell>
        </table:table-row>
      </table:table>
      <text:p text:style-name="P26"><text:bookmark text:name="_s4jf7v2haev4"/>Le destructeur</text:p>
      <text:p text:style-name="Standard">La méthode destructeur est appelée dès qu'il n'y a plus de référence sur un objet donné, ou dans n'importe quel ordre pendant la séquence d'arrêt.</text:p>
      <text:p text:style-name="Standard"/>
      <text:p text:style-name="Standard">Exemple d’un destructeur</text:p>
      <text:p text:style-name="Standard"><text:soft-page-break/></text:p>
      <table:table table:name="Table83" table:style-name="Table83">
        <table:table-column table:style-name="Table83.A"/>
        <table:table-row table:style-name="Table83.1">
          <table:table-cell table:style-name="Table83.A1" office:value-type="string">
            <text:p text:style-name="P16"><text:span text:style-name="T12">class</text:span><text:span text:style-name="T11"> </text:span><text:span text:style-name="T20">MyDestructableClass</text:span><text:span text:style-name="T11"><text:line-break/>{<text:line-break/> <text:s text:c="2"/></text:span><text:span text:style-name="T12">function</text:span><text:span text:style-name="T11"> </text:span><text:span text:style-name="T20">__construct</text:span><text:span text:style-name="T11">() {<text:line-break/> <text:s text:c="6"/></text:span><text:span text:style-name="T12">print</text:span><text:span text:style-name="T11"> </text:span><text:span text:style-name="T17">"In constructor\n"</text:span><text:span text:style-name="T11">;<text:line-break/> <text:s text:c="2"/>}<text:line-break/><text:line-break/> <text:s text:c="2"/></text:span><text:span text:style-name="T12">function</text:span><text:span text:style-name="T11"> </text:span><text:span text:style-name="T20">__destruct</text:span><text:span text:style-name="T11">() {<text:line-break/> <text:s text:c="6"/></text:span><text:span text:style-name="T12">print</text:span><text:span text:style-name="T11"> </text:span><text:span text:style-name="T17">"Destroying "</text:span><text:span text:style-name="T11"> . </text:span><text:span text:style-name="T12">__CLASS__</text:span><text:span text:style-name="T11"> . </text:span><text:span text:style-name="T17">"\n"</text:span><text:span text:style-name="T11">;<text:line-break/> <text:s text:c="2"/>}<text:line-break/>}<text:line-break/><text:line-break/>$obj = </text:span><text:span text:style-name="T12">new</text:span><text:span text:style-name="T11"> MyDestructableClass();</text:span></text:p>
          </table:table-cell>
        </table:table-row>
      </table:table>
      <text:p text:style-name="P13"/>
      <text:p text:style-name="P13">Tout comme avec le constructeur, dans le cas d’une classe enfant, le constructeur parent n’est pas appelé par défaut, il est nécessaire de le déclarer de la façon suivante : <text:span text:style-name="T12">parent</text:span><text:span text:style-name="T11">::destruct()</text:span></text:p>
      <text:p text:style-name="P28"><text:bookmark text:name="_lh2mqt4ql8bc"/>L’héritage</text:p>
      <text:p text:style-name="Standard">Lorsqu'une classe est étendue, la classe enfant hérite de toutes les méthodes publiques et protégées, propriétés et constantes de la classe parente. Tant qu'une classe n'écrase pas ces méthodes, elles conservent leurs fonctionnalités d'origine.</text:p>
      <text:p text:style-name="Standard">L'héritage est très utile pour définir et abstraire certaines fonctionnalités communes à plusieurs classes, tout en permettant la mise en place de fonctionnalités supplémentaires dans les classes enfants, sans avoir à réimplémenter en leur sein toutes les fonctionnalités communes.</text:p>
      <text:p text:style-name="Standard"/>
      <text:p text:style-name="Standard">Les méthodes privées d'une classe parente ne sont pas accessibles à la classe enfant. Par conséquent, les enfants peuvent ré-implémenter une méthode privée eux-mêmes sans se soucier des règles d'héritage normales.</text:p>
      <text:p text:style-name="Standard"/>
      <text:p text:style-name="Standard">Exemple de code avec héritage</text:p>
      <text:p text:style-name="Standard"/>
      <table:table table:name="Table84" table:style-name="Table84">
        <table:table-column table:style-name="Table84.A"/>
        <table:table-row table:style-name="Table84.1">
          <table:table-cell table:style-name="Table84.A1" office:value-type="string">
            <text:p text:style-name="P16"><text:span text:style-name="T12">class</text:span><text:span text:style-name="T11"> </text:span><text:span text:style-name="T20">Foo</text:span><text:span text:style-name="T11"><text:line-break/>{<text:line-break/> <text:s text:c="2"/></text:span><text:span text:style-name="T12">public</text:span><text:span text:style-name="T11"> </text:span><text:span text:style-name="T12">function</text:span><text:span text:style-name="T11"> </text:span><text:span text:style-name="T20">printItem</text:span><text:span text:style-name="T11">($string): </text:span><text:span text:style-name="T20">void</text:span><text:span text:style-name="T11"><text:line-break/> <text:s text:c="2"/>{<text:line-break/> <text:s text:c="6"/></text:span><text:span text:style-name="T12">echo</text:span><text:span text:style-name="T11"> </text:span><text:span text:style-name="T17">'Foo: '</text:span><text:span text:style-name="T11"> . $string;<text:line-break/> <text:s text:c="2"/>}<text:line-break/><text:line-break/> <text:s text:c="2"/></text:span><text:span text:style-name="T12">public</text:span><text:span text:style-name="T11"> </text:span><text:span text:style-name="T12">function</text:span><text:span text:style-name="T11"> </text:span><text:span text:style-name="T20">printPHP</text:span><text:span text:style-name="T11">(): </text:span><text:span text:style-name="T20">void</text:span><text:span text:style-name="T11"><text:line-break/> <text:s text:c="2"/>{<text:line-break/> <text:s text:c="6"/></text:span><text:span text:style-name="T12">echo</text:span><text:span text:style-name="T11"> </text:span><text:span text:style-name="T17">'PHP est super'</text:span><text:span text:style-name="T11">;<text:line-break/> <text:s text:c="2"/>}<text:line-break/>}<text:line-break/><text:line-break/></text:span><text:span text:style-name="T12">class</text:span><text:span text:style-name="T11"> </text:span><text:span text:style-name="T20">Bar</text:span><text:span text:style-name="T11"> </text:span><text:span text:style-name="T12">extends</text:span><text:span text:style-name="T11"> </text:span><text:span text:style-name="T20">Foo</text:span><text:span text:style-name="T11"><text:line-break/>{<text:line-break/> <text:s text:c="2"/></text:span><text:span text:style-name="T12">public</text:span><text:span text:style-name="T11"> </text:span><text:span text:style-name="T12">function</text:span><text:span text:style-name="T11"> </text:span><text:span text:style-name="T20">printItem</text:span><text:span text:style-name="T11">($string): </text:span><text:span text:style-name="T20">void</text:span><text:span text:style-name="T11"><text:line-break/> <text:s text:c="2"/>{<text:line-break/> <text:s text:c="6"/></text:span><text:span text:style-name="T12">echo</text:span><text:span text:style-name="T11"> </text:span><text:span text:style-name="T17">'Bar: '</text:span><text:span text:style-name="T11"> . $string;<text:line-break/> <text:s text:c="2"/>}<text:line-break/>}<text:line-break/><text:line-break/>$foo = </text:span><text:span text:style-name="T12">new</text:span><text:span text:style-name="T11"> Foo();<text:line-break/>$bar = </text:span><text:span text:style-name="T12">new</text:span><text:span text:style-name="T11"> Bar();<text:line-break/>$foo-&gt;printItem(</text:span><text:span text:style-name="T17">'baz'</text:span><text:span text:style-name="T11">); </text:span><text:span text:style-name="T21">// Affiche : 'Foo: baz'</text:span><text:span text:style-name="T11"><text:line-break/>$foo-&gt;printPHP(); <text:s text:c="6"/></text:span><text:span text:style-name="T21">// Affiche : 'PHP est super'</text:span><text:span text:style-name="T11"><text:line-break/>$bar-&gt;printItem(</text:span><text:span text:style-name="T17">'baz'</text:span><text:span text:style-name="T11">); </text:span><text:span text:style-name="T21">// Affiche : 'Bar: baz'</text:span><text:span text:style-name="T11"><text:line-break/>$bar-&gt;printPHP(); <text:s text:c="6"/></text:span><text:span text:style-name="T21">// Affiche : 'PHP est super'</text:span></text:p>
          </table:table-cell>
        </table:table-row>
      </table:table>
      <text:p text:style-name="Heading_20_2"><text:bookmark text:name="_4ihntbwtfkie"/>L'opérateur de résolution de portée (::)</text:p>
      <text:p text:style-name="Standard">L'opérateur de résolution de portée ou, en termes plus simples, le symbole "double deux-points" (::), fournit un moyen d'accéder aux membres une constante, une propriété statique, ou une méthode statique d'une classe ou de l'une de ses classes parentes.</text:p>
      <text:p text:style-name="Standard">Lorsque vous référencez ces éléments en dehors de la définition de la classe, utilisez le nom de la classe.</text:p>
      <text:p text:style-name="Standard"/>
      <text:p text:style-name="Standard">Exemple en dehors d’une classe</text:p>
      <text:p text:style-name="Standard"/>
      <table:table table:name="Table85" table:style-name="Table85">
        <table:table-column table:style-name="Table85.A"/>
        <table:table-row table:style-name="Table85.1">
          <table:table-cell table:style-name="Table85.A1" office:value-type="string">
            <text:p text:style-name="P16"><text:span text:style-name="T12">class</text:span><text:span text:style-name="T11"> </text:span><text:span text:style-name="T20">MyClass</text:span><text:span text:style-name="T11"> {<text:line-break/> <text:s text:c="3"/></text:span><text:span text:style-name="T12">const</text:span><text:span text:style-name="T11"> CONST_VALUE = </text:span><text:span text:style-name="T17">'Une constante'</text:span><text:span text:style-name="T11">;<text:line-break/>}<text:line-break/><text:line-break/>$classname = </text:span><text:span text:style-name="T17">'MyClass'</text:span><text:span text:style-name="T11">;<text:line-break/></text:span><text:span text:style-name="T12">echo</text:span><text:span text:style-name="T11"> $classname::CONST_VALUE; </text:span><text:span text:style-name="T21">// Affiche une constante</text:span><text:span text:style-name="T11"><text:line-break/></text:span><text:span text:style-name="T12">echo</text:span><text:span text:style-name="T11"> MyClass::CONST_VALUE; </text:span><text:span text:style-name="T21">// Affiche une constante</text:span></text:p>
          </table:table-cell>
        </table:table-row>
      </table:table>
      <text:p text:style-name="Standard"/>
      <text:p text:style-name="Standard">Exemple dans une classe</text:p>
      <text:p text:style-name="Standard"/>
      <table:table table:name="Table86" table:style-name="Table86">
        <table:table-column table:style-name="Table86.A"/>
        <table:table-row table:style-name="Table86.1">
          <table:table-cell table:style-name="Table86.A1" office:value-type="string">
            <text:p text:style-name="P16"><text:span text:style-name="T12">class</text:span><text:span text:style-name="T11"> </text:span><text:span text:style-name="T20">MyClass</text:span><text:span text:style-name="T11"><text:line-break/>{<text:line-break/> <text:s text:c="3"/></text:span><text:span text:style-name="T12">const</text:span><text:span text:style-name="T11"> CONST_VALUE = </text:span><text:span text:style-name="T17">'Une constante'</text:span><text:span text:style-name="T11">;<text:line-break/>}<text:line-break/><text:line-break/></text:span><text:span text:style-name="T12">class</text:span><text:span text:style-name="T11"> </text:span><text:span text:style-name="T20">OtherClass</text:span><text:span text:style-name="T11"> </text:span><text:span text:style-name="T12">extends</text:span><text:span text:style-name="T11"> </text:span><text:span text:style-name="T20">MyClass</text:span><text:span text:style-name="T11"><text:line-break/>{<text:line-break/> <text:s text:c="3"/></text:span><text:span text:style-name="T12">public</text:span><text:span text:style-name="T11"> </text:span><text:span text:style-name="T12">static</text:span><text:span text:style-name="T11"> string $myStatic = </text:span><text:span text:style-name="T17">'variable statique'</text:span><text:span text:style-name="T11">;<text:line-break/><text:line-break/> <text:s text:c="3"/></text:span><text:span text:style-name="T12">public</text:span><text:span text:style-name="T11"> </text:span><text:span text:style-name="T12">static</text:span><text:span text:style-name="T11"> </text:span><text:span text:style-name="T12">function</text:span><text:span text:style-name="T11"> </text:span><text:span text:style-name="T20">doubleColon</text:span><text:span text:style-name="T11">(): </text:span><text:span text:style-name="T20">void</text:span><text:span text:style-name="T11"><text:line-break/> <text:s text:c="3"/>{<text:line-break/> <text:s text:c="7"/></text:span><text:span text:style-name="T12">echo</text:span><text:span text:style-name="T11"> </text:span><text:span text:style-name="T12">parent</text:span><text:span text:style-name="T11">::CONST_VALUE . </text:span><text:span text:style-name="T17">' - '</text:span><text:span text:style-name="T11">;<text:line-break/> <text:s text:c="7"/></text:span><text:span text:style-name="T12">echo</text:span><text:span text:style-name="T11"> </text:span><text:span text:style-name="T12">self</text:span><text:span text:style-name="T11">::$myStatic;<text:line-break/> <text:s text:c="3"/>}<text:line-break/>}<text:line-break/><text:line-break/>$classname = </text:span><text:span text:style-name="T17">'OtherClass'</text:span><text:span text:style-name="T11">;<text:line-break/>$classname::doubleColon(); </text:span><text:span text:style-name="T21">// Affiche Une constante - variable statique</text:span><text:span text:style-name="T11"><text:line-break/>OtherClass::doubleColon(); </text:span><text:span text:style-name="T21">// Affiche Une constante - variable statique</text:span></text:p>
          </table:table-cell>
        </table:table-row>
      </table:table>
      <text:p text:style-name="Heading_20_2"><text:bookmark text:name="_9d1wwxyhu3yt"/>Le mot clé Static</text:p>
      <text:p text:style-name="Standard">Le fait de déclarer des propriétés ou des méthodes comme statiques vous permet d'y accéder sans avoir besoin d'instancier la classe. Celles-ci peuvent alors être accédées statiquement depuis une instance d'objet.</text:p>
      <text:p text:style-name="Heading_20_3"><text:bookmark text:name="_g1j7lfvtzq6"/>Les méthodes statiques</text:p>
      <table:table table:name="Table87" table:style-name="Table87">
        <table:table-column table:style-name="Table87.A"/>
        <table:table-row table:style-name="Table87.1">
          <table:table-cell table:style-name="Table87.A1" office:value-type="string">
            <text:p text:style-name="P16"><text:span text:style-name="T10">&lt;?php</text:span><text:span text:style-name="T11"><text:line-break/></text:span><text:span text:style-name="T12">class</text:span><text:span text:style-name="T11"> </text:span><text:span text:style-name="T20">Foo</text:span><text:span text:style-name="T11"><text:line-break/>{<text:line-break/> <text:s text:c="2"/></text:span><text:span text:style-name="T12">public</text:span><text:span text:style-name="T11"> </text:span><text:span text:style-name="T12">static</text:span><text:span text:style-name="T11"> </text:span><text:span text:style-name="T12">function</text:span><text:span text:style-name="T11"> </text:span><text:span text:style-name="T20">aStaticMethod</text:span><text:span text:style-name="T11">() {<text:line-break/> <text:s text:c="6"/></text:span><text:span text:style-name="T21">// ...</text:span><text:span text:style-name="T11"><text:line-break/> <text:s text:c="2"/>}<text:line-break/>}<text:line-break/><text:line-break/>Foo::aStaticMethod();<text:line-break/>$classname = </text:span><text:span text:style-name="T17">'Foo'</text:span><text:span text:style-name="T11">;<text:line-break/>$classname::aStaticMethod();<text:line-break/></text:span><text:span text:style-name="T10">?&gt;</text:span></text:p>
          </table:table-cell>
        </table:table-row>
      </table:table>
      <text:p text:style-name="P13"/>
      <text:p text:style-name="P26"><text:bookmark text:name="_4mu6q3joh4qy"/>Les propriétés statiques</text:p>
      <table:table table:name="Table88" table:style-name="Table88">
        <table:table-column table:style-name="Table88.A"/>
        <table:table-row table:style-name="Table88.1">
          <table:table-cell table:style-name="Table88.A1" office:value-type="string">
            <text:p text:style-name="P16"><text:span text:style-name="T10">&lt;?php</text:span><text:span text:style-name="T11"><text:line-break/></text:span><text:span text:style-name="T12">class</text:span><text:span text:style-name="T11"> </text:span><text:span text:style-name="T20">Foo</text:span><text:span text:style-name="T11"><text:line-break/>{<text:line-break/> <text:s text:c="2"/></text:span><text:span text:style-name="T12">public</text:span><text:span text:style-name="T11"> </text:span><text:span text:style-name="T12">static</text:span><text:span text:style-name="T11"> $my_static = </text:span><text:span text:style-name="T17">'foo'</text:span><text:span text:style-name="T11">;<text:line-break/><text:line-break/> <text:s text:c="2"/></text:span><text:span text:style-name="T12">public</text:span><text:span text:style-name="T11"> </text:span><text:span text:style-name="T12">function</text:span><text:span text:style-name="T11"> </text:span><text:span text:style-name="T20">staticValue</text:span><text:span text:style-name="T11">() {<text:line-break/> <text:s text:c="6"/></text:span><text:span text:style-name="T12">return</text:span><text:span text:style-name="T11"> </text:span><text:span text:style-name="T12">self</text:span><text:span text:style-name="T11">::$my_static;<text:line-break/> <text:s text:c="2"/>}<text:line-break/>}<text:line-break/><text:line-break/></text:span><text:span text:style-name="T12">class</text:span><text:span text:style-name="T11"> </text:span><text:span text:style-name="T20">Bar</text:span><text:span text:style-name="T11"> </text:span><text:span text:style-name="T12">extends</text:span><text:span text:style-name="T11"> </text:span><text:span text:style-name="T20">Foo</text:span><text:span text:style-name="T11"><text:line-break/>{<text:line-break/> <text:s text:c="2"/></text:span><text:span text:style-name="T12">public</text:span><text:span text:style-name="T11"> </text:span><text:span text:style-name="T12">function</text:span><text:span text:style-name="T11"> </text:span><text:span text:style-name="T20">fooStatic</text:span><text:span text:style-name="T11">() {<text:line-break/> <text:s text:c="6"/></text:span><text:span text:style-name="T12">return</text:span><text:span text:style-name="T11"> </text:span><text:span text:style-name="T12">parent</text:span><text:span text:style-name="T11">::$my_static;<text:line-break/> <text:s text:c="2"/>}<text:line-break/>}<text:line-break/><text:line-break/><text:line-break/></text:span><text:span text:style-name="T12">print</text:span><text:span text:style-name="T11"> Foo::$my_static . </text:span><text:span text:style-name="T17">"\n"</text:span><text:span text:style-name="T11">;<text:line-break/><text:line-break/>$foo = </text:span><text:span text:style-name="T12">new</text:span><text:span text:style-name="T11"> Foo();<text:line-break/></text:span><text:span text:style-name="T12">print</text:span><text:span text:style-name="T11"> $foo-&gt;staticValue() . </text:span><text:span text:style-name="T17">"\n"</text:span><text:span text:style-name="T11">;<text:line-break/></text:span><text:span text:style-name="T12">print</text:span><text:span text:style-name="T11"> $foo-&gt;my_static . </text:span><text:span text:style-name="T17">"\n"</text:span><text:span text:style-name="T11">; <text:s text:c="5"/></text:span><text:span text:style-name="T21">// "Propriété" my_static non définie</text:span><text:span text:style-name="T11"><text:line-break/><text:line-break/></text:span><text:span text:style-name="T12">print</text:span><text:span text:style-name="T11"> $foo::$my_static . </text:span><text:span text:style-name="T17">"\n"</text:span><text:span text:style-name="T11">;<text:line-break/>$classname = </text:span><text:span text:style-name="T17">'Foo'</text:span><text:span text:style-name="T11">;<text:line-break/></text:span><text:span text:style-name="T12">print</text:span><text:span text:style-name="T11"> $classname::$my_static . </text:span><text:span text:style-name="T17">"\n"</text:span><text:span text:style-name="T11">;<text:line-break/><text:line-break/></text:span><text:span text:style-name="T12">print</text:span><text:span text:style-name="T11"> Bar::$my_static . </text:span><text:span text:style-name="T17">"\n"</text:span><text:span text:style-name="T11">;<text:line-break/>$bar = </text:span><text:span text:style-name="T12">new</text:span><text:span text:style-name="T11"> Bar();<text:line-break/></text:span><text:span text:style-name="T12">print</text:span><text:span text:style-name="T11"> $bar-&gt;fooStatic() . </text:span><text:span text:style-name="T17">"\n"</text:span><text:span text:style-name="T11">;<text:line-break/></text:span><text:span text:style-name="T10">?&gt;</text:span></text:p>
          </table:table-cell>
        </table:table-row>
      </table:table>
      <text:p text:style-name="Heading_20_2"><text:bookmark text:name="_6ufego4o9uoh"/>Abstraction de classes<text:a xlink:type="simple" xlink:href="https://www.php.net/manual/fr/language.oop5.abstract.php#language.oop5.abstract" text:style-name="ListLabel_20_64" text:visited-style-name="ListLabel_20_64"><text:span text:style-name="T8"> </text:span></text:a></text:p>
      <text:p text:style-name="Standard">Les classes définies comme abstraites ne peuvent pas être instanciées, et toute classe contenant au moins une méthode abstraite doit elle-aussi être abstraite. Les méthodes définies comme abstraites déclarent simplement la signature de la méthode</text:p>
      <text:p text:style-name="Standard"/>
      <text:p text:style-name="Standard">L’intérêt principal de définir une classe comme abstraite va être de fournir un cadre plus strict lors du développement <text:s/>en <text:s/>forçant à définir certaines méthodes.</text:p>
      <text:p text:style-name="Standard">En effet, une classe abstraite ne peut pas être instanciée directement et contient généralement des méthodes abstraites. L’idée ici va donc être de définir des classes mères abstraites et de pousser les développeurs à étendre ces classes.</text:p>
      <text:p text:style-name="Standard"/>
      <table:table table:name="Table89" table:style-name="Table89">
        <table:table-column table:style-name="Table89.A"/>
        <table:table-row table:style-name="Table89.1">
          <table:table-cell table:style-name="Table89.A1" office:value-type="string">
            <text:p text:style-name="P16"><text:span text:style-name="T12">abstract</text:span><text:span text:style-name="T11"> </text:span><text:span text:style-name="T12">class</text:span><text:span text:style-name="T11"> </text:span><text:span text:style-name="T20">AbstractClass</text:span><text:span text:style-name="T11"><text:line-break/>{<text:line-break/> <text:s text:c="3"/></text:span><text:span text:style-name="T21">// Notre méthode abstraite ne doit que définir les arguments requis</text:span><text:span text:style-name="T11"><text:line-break/> <text:s text:c="3"/></text:span><text:span text:style-name="T12">abstract</text:span><text:span text:style-name="T11"> </text:span><text:span text:style-name="T12">protected</text:span><text:span text:style-name="T11"> </text:span><text:span text:style-name="T12">function</text:span><text:span text:style-name="T11"> </text:span><text:span text:style-name="T20">prefixName</text:span><text:span text:style-name="T11">($name);<text:line-break/><text:line-break/>}<text:line-break/><text:line-break/></text:span><text:span text:style-name="T12">class</text:span><text:span text:style-name="T11"> </text:span><text:span text:style-name="T20">ConcreteClass</text:span><text:span text:style-name="T11"> </text:span><text:span text:style-name="T12">extends</text:span><text:span text:style-name="T11"> </text:span><text:span text:style-name="T20">AbstractClass</text:span><text:span text:style-name="T11"><text:line-break/>{<text:line-break/><text:line-break/> <text:s text:c="3"/></text:span><text:span text:style-name="T21">// Notre classe enfant peut définir des arguments optionnels non présents dans la signature du parent</text:span><text:span text:style-name="T11"><text:line-break/> <text:s text:c="3"/></text:span><text:span text:style-name="T12">public</text:span><text:span text:style-name="T11"> </text:span><text:span text:style-name="T12">function</text:span><text:span text:style-name="T11"> </text:span><text:span text:style-name="T20">prefixName</text:span><text:span text:style-name="T11">($name, $separator = </text:span><text:span text:style-name="T17">"."</text:span><text:span text:style-name="T11">): </text:span><text:span text:style-name="T20">string</text:span><text:span text:style-name="T11"><text:line-break/> <text:s text:c="3"/>{<text:line-break/> <text:s text:c="7"/>$prefix = match ($name) {<text:line-break/> <text:s text:c="11"/></text:span><text:span text:style-name="T17">"Marc"</text:span><text:span text:style-name="T11"> =&gt; </text:span><text:span text:style-name="T17">"Mr"</text:span><text:span text:style-name="T11">,<text:line-break/> <text:s text:c="11"/></text:span><text:span text:style-name="T17">"Claire"</text:span><text:span text:style-name="T11"> =&gt; </text:span><text:span text:style-name="T17">"M"</text:span><text:span text:style-name="T11">,<text:line-break/> <text:s text:c="11"/></text:span><text:span text:style-name="T12">default</text:span><text:span text:style-name="T11"> =&gt; </text:span><text:span text:style-name="T17">""</text:span><text:span text:style-name="T11">,<text:line-break/> <text:s text:c="7"/>};<text:line-break/> <text:s text:c="7"/></text:span><text:span text:style-name="T12">return</text:span><text:span text:style-name="T11"> $prefix . $separator . </text:span><text:span text:style-name="T17">' '</text:span><text:span text:style-name="T11"> . $name;<text:line-break/> <text:s text:c="3"/>}<text:line-break/>}<text:line-break/><text:line-break/>$class = </text:span><text:span text:style-name="T12">new</text:span><text:span text:style-name="T11"> ConcreteClass;<text:line-break/></text:span><text:span text:style-name="T12">echo</text:span><text:span text:style-name="T11"> $class-&gt;prefixName(</text:span><text:span text:style-name="T17">"Marc"</text:span><text:span text:style-name="T11">); </text:span><text:span text:style-name="T21">// Affiche Mr. Marc</text:span><text:span text:style-name="T11"><text:line-break/></text:span><text:span text:style-name="T12">echo</text:span><text:span text:style-name="T11"> $class-&gt;prefixName(</text:span><text:span text:style-name="T17">"Claire"</text:span><text:span text:style-name="T11">); </text:span><text:span text:style-name="T21">// Affiche M.Claire</text:span></text:p>
          </table:table-cell>
        </table:table-row>
      </table:table>
      <text:p text:style-name="Heading_20_2"><text:bookmark text:name="_1a4s901cdkmt"/>Interfaces<text:a xlink:type="simple" xlink:href="https://www.php.net/manual/fr/language.oop5.interfaces.php#language.oop5.interfaces" text:style-name="ListLabel_20_64" text:visited-style-name="ListLabel_20_64"><text:span text:style-name="T8"> </text:span></text:a></text:p>
      <text:p text:style-name="Standard">Les interfaces objet vous permettent de créer du code qui spécifie quelles méthodes une classe doit implémenter, sans avoir à définir comment ces méthodes fonctionneront. Les interfaces partagent l'espace de nom avec les classes et les traits, donc elles ne peuvent pas utiliser le même nom.</text:p>
      <text:p text:style-name="Standard"/>
      <text:p text:style-name="Standard">On définit une interface par le mot clé <text:span text:style-name="T12">interface</text:span> au lieu de <text:span text:style-name="T12">class</text:span>.</text:p>
      <text:p text:style-name="Standard"/>
      <text:p text:style-name="Standard">En pratique les interfaces servent deux rôles complémentaires :</text:p>
      <text:list xml:id="list3094466602" text:style-name="WWNum7">
        <text:list-item>
          <text:p text:style-name="P23">Permettre aux développeurs de créer des objets de classes différentes qui peuvent être utilisés de façon interchangeable, car elles implémentent la ou les mêmes interfaces. Un exemple commun sont plusieurs services d'accès à des bases de données, plusieurs gestionnaires de paiement ou différentes stratégies de cache. Différentes implémentations peuvent être échangées sans nécessiter des changements dans le code qui les utilisent.</text:p>
        </text:list-item>
        <text:list-item>
          <text:p text:style-name="P23">Pour permettre à une fonction ou méthode d'accepter et opérer sur un paramètre qui conforme à une interface, sans se soucier de quoi d'autre l'objet peut faire ou comment c'est implémenté. Ces interfaces sont souvent nommées Iterable, Cacheable, Renderable, etc. pour décrire la signification de leur comportement.</text:p>
        </text:list-item>
      </text:list>
      <text:p text:style-name="Standard"/>
      <text:p text:style-name="Standard">Exemple d’implémentation d’interface</text:p>
      <text:p text:style-name="Standard"/>
      <table:table table:name="Table90" table:style-name="Table90">
        <table:table-column table:style-name="Table90.A"/>
        <table:table-row table:style-name="Table90.1">
          <table:table-cell table:style-name="Table90.A1" office:value-type="string">
            <text:p text:style-name="P16"><text:span text:style-name="T21">// Declaration de l'interface 'Template'</text:span><text:span text:style-name="T11"><text:line-break/></text:span><text:span text:style-name="T12">interface</text:span><text:span text:style-name="T11"> </text:span><text:span text:style-name="T20">Template</text:span><text:span text:style-name="T11"><text:line-break/>{<text:line-break/> <text:s text:c="2"/></text:span><text:span text:style-name="T12">public</text:span><text:span text:style-name="T11"> </text:span><text:span text:style-name="T12">function</text:span><text:span text:style-name="T11"> </text:span><text:span text:style-name="T20">setVariable</text:span><text:span text:style-name="T11">(string $name, mixed $var);<text:line-break/><text:line-break/> <text:s text:c="2"/></text:span><text:span text:style-name="T12">public</text:span><text:span text:style-name="T11"> </text:span><text:span text:style-name="T12">function</text:span><text:span text:style-name="T11"> </text:span><text:span text:style-name="T20">getHtml</text:span><text:span text:style-name="T11">(string $template);<text:line-break/>}<text:line-break/><text:line-break/></text:span><text:span text:style-name="T21">// Implémentation de l'interface</text:span><text:span text:style-name="T11"><text:line-break/></text:span><text:span text:style-name="T12">class</text:span><text:span text:style-name="T11"> </text:span><text:span text:style-name="T20">WorkingTemplate</text:span><text:span text:style-name="T11"> </text:span><text:span text:style-name="T12">implements</text:span><text:span text:style-name="T11"> </text:span><text:span text:style-name="T20">Template</text:span><text:span text:style-name="T11"><text:line-break/>{<text:line-break/> <text:s text:c="2"/></text:span><text:span text:style-name="T12">private</text:span><text:span text:style-name="T11"> </text:span><text:span text:style-name="T12">array</text:span><text:span text:style-name="T11"> $vars = [];<text:line-break/><text:line-break/> <text:s text:c="2"/></text:span><text:span text:style-name="T12">public</text:span><text:span text:style-name="T11"> </text:span><text:span text:style-name="T12">function</text:span><text:span text:style-name="T11"> </text:span><text:span text:style-name="T20">setVariable</text:span><text:span text:style-name="T11">(string $name, mixed $var): </text:span><text:span text:style-name="T20">void</text:span><text:span text:style-name="T11"><text:line-break/> <text:s text:c="2"/>{<text:line-break/> <text:s text:c="6"/></text:span><text:span text:style-name="T12">$this</text:span><text:span text:style-name="T11">-&gt;vars[$name] = $var;<text:line-break/> <text:s text:c="2"/>}<text:line-break/><text:line-break/> <text:s text:c="2"/></text:span><text:span text:style-name="T12">public</text:span><text:span text:style-name="T11"> </text:span><text:span text:style-name="T12">function</text:span><text:span text:style-name="T11"> </text:span><text:span text:style-name="T20">getHtml</text:span><text:span text:style-name="T11">(string $template): </text:span><text:span text:style-name="T20">array</text:span><text:span text:style-name="T11">|</text:span><text:span text:style-name="T20">string</text:span><text:span text:style-name="T11"><text:line-break/> <text:s text:c="2"/>{<text:line-break/> <text:s text:c="6"/></text:span><text:span text:style-name="T12">foreach</text:span><text:span text:style-name="T11"> (</text:span><text:span text:style-name="T12">$this</text:span><text:span text:style-name="T11">-&gt;vars </text:span><text:span text:style-name="T12">as</text:span><text:span text:style-name="T11"> $name =&gt; $value) {<text:line-break/> <text:s text:c="10"/>$template = str_replace(</text:span><text:span text:style-name="T17">'{'</text:span><text:span text:style-name="T11"> . $name . </text:span><text:span text:style-name="T17">'}'</text:span><text:span text:style-name="T11">, $value, $template);<text:line-break/> <text:s text:c="6"/>}<text:line-break/> <text:s text:c="6"/></text:span><text:span text:style-name="T12">return</text:span><text:span text:style-name="T11"> $template;<text:line-break/> <text:s text:c="2"/>}<text:line-break/>}<text:line-break/><text:line-break/></text:span><text:span text:style-name="T21">// Ceci ne fonctionnera pas</text:span><text:span text:style-name="T11"><text:line-break/></text:span><text:span text:style-name="T21">// Fatal error: Class BadTemplate contains 1 abstract methods</text:span><text:span text:style-name="T11"><text:line-break/></text:span><text:span text:style-name="T21">// and must therefore be declared abstract (Template::getHtml)</text:span><text:span text:style-name="T11"><text:line-break/></text:span><text:span text:style-name="T12">class</text:span><text:span text:style-name="T11"> </text:span><text:span text:style-name="T20">BadTemplate</text:span><text:span text:style-name="T11"> </text:span><text:span text:style-name="T12">implements</text:span><text:span text:style-name="T11"> </text:span><text:span text:style-name="T20">Template</text:span><text:span text:style-name="T11"><text:line-break/>{<text:line-break/> <text:s text:c="2"/></text:span><text:span text:style-name="T12">private</text:span><text:span text:style-name="T11"> </text:span><text:span text:style-name="T12">array</text:span><text:span text:style-name="T11"> $vars = [];<text:line-break/><text:line-break/> <text:s text:c="2"/></text:span><text:span text:style-name="T12">public</text:span><text:span text:style-name="T11"> </text:span><text:span text:style-name="T12">function</text:span><text:span text:style-name="T11"> </text:span><text:span text:style-name="T20">setVariable</text:span><text:span text:style-name="T11">($name, $var): </text:span><text:span text:style-name="T20">void</text:span><text:span text:style-name="T11"><text:line-break/> <text:s text:c="2"/>{<text:line-break/> <text:s text:c="6"/></text:span><text:span text:style-name="T12">$this</text:span><text:span text:style-name="T11">-&gt;vars[$name] = $var;<text:line-break/> <text:s text:c="2"/>}<text:line-break/>}</text:span></text:p>
          </table:table-cell>
        </table:table-row>
      </table:table>
      <text:p text:style-name="Heading_20_2"><text:bookmark text:name="_tiujvvudkv80"/>Les traits</text:p>
      <text:p text:style-name="Standard">https://www.php.net/manual/fr/language.oop5.traits.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ira Sans1" svg:font-family="'Fira San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Fira Sans" svg:font-family="'Fira 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ira Sans2" svg:font-family="'Fira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style:font-name="Fira Sans" fo:font-size="11pt" fo:language="fr" fo:country="FR" style:letter-kerning="false" style:font-name-asian="Fira Sans2" style:font-size-asian="11pt" style:language-asian="zh" style:country-asian="CN" style:font-name-complex="Fira Sans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33333" style:font-name="Fira Sans" fo:font-size="11pt" fo:language="fr" fo:country="FR" style:letter-kerning="false" style:font-name-asian="Fira Sans2" style:font-size-asian="11pt" style:language-asian="zh" style:country-asian="CN" style:font-name-complex="Fira Sans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138in" fo:border-left="none" fo:border-right="none" fo:border-top="none" fo:border-bottom="0.74pt dotted #000000" fo:keep-with-next="always"/>
      <style:text-properties fo:color="#7a86b8"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333333"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2pt" style:text-underline-style="none" style:font-name-asian="Fira Sans2" style:font-family-asian="'Fira Sans'" style:font-family-generic-asian="system" style:font-pitch-asian="variable" style:font-size-asian="12pt" style:font-name-complex="Fira Sans2" style:font-family-complex="'Fira Sans'"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0212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33333" fo:font-size="12pt" style:text-underline-style="none" style:font-name-asian="Fira Sans2" style:font-family-asian="'Fira Sans'" style:font-family-generic-asian="system" style:font-pitch-asian="variable" style:font-size-asian="12pt" style:font-name-complex="Fira Sans2" style:font-family-complex="'Fira Sans'"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Fira Sans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Fira Sans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0" meta:image-count="0" meta:object-count="0" meta:page-count="13" meta:paragraph-count="551" meta:word-count="8554" meta:character-count="52801" meta:non-whitespace-character-count="42673"/>
    <meta:generator>LibreOfficeDev/6.0.5.2$Linux_X86_64 LibreOffice_project/</meta:generator>
  </office:meta>
</office:document-meta>
</file>